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80000009479BFC2C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9638in"/>
    </style:style>
    <style:style style:name="co28" style:family="table-column">
      <style:table-column-properties fo:break-before="auto" style:column-width="2.7398in"/>
    </style:style>
    <style:style style:name="co29" style:family="table-column">
      <style:table-column-properties fo:break-before="auto" style:column-width="2.2362in"/>
    </style:style>
    <style:style style:name="co30" style:family="table-column">
      <style:table-column-properties fo:break-before="auto" style:column-width="0.6646in"/>
    </style:style>
    <style:style style:name="co31" style:family="table-column">
      <style:table-column-properties fo:break-before="auto" style:column-width="1.5307in"/>
    </style:style>
    <style:style style:name="co32" style:family="table-column">
      <style:table-column-properties fo:break-before="auto" style:column-width="2.9516in"/>
    </style:style>
    <style:style style:name="co33" style:family="table-column">
      <style:table-column-properties fo:break-before="auto" style:column-width="1.8937in"/>
    </style:style>
    <style:style style:name="co34" style:family="table-column">
      <style:table-column-properties fo:break-before="auto" style:column-width="2.4882in"/>
    </style:style>
    <style:style style:name="co35" style:family="table-column">
      <style:table-column-properties fo:break-before="auto" style:column-width="1.3799in"/>
    </style:style>
    <style:style style:name="co36" style:family="table-column">
      <style:table-column-properties fo:break-before="auto" style:column-width="0.6138in"/>
    </style:style>
    <style:style style:name="co37" style:family="table-column">
      <style:table-column-properties fo:break-before="auto" style:column-width="1.5508in"/>
    </style:style>
    <style:style style:name="co38" style:family="table-column">
      <style:table-column-properties fo:break-before="auto" style:column-width="1.1783in"/>
    </style:style>
    <style:style style:name="co39" style:family="table-column">
      <style:table-column-properties fo:break-before="auto" style:column-width="0.9063in"/>
    </style:style>
    <style:style style:name="co40" style:family="table-column">
      <style:table-column-properties fo:break-before="auto" style:column-width="1.6319in"/>
    </style:style>
    <style:style style:name="co41" style:family="table-column">
      <style:table-column-properties fo:break-before="auto" style:column-width="1.672in"/>
    </style:style>
    <style:style style:name="co42"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co49" style:family="table-column">
      <style:table-column-properties fo:break-before="auto" style:column-width="1.0874in"/>
    </style:style>
    <style:style style:name="co50" style:family="table-column">
      <style:table-column-properties fo:break-before="auto" style:column-width="1.1984in"/>
    </style:style>
    <style:style style:name="co51" style:family="table-column">
      <style:table-column-properties fo:break-before="auto" style:column-width="1.2689in"/>
    </style:style>
    <style:style style:name="co52" style:family="table-column">
      <style:table-column-properties fo:break-before="auto" style:column-width="1.9839in"/>
    </style:style>
    <style:style style:name="co59" style:family="table-column">
      <style:table-column-properties fo:break-before="auto" style:column-width="2.3866in"/>
    </style:style>
    <style:style style:name="co60" style:family="table-column">
      <style:table-column-properties fo:break-before="auto" style:column-width="1.7827in"/>
    </style:style>
    <style:style style:name="co61" style:family="table-column">
      <style:table-column-properties fo:break-before="auto" style:column-width="1.4807in"/>
    </style:style>
    <style:style style:name="co62" style:family="table-column">
      <style:table-column-properties fo:break-before="auto" style:column-width="1.7728in"/>
    </style:style>
    <style:style style:name="co63" style:family="table-column">
      <style:table-column-properties fo:break-before="auto" style:column-width="2.448in"/>
    </style:style>
    <style:style style:name="co64"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1846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681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2.0417in" fo:break-before="auto" style:use-optimal-row-height="true"/>
    </style:style>
    <style:style style:name="ro36" style:family="table-row">
      <style:table-row-properties style:row-height="0.5283in" fo:break-before="auto" style:use-optimal-row-height="false"/>
    </style:style>
    <style:style style:name="ro37" style:family="table-row">
      <style:table-row-properties style:row-height="2.5701in" fo:break-before="auto" style:use-optimal-row-height="false"/>
    </style:style>
    <style:style style:name="ro38" style:family="table-row">
      <style:table-row-properties style:row-height="1.5752in" fo:break-before="auto" style:use-optimal-row-height="true"/>
    </style:style>
    <style:style style:name="ro39" style:family="table-row">
      <style:table-row-properties style:row-height="0.4555in" fo:break-before="auto" style:use-optimal-row-height="false"/>
    </style:style>
    <style:style style:name="ro40" style:family="table-row">
      <style:table-row-properties style:row-height="2.2799in" fo:break-before="auto" style:use-optimal-row-height="false"/>
    </style:style>
    <style:style style:name="ro41" style:family="table-row">
      <style:table-row-properties style:row-height="1.4193in" fo:break-before="auto" style:use-optimal-row-height="true"/>
    </style:style>
    <style:style style:name="ro47" style:family="table-row">
      <style:table-row-properties style:row-height="1.75in" fo:break-before="auto" style:use-optimal-row-height="false"/>
    </style:style>
    <style:style style:name="ro48" style:family="table-row">
      <style:table-row-properties style:row-height="2.6634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2.3528in" fo:break-before="auto" style:use-optimal-row-height="true"/>
    </style:style>
    <style:style style:name="ro51"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ce88"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5" style:family="table-cell" style:parent-style-name="Default">
      <style:table-cell-properties style:diagonal-bl-tr="none" style:diagonal-tl-br="none"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order="0.0008in solid #000000"/>
    </style:style>
    <style:style style:name="ce97" style:family="table-cell" style:parent-style-name="Default">
      <style:table-cell-properties fo:background-color="#ffffff" fo:border="0.0008in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8"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able-cell-properties fo:border="0.0008in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fo:border="0.0008in solid #000000" fo:padding-bottom="0.0193in" fo:padding-left="0.0138in" fo:padding-right="0.0138in" fo:padding-top="0.0193in"/>
    </style:style>
    <style:style style:name="ce108" style:family="table-cell" style:parent-style-name="Default">
      <style:table-cell-properties fo:background-color="#ffffff"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diagonal-bl-tr="none" style:diagonal-tl-br="none" fo:border="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4"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5"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66" style:family="table-cell" style:parent-style-name="Default">
      <style:table-cell-properties fo:background-color="transparent" fo:wrap-option="wrap" style:vertical-align="top"/>
      <style:text-properties style:font-name="arial" fo:font-size="10pt" style:font-size-asian="10pt" style:font-size-complex="10pt"/>
    </style:style>
    <style:style style:name="ce168" style:family="table-cell" style:parent-style-name="Default">
      <style:text-properties style:font-name="arial" fo:font-size="10pt" style:font-size-asian="10pt" style:font-size-complex="10pt"/>
    </style:style>
    <style:style style:name="ce16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1"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Default">
      <style:text-properties style:font-name="arial" fo:font-size="10pt"/>
    </style:style>
    <style:style style:name="ce182"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8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8"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0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1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1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8"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 style:font-size-complex="10pt"/>
    </style:style>
    <style:style style:name="ce219"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20"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2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42"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24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ext-properties style:font-name="arial" fo:font-size="10pt" style:font-name-asian="ＭＳ Ｐゴシック" style:font-size-asian="10pt" style:font-name-complex="Tahoma2" style:font-size-complex="10pt"/>
    </style:style>
    <style:style style:name="ce2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7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7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7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8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8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8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8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9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96"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9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99"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number-columns-repeated="2"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2">
            <text:p>92</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19">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19">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19">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19">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19">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51">
            <text:p>30-Aug-12</text:p>
          </table:table-cell>
          <table:table-cell table:style-name="ce117" office:value-type="string">
            <text:p>1.7</text:p>
          </table:table-cell>
          <table:table-cell table:style-name="ce123" office:value-type="string">
            <text:p>Update testcase base on feedback of TC 3.0.10</text:p>
          </table:table-cell>
          <table:table-cell table:style-name="ce130" office:value-type="string">
            <text:p>Hanh.ly</text:p>
          </table:table-cell>
          <table:table-cell table:style-name="ce131"/>
          <table:table-cell table:style-name="ce138"/>
          <table:table-cell table:style-name="ce94"/>
          <table:table-cell table:style-name="ce93" table:number-columns-repeated="247"/>
          <table:table-cell/>
        </table:table-row>
        <table:table-row table:style-name="ro19">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19">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19">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19">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19">
          <table:table-cell table:style-name="ce94" table:number-columns-repeated="255"/>
          <table:table-cell/>
        </table:table-row>
        <table:table-row table:style-name="ro19">
          <table:table-cell table:style-name="ce94"/>
          <table:table-cell table:number-columns-repeated="7"/>
          <table:table-cell table:style-name="ce94" table:number-columns-repeated="247"/>
          <table:table-cell/>
        </table:table-row>
        <table:table-row table:style-name="ro19" table:number-rows-repeated="3">
          <table:table-cell table:style-name="ce94" table:number-columns-repeated="255"/>
          <table:table-cell/>
        </table:table-row>
        <table:table-row table:style-name="ro19" table:number-rows-repeated="9">
          <table:table-cell table:style-name="ce94"/>
          <table:table-cell table:number-columns-repeated="6"/>
          <table:table-cell table:style-name="ce94" table:number-columns-repeated="248"/>
          <table:table-cell/>
        </table:table-row>
        <table:table-row table:style-name="ro19" table:number-rows-repeated="11">
          <table:table-cell table:style-name="ce94" table:number-columns-repeated="255"/>
          <table:table-cell/>
        </table:table-row>
        <table:table-row table:style-name="ro19" table:number-rows-repeated="1048524">
          <table:table-cell table:number-columns-repeated="256"/>
        </table:table-row>
        <table:table-row table:style-name="ro19">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19">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2];[.$L1])" office:value-type="float" office:value="0">
            <text:p>0</text:p>
          </table:table-cell>
          <table:table-cell table:style-name="ce179" table:formula="of:=COUNTIF([.N$7:.N$982];[.$L1])" office:value-type="float" office:value="0">
            <text:p>0</text:p>
          </table:table-cell>
          <table:table-cell table:style-name="ce179" table:formula="of:=COUNTIF([.O$7:.O$982];[.$L1])" office:value-type="float" office:value="0">
            <text:p>0</text:p>
          </table:table-cell>
          <table:table-cell table:style-name="ce179" table:formula="of:=COUNTIF([.P$7:.P$982];[.$L1])"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2];[.$L2])" office:value-type="float" office:value="0">
            <text:p>0</text:p>
          </table:table-cell>
          <table:table-cell table:style-name="ce179" table:formula="of:=COUNTIF([.N$7:.N$982];[.$L2])" office:value-type="float" office:value="0">
            <text:p>0</text:p>
          </table:table-cell>
          <table:table-cell table:style-name="ce179" table:formula="of:=COUNTIF([.O$7:.O$982];[.$L2])" office:value-type="float" office:value="0">
            <text:p>0</text:p>
          </table:table-cell>
          <table:table-cell table:style-name="ce179" table:formula="of:=COUNTIF([.P$7:.P$982];[.$L2])" office:value-type="float" office:value="0">
            <text:p>0</text:p>
          </table:table-cell>
          <table:table-cell table:style-name="ce178" table:number-columns-repeated="214"/>
          <table:table-cell table:number-columns-repeated="794"/>
        </table:table-row>
        <table:table-row table:style-name="ro20">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2];[.$L3])" office:value-type="float" office:value="0">
            <text:p>0</text:p>
          </table:table-cell>
          <table:table-cell table:style-name="ce179" table:formula="of:=COUNTIF([.N$7:.N$982];[.$L3])" office:value-type="float" office:value="0">
            <text:p>0</text:p>
          </table:table-cell>
          <table:table-cell table:style-name="ce179" table:formula="of:=COUNTIF([.O$7:.O$982];[.$L3])" office:value-type="float" office:value="0">
            <text:p>0</text:p>
          </table:table-cell>
          <table:table-cell table:style-name="ce179" table:formula="of:=COUNTIF([.P$7:.P$982];[.$L3])" office:value-type="float" office:value="0">
            <text:p>0</text:p>
          </table:table-cell>
          <table:table-cell table:style-name="ce178" table:number-columns-repeated="214"/>
          <table:table-cell table:number-columns-repeated="794"/>
        </table:table-row>
        <table:table-row table:style-name="ro21">
          <table:table-cell table:style-name="ce141"/>
          <table:table-cell table:style-name="ce146" office:value-type="string">
            <text:p>Total Main Cases:</text:p>
          </table:table-cell>
          <table:table-cell table:style-name="ce152" table:formula="of:=MAX([.A7:.A965])" office:value-type="float" office:value="7" table:number-columns-spanned="3" table:number-rows-spanned="1">
            <text:p>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2];[.$L4])" office:value-type="float" office:value="0">
            <text:p>0</text:p>
          </table:table-cell>
          <table:table-cell table:style-name="ce179" table:formula="of:=COUNTIF([.N$7:.N$982];[.$L4])" office:value-type="float" office:value="0">
            <text:p>0</text:p>
          </table:table-cell>
          <table:table-cell table:style-name="ce179" table:formula="of:=COUNTIF([.O$7:.O$982];[.$L4])" office:value-type="float" office:value="0">
            <text:p>0</text:p>
          </table:table-cell>
          <table:table-cell table:style-name="ce179" table:formula="of:=COUNTIF([.P$7:.P$982];[.$L4])"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2];[.$L5])" office:value-type="float" office:value="0">
            <text:p>0</text:p>
          </table:table-cell>
          <table:table-cell table:style-name="ce179" table:formula="of:=COUNTIF([.N$7:.N$982];[.$L5])" office:value-type="float" office:value="0">
            <text:p>0</text:p>
          </table:table-cell>
          <table:table-cell table:style-name="ce179" table:formula="of:=COUNTIF([.O$7:.O$982];[.$L5])" office:value-type="float" office:value="0">
            <text:p>0</text:p>
          </table:table-cell>
          <table:table-cell table:style-name="ce179" table:formula="of:=COUNTIF([.P$7:.P$98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2">
          <table:table-cell table:style-name="ce143" office:value-type="float" office:value="1">
            <text:p>001</text:p>
          </table:table-cell>
          <table:table-cell table:style-name="ce54" office:value-type="string">
            <text:p>REG_PLF304_ECMS_001</text:p>
          </table:table-cell>
          <table:table-cell table:style-name="ce153"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table:number-columns-repeated="1013"/>
        </table:table-row>
        <table:table-row table:style-name="ro23">
          <table:table-cell table:style-name="ce143"/>
          <table:table-cell table:style-name="ce53" office:value-type="string">
            <text:p>REG_PLF304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70"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1015"/>
        </table:table-row>
        <table:table-row table:style-name="ro24">
          <table:table-cell table:style-name="ce143"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54" office:value-type="float" office:value="1">
            <text:p>001</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65" table:number-columns-repeated="1013"/>
        </table:table-row>
        <table:table-row table:style-name="ro25">
          <table:table-cell table:style-name="ce143" table:formula="of:=IF(VALUE(MID([.F10];6;FIND(&quot;:&quot;;[.F10];1)-FIND(&quot; &quot;;[.F10];1)-1))&gt;VALUE(MID([.F9];6;FIND(&quot;:&quot;;[.F9];1)-FIND(&quot; &quot;;[.F9];1)-1));&quot;&quot;;MAX([.A$7:.A9])+1)">
            <text:p/>
          </table:table-cell>
          <table:table-cell table:style-name="ce53" office:value-type="string">
            <text:p>REG_PLF304_ECMS_002</text:p>
          </table:table-cell>
          <table:table-cell table:style-name="ce154" table:formula="of:=IF(VALUE(MID([.F10];6;FIND(&quot;:&quot;;[.F10];1)-FIND(&quot; &quot;;[.F10];1)-1))&gt;VALUE(MID([.F9];6;FIND(&quot;:&quot;;[.F9];1)-FIND(&quot; &quot;;[.F9];1)-1));[.C9];[.C9]+1)" office:value-type="float" office:value="1">
            <text:p>001</text:p>
          </table:table-cell>
          <table:table-cell table:style-name="ce161" table:formula="of:=[.B10]" office:value-type="string" office:string-value="REG_PLF304_ECMS_002">
            <text:p>REG_PLF304_ECMS_002</text:p>
          </table:table-cell>
          <table:table-cell table:style-name="ce164" office:value-type="string">
            <text:p>Check Category validation</text:p>
          </table:table-cell>
          <table:table-cell table:style-name="ce166"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65" table:number-columns-repeated="1013"/>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54" office:value-type="float" office:value="1">
            <text:p>001</text:p>
          </table:table-cell>
          <table:table-cell table:style-name="ce126" table:formula="of:=[.B11]" office:value-type="string" office:string-value="REG_PLF304_ECMS_003">
            <text:p>REG_PLF304_ECMS_003</text:p>
          </table:table-cell>
          <table:table-cell table:style-name="ce58" office:value-type="string">
            <text:p>Check rss with special characters</text:p>
          </table:table-cell>
          <table:table-cell table:style-name="ce109"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table:style-name="ce109" office:value-type="string">
            <text:p>Document is edited and published</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65" table:number-columns-repeated="1013"/>
        </table:table-row>
        <table:table-row table:style-name="ro9">
          <table:table-cell table:style-name="ce143"/>
          <table:table-cell table:style-name="ce53" office:value-type="string">
            <text:p>REG_PLF304_ECMS_003</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2: Check rss with special characters</text:p>
          </table:table-cell>
          <table:table-cell table:style-name="ce170" office:value-type="string">
            <text:p><text:span text:style-name="T2">- Go to acme </text:span><text:span text:style-name="T2">homepage</text:span></text:p>
            <text:p><text:span text:style-name="T2">- Click on the </text:span><text:span text:style-name="T2">rss icon of </text:span><text:span text:style-name="T2">Lastest News </text:span><text:span text:style-name="T2">portlet</text:span></text:p>
          </table:table-cell>
          <table:table-cell table:style-name="ce109" office:value-type="string">
            <text:p>Content displays well. No exception.</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5">
          <table:table-cell table:style-name="ce143" table:formula="of:=IF(VALUE(MID([.F13];6;FIND(&quot;:&quot;;[.F13];1)-FIND(&quot; &quot;;[.F13];1)-1))&gt;VALUE(MID([.F11];6;FIND(&quot;:&quot;;[.F11];1)-FIND(&quot; &quot;;[.F11];1)-1));&quot;&quot;;MAX([.A$7:.A11])+1)" office:value-type="float" office:value="4">
            <text:p>004</text:p>
          </table:table-cell>
          <table:table-cell table:style-name="ce54" office:value-type="string">
            <text:p>REG_PLF304_ECMS_004</text:p>
          </table:table-cell>
          <table:table-cell table:style-name="ce154" office:value-type="float" office:value="1">
            <text:p>001</text:p>
          </table:table-cell>
          <table:table-cell table:style-name="ce126" table:formula="of:=[.B13]" office:value-type="string" office:string-value="REG_PLF304_ECMS_004">
            <text:p>REG_PLF304_ECMS_004</text:p>
          </table:table-cell>
          <table:table-cell table:style-name="ce58" office:value-type="string">
            <text:p>Download attachment in Content Detail portlet</text:p>
          </table:table-cell>
          <table:table-cell table:style-name="ce109"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table:style-name="ce109" office:value-type="string">
            <text:p>The article is created successfully</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65" table:number-columns-repeated="1013"/>
        </table:table-row>
        <table:table-row table:style-name="ro17">
          <table:table-cell table:style-name="ce143"/>
          <table:table-cell table:style-name="ce53" office:value-type="string">
            <text:p>REG_PLF304_ECMS_004</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2: Create attach file for document</text:p>
          </table:table-cell>
          <table:table-cell table:style-name="ce170" office:value-type="string">
            <text:p><text:span text:style-name="T2">- Select </text:span><text:span text:style-name="T2">Article </text:span><text:span text:style-name="T2">document </text:span><text:span text:style-name="T2">above</text:span></text:p>
            <text:p><text:span text:style-name="T2">- Click Upload </text:span><text:span text:style-name="T2">icon in action </text:span><text:span text:style-name="T2">bar</text:span></text:p>
            <text:p><text:span text:style-name="T2">- Select a pdf </text:span><text:span text:style-name="T2">file to attach </text:span><text:span text:style-name="T2">to the article</text:span></text:p>
            <text:p><text:span text:style-name="T2"/></text:p>
          </table:table-cell>
          <table:table-cell table:style-name="ce109" office:value-type="string">
            <text:p>File is attached for document</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9">
          <table:table-cell table:style-name="ce143"/>
          <table:table-cell table:style-name="ce53" office:value-type="string">
            <text:p>REG_PLF304_ECMS_004</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3: Publish file</text:p>
          </table:table-cell>
          <table:table-cell table:style-name="ce170" office:value-type="string">
            <text:p>- Select Article document and publish</text:p>
            <text:p>- Select uploaded file and publish</text:p>
          </table:table-cell>
          <table:table-cell table:style-name="ce109" office:value-type="string">
            <text:p>Both Article document and PDF file are published</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6">
          <table:table-cell table:style-name="ce143" table:formula="of:=IF(VALUE(MID([.F16];6;FIND(&quot;:&quot;;[.F16];1)-FIND(&quot; &quot;;[.F16];1)-1))&gt;VALUE(MID([.F13];6;FIND(&quot;:&quot;;[.F13];1)-FIND(&quot; &quot;;[.F13];1)-1));&quot;&quot;;MAX([.A$7:.A13])+1)">
            <text:p/>
          </table:table-cell>
          <table:table-cell table:style-name="ce53" office:value-type="string">
            <text:p>REG_PLF304_ECMS_004</text:p>
          </table:table-cell>
          <table:table-cell table:style-name="ce154"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65" office:value-type="string">
            <text:p>Step 4: Download attachment in Content Detail portlet</text:p>
          </table:table-cell>
          <table:table-cell table:style-name="ce165"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65" office:value-type="string">
            <text:p>User can open/download the attachment</text:p>
          </table:table-cell>
          <table:table-cell table:style-name="ce109" office:value-type="string">
            <text:p>High</text:p>
          </table:table-cell>
          <table:table-cell table:style-name="ce109"/>
          <table:table-cell table:style-name="ce165" office:value-type="string">
            <text:p>Unable to open/ download the attachment</text:p>
          </table:table-cell>
          <table:table-cell table:style-name="ce165" table:number-columns-repeated="1013"/>
        </table:table-row>
        <table:table-row table:style-name="ro17">
          <table:table-cell table:style-name="ce143" table:formula="of:=IF(VALUE(MID([.F17];6;FIND(&quot;:&quot;;[.F17];1)-FIND(&quot; &quot;;[.F17];1)-1))&gt;VALUE(MID([.F16];6;FIND(&quot;:&quot;;[.F16];1)-FIND(&quot; &quot;;[.F16];1)-1));&quot;&quot;;MAX([.A$7:.A16])+1)" office:value-type="float" office:value="5">
            <text:p>005</text:p>
          </table:table-cell>
          <table:table-cell table:style-name="ce54" office:value-type="string">
            <text:p>REG_PLF304_ECMS_005</text:p>
          </table:table-cell>
          <table:table-cell table:style-name="ce154" office:value-type="float" office:value="1">
            <text:p>001</text:p>
          </table:table-cell>
          <table:table-cell table:style-name="ce126"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65" office:value-type="string">
            <text:p>Step 1: Create 2 documents</text:p>
          </table:table-cell>
          <table:table-cell table:style-name="ce165" office:value-type="string">
            <text:p>- Login</text:p>
            <text:p>- Go to Content Explorer, create and publish 2 documents (content1, content2)</text:p>
          </table:table-cell>
          <table:table-cell table:style-name="ce165" office:value-type="string">
            <text:p>2 documents are created and published</text:p>
          </table:table-cell>
          <table:table-cell table:style-name="ce109" office:value-type="string">
            <text:p>High</text:p>
          </table:table-cell>
          <table:table-cell table:style-name="ce165" office:value-type="string">
            <text:p>ECMS-1981</text:p>
            <text:p>CCP-777</text:p>
          </table:table-cell>
          <table:table-cell table:style-name="ce165" table:number-columns-repeated="1014"/>
        </table:table-row>
        <table:table-row table:style-name="ro23">
          <table:table-cell table:style-name="ce143" table:formula="of:=IF(VALUE(MID([.F18];6;FIND(&quot;:&quot;;[.F18];1)-FIND(&quot; &quot;;[.F18];1)-1))&gt;VALUE(MID([.F17];6;FIND(&quot;:&quot;;[.F17];1)-FIND(&quot; &quot;;[.F17];1)-1));&quot;&quot;;MAX([.A$7:.A17])+1)">
            <text:p/>
          </table:table-cell>
          <table:table-cell table:style-name="ce53" office:value-type="string">
            <text:p>REG_PLF304_ECMS_005</text:p>
          </table:table-cell>
          <table:table-cell table:style-name="ce154"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8" office:value-type="string">
            <text:p>Step 2: Create Content by URL page</text:p>
          </table:table-cell>
          <table:table-cell table:style-name="ce171"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65" office:value-type="string">
            <text:p>- New page with Content by URL is created</text:p>
            <text:p>- User logs out</text:p>
          </table:table-cell>
          <table:table-cell table:style-name="ce177" office:value-type="string">
            <text:p>High</text:p>
          </table:table-cell>
          <table:table-cell/>
          <table:table-cell table:style-name="ce165" table:number-columns-repeated="1014"/>
        </table:table-row>
        <table:table-row table:style-name="ro27">
          <table:table-cell table:style-name="ce143" table:formula="of:=IF(VALUE(MID([.F19];6;FIND(&quot;:&quot;;[.F19];1)-FIND(&quot; &quot;;[.F19];1)-1))&gt;VALUE(MID([.F18];6;FIND(&quot;:&quot;;[.F18];1)-FIND(&quot; &quot;;[.F18];1)-1));&quot;&quot;;MAX([.A$7:.A18])+1)">
            <text:p/>
          </table:table-cell>
          <table:table-cell table:style-name="ce53" office:value-type="string">
            <text:p>REG_PLF304_ECMS_005</text:p>
          </table:table-cell>
          <table:table-cell table:style-name="ce154"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65" office:value-type="string">
            <text:p>Step 3: View content in public mode</text:p>
          </table:table-cell>
          <table:table-cell table:style-name="ce165"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5" office:value-type="string">
            <text:p>The right contents are always displayed.</text:p>
          </table:table-cell>
          <table:table-cell table:style-name="ce177" office:value-type="string">
            <text:p>High</text:p>
          </table:table-cell>
          <table:table-cell table:style-name="ce165"/>
          <table:table-cell table:style-name="ce165" office:value-type="string">
            <text:p>You will see that data of content1 URL is shown in the page of content2 and vice versa. </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4" office:value-type="string">
            <text:p>REG_PLF304_ECMS_006</text:p>
          </table:table-cell>
          <table:table-cell table:style-name="ce154" office:value-type="float" office:value="1">
            <text:p>001</text:p>
          </table:table-cell>
          <table:table-cell table:style-name="ce126"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65" office:value-type="string">
            <text:p>Step 1: Prepare many image documents</text:p>
          </table:table-cell>
          <table:table-cell table:style-name="ce165" office:value-type="string">
            <text:p>- Go to Content Explorer</text:p>
            <text:p>- In a folder, upload many image files (you can upload one then copy/ paste) so that the folder has many pages</text:p>
          </table:table-cell>
          <table:table-cell table:style-name="ce165" office:value-type="string">
            <text:p>Image files are uploaded successfully</text:p>
          </table:table-cell>
          <table:table-cell table:style-name="ce177" office:value-type="string">
            <text:p>Medium</text:p>
          </table:table-cell>
          <table:table-cell table:style-name="ce165" office:value-type="string">
            <text:p>ECMS-2000</text:p>
            <text:p>CCP-794</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4_ECMS_006</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2: Open WCM Content Selector</text:p>
          </table:table-cell>
          <table:table-cell table:style-name="ce165" office:value-type="string">
            <text:p>- Create an article/ Free layout web content</text:p>
            <text:p>- In main content FCK Editor, click icon Insert Content Link to open this windows</text:p>
          </table:table-cell>
          <table:table-cell table:style-name="ce165" office:value-type="string">
            <text:p>Content Selector window is opened to select content</text:p>
          </table:table-cell>
          <table:table-cell table:style-name="ce177" office:value-type="string">
            <text:p>Medium</text:p>
          </table:table-cell>
          <table:table-cell table:style-name="ce165" office:value-type="string">
            <text:p>ECMS-2000</text:p>
            <text:p>CCP-794</text:p>
          </table:table-cell>
          <table:table-cell table:style-name="ce165" table:number-columns-repeated="1014"/>
        </table:table-row>
        <table:table-row table:style-name="ro22">
          <table:table-cell table:style-name="ce143" table:formula="of:=IF(VALUE(MID([.F22];6;FIND(&quot;:&quot;;[.F22];1)-FIND(&quot; &quot;;[.F22];1)-1))&gt;VALUE(MID([.F21];6;FIND(&quot;:&quot;;[.F21];1)-FIND(&quot; &quot;;[.F21];1)-1));&quot;&quot;;MAX([.A$7:.A21])+1)">
            <text:p/>
          </table:table-cell>
          <table:table-cell table:style-name="ce53" office:value-type="string">
            <text:p>REG_PLF304_ECMS_006</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3: Test pagination</text:p>
          </table:table-cell>
          <table:table-cell table:style-name="ce165" office:value-type="string">
            <text:p>- In Content Selector windows, navigate to the folder of step 1. Its content will be displayed in right pane.</text:p>
            <text:p>- Verify that the pagination (page 1, page 2, next page, previous page, …) works</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2">
          <table:table-cell table:style-name="ce143" table:formula="of:=IF(VALUE(MID([.F23];6;FIND(&quot;:&quot;;[.F23];1)-FIND(&quot; &quot;;[.F23];1)-1))&gt;VALUE(MID([.F22];6;FIND(&quot;:&quot;;[.F22];1)-FIND(&quot; &quot;;[.F22];1)-1));&quot;&quot;;MAX([.A$7:.A22])+1)">
            <text:p/>
          </table:table-cell>
          <table:table-cell table:style-name="ce53" office:value-type="string">
            <text:p>REG_PLF304_ECMS_006</text:p>
          </table:table-cell>
          <table:table-cell table:style-name="ce154"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65" office:value-type="string">
            <text:p>Step 4: Test pagination with filter</text:p>
          </table:table-cell>
          <table:table-cell table:style-name="ce165" office:value-type="string">
            <text:p>- In Content Selector, on filter box select Medias</text:p>
            <text:p>- Again verify the pagination</text:p>
          </table:table-cell>
          <table:table-cell table:style-name="ce165" office:value-type="string">
            <text:p>Pagination works normally</text:p>
          </table:table-cell>
          <table:table-cell table:style-name="ce177" office:value-type="string">
            <text:p>Medium</text:p>
          </table:table-cell>
          <table:table-cell table:style-name="ce165" office:value-type="string">
            <text:p>ECMS-2000</text:p>
            <text:p>CCP-794</text:p>
          </table:table-cell>
          <table:table-cell table:style-name="ce165" office:value-type="string">
            <text:p>In Chrome and IE7, the page navigation is not visible (partly)</text:p>
          </table:table-cell>
          <table:table-cell table:style-name="ce165" table:number-columns-repeated="1013"/>
        </table:table-row>
        <table:table-row table:style-name="ro25">
          <table:table-cell table:style-name="ce143" table:formula="of:=IF(VALUE(MID([.F24];6;FIND(&quot;:&quot;;[.F24];1)-FIND(&quot; &quot;;[.F24];1)-1))&gt;VALUE(MID([.F23];6;FIND(&quot;:&quot;;[.F23];1)-FIND(&quot; &quot;;[.F23];1)-1));&quot;&quot;;MAX([.A$7:.A23])+1)" office:value-type="float" office:value="7">
            <text:p>007</text:p>
          </table:table-cell>
          <table:table-cell table:style-name="ce54" office:value-type="string">
            <text:p>REG_PLF304_ECMS_007</text:p>
          </table:table-cell>
          <table:table-cell table:style-name="ce154" office:value-type="float" office:value="1">
            <text:p>001</text:p>
          </table:table-cell>
          <table:table-cell table:style-name="ce126" table:formula="of:=[.B24]" office:value-type="string" office:string-value="REG_PLF304_ECMS_007">
            <text:p>REG_PLF304_ECMS_007</text:p>
          </table:table-cell>
          <table:table-cell table:style-name="ce59" office:value-type="string">
            <text:p>Check multi-value WISIWYG field</text:p>
          </table:table-cell>
          <table:table-cell table:style-name="ce165" office:value-type="string">
            <text:p>Step 1: Prepare (download) some necessary files</text:p>
          </table:table-cell>
          <table:table-cell table:style-name="ce165" office:value-type="string">
            <text:p>- Download https://jira.exoplatform.org/secure/attachment/31278/multivalued_wysiwyg.zip</text:p>
            <text:p>- Extract this file, there will be nodetype.xml inside</text:p>
          </table:table-cell>
          <table:table-cell table:style-name="ce165" office:value-type="string">
            <text:p>File is downloaded successfully</text:p>
          </table:table-cell>
          <table:table-cell table:style-name="ce177" office:value-type="string">
            <text:p>High</text:p>
          </table:table-cell>
          <table:table-cell table:style-name="ce165" office:value-type="string">
            <text:p>ECMS-2009</text:p>
            <text:p>CCP-801</text:p>
          </table:table-cell>
          <table:table-cell table:style-name="ce165" table:number-columns-repeated="1014"/>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2: Import Nodetype</text:p>
          </table:table-cell>
          <table:table-cell table:style-name="ce165" office:value-type="string">
            <text:p>- Go to Content Administration/ Content Types / Manage Node Type </text:p>
            <text:p>- Import nodetype.xml</text:p>
            <text:p/>
          </table:table-cell>
          <table:table-cell table:style-name="ce165" office:value-type="string">
            <text:p>New nodetype exo:test is imported successfully, and listed in Node type list</text:p>
          </table:table-cell>
          <table:table-cell table:style-name="ce177" office:value-type="string">
            <text:p>High</text:p>
          </table:table-cell>
          <table:table-cell table:style-name="ce165" office:value-type="string">
            <text:p>ECMS-2009</text:p>
            <text:p>CCP-801</text:p>
          </table:table-cell>
          <table:table-cell table:style-name="ce165" table:number-columns-repeated="1014"/>
        </table:table-row>
        <table:table-row table:style-name="ro29">
          <table:table-cell table:style-name="ce143"/>
          <table:table-cell table:style-name="ce53" office:value-type="string">
            <text:p>REG_PLF304_ECMS_007</text:p>
          </table:table-cell>
          <table:table-cell table:style-name="ce154"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3: Change template</text:p>
          </table:table-cell>
          <table:table-cell table:style-name="ce171"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65" office:value-type="string">
            <text:p>New template is created successfully</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7];6;FIND(&quot;:&quot;;[.F27];1)-FIND(&quot; &quot;;[.F27];1)-1))&gt;VALUE(MID([.F25];6;FIND(&quot;:&quot;;[.F25];1)-FIND(&quot; &quot;;[.F25];1)-1));&quot;&quot;;MAX([.A$7:.A25])+1)">
            <text:p/>
          </table:table-cell>
          <table:table-cell table:style-name="ce53" office:value-type="string">
            <text:p>REG_PLF304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4: Create a document</text:p>
          </table:table-cell>
          <table:table-cell table:style-name="ce172"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65" office:value-type="string">
            <text:p>Document with new template is created</text:p>
          </table:table-cell>
          <table:table-cell table:style-name="ce177" office:value-type="string">
            <text:p>High</text:p>
          </table:table-cell>
          <table:table-cell table:style-name="ce165" table:number-columns-repeated="1015"/>
        </table:table-row>
        <table:table-row table:style-name="ro30">
          <table:table-cell table:style-name="ce143" table:formula="of:=IF(VALUE(MID([.F28];6;FIND(&quot;:&quot;;[.F28];1)-FIND(&quot; &quot;;[.F28];1)-1))&gt;VALUE(MID([.F27];6;FIND(&quot;:&quot;;[.F27];1)-FIND(&quot; &quot;;[.F27];1)-1));&quot;&quot;;MAX([.A$7:.A27])+1)">
            <text:p/>
          </table:table-cell>
          <table:table-cell table:style-name="ce53" office:value-type="string">
            <text:p>REG_PLF304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5: Open the document</text:p>
          </table:table-cell>
          <table:table-cell table:style-name="ce173" office:value-type="string">
            <text:p>- Open the document (to view content) and test the body field</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53" office:value-type="string">
            <text:p>REG_PLF304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4_ECMS_007">
            <text:p>REG_PLF304_ECMS_007</text:p>
          </table:table-cell>
          <table:table-cell table:style-name="ce132" office:value-type="string">
            <text:p>Check multi-value WISIWYG field</text:p>
          </table:table-cell>
          <table:table-cell table:style-name="ce165" office:value-type="string">
            <text:p>Step 6: Edit the document</text:p>
          </table:table-cell>
          <table:table-cell table:style-name="ce173" office:value-type="string">
            <text:p>- Click 'Edit document'</text:p>
            <text:p>- Test field body</text:p>
          </table:table-cell>
          <table:table-cell table:style-name="ce165" office:value-type="string">
            <text:p>All inputed values are well displayed </text:p>
          </table:table-cell>
          <table:table-cell table:style-name="ce177" office:value-type="string">
            <text:p>High</text:p>
          </table:table-cell>
          <table:table-cell table:style-name="ce165" office:value-type="string">
            <text:p>ECMS-2009</text:p>
            <text:p>CCP-801</text:p>
          </table:table-cell>
          <table:table-cell table:style-name="ce165" office:value-type="string">
            <text:p>Field Body is empty</text:p>
          </table:table-cell>
          <table:table-cell table:style-name="ce165" table:number-columns-repeated="1013"/>
        </table:table-row>
        <table:table-row table:style-name="ro31">
          <table:table-cell table:style-name="ce141"/>
          <table:table-cell table:style-name="ce54"/>
          <table:table-cell table:style-name="ce156"/>
          <table:table-cell table:style-name="ce126"/>
          <table:table-cell table:style-name="ce59"/>
          <table:table-cell table:style-name="ce165"/>
          <table:table-cell table:style-name="ce172"/>
          <table:table-cell table:style-name="ce165"/>
          <table:table-cell table:style-name="ce177"/>
          <table:table-cell table:style-name="ce165" table:number-columns-repeated="1015"/>
        </table:table-row>
        <table:table-row table:style-name="ro31" table:number-rows-repeated="2">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4"/>
          <table:table-cell table:style-name="ce156"/>
          <table:table-cell table:style-name="ce126"/>
          <table:table-cell table:style-name="ce59"/>
          <table:table-cell table:style-name="ce168"/>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2"/>
          <table:table-cell table:style-name="ce165"/>
          <table:table-cell table:style-name="ce177"/>
          <table:table-cell table:style-name="ce165" table:number-columns-repeated="1015"/>
        </table:table-row>
        <table:table-row table:style-name="ro31">
          <table:table-cell table:style-name="ce141"/>
          <table:table-cell table:style-name="ce53"/>
          <table:table-cell table:style-name="ce156"/>
          <table:table-cell table:style-name="ce126"/>
          <table:table-cell table:style-name="ce132"/>
          <table:table-cell table:style-name="ce165"/>
          <table:table-cell table:style-name="ce173"/>
          <table:table-cell table:style-name="ce165"/>
          <table:table-cell table:style-name="ce177"/>
          <table:table-cell table:style-name="ce165" table:number-columns-repeated="1015"/>
        </table:table-row>
        <table:table-row table:style-name="ro19">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68"/>
          <table:table-cell table:number-columns-repeated="1014"/>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2"/>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4"/>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28"/>
          <table:table-cell table:style-name="ce109"/>
          <table:table-cell table:style-name="ce175"/>
          <table:table-cell table:style-name="ce109"/>
          <table:table-cell table:style-name="ce177"/>
          <table:table-cell table:style-name="ce109" table:number-columns-repeated="1015"/>
        </table:table-row>
        <table:table-row table:style-name="ro32">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table-cell table:style-name="ce168"/>
          <table:table-cell table:number-columns-repeated="1013"/>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3"/>
          <table:table-cell table:style-name="ce156"/>
          <table:table-cell table:style-name="ce126"/>
          <table:table-cell table:style-name="ce109" table:number-columns-repeated="2"/>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table-cell table:style-name="ce177"/>
          <table:table-cell table:style-name="ce109" table:number-columns-repeated="1015"/>
        </table:table-row>
        <table:table-row table:style-name="ro31" table:number-rows-repeated="3">
          <table:table-cell table:style-name="ce109"/>
          <table:table-cell table:style-name="ce53"/>
          <table:table-cell table:style-name="ce156"/>
          <table:table-cell table:style-name="ce126"/>
          <table:table-cell table:style-name="ce128"/>
          <table:table-cell table:style-name="ce109"/>
          <table:table-cell table:style-name="ce173"/>
          <table:table-cell table:style-name="ce109"/>
          <table:table-cell table:style-name="ce177"/>
          <table:table-cell table:style-name="ce109" table:number-columns-repeated="1015"/>
        </table:table-row>
        <table:table-row table:style-name="ro31">
          <table:table-cell table:style-name="ce109"/>
          <table:table-cell table:style-name="ce54"/>
          <table:table-cell table:style-name="ce156"/>
          <table:table-cell table:style-name="ce126"/>
          <table:table-cell table:style-name="ce109" table:number-columns-repeated="2"/>
          <table:table-cell table:style-name="ce173"/>
          <table:table-cell table:style-name="ce109" table:number-columns-repeated="1017"/>
        </table:table-row>
        <table:table-row table:style-name="ro33">
          <table:table-cell table:style-name="ce109"/>
          <table:table-cell table:style-name="ce54"/>
          <table:table-cell table:style-name="ce156"/>
          <table:table-cell table:style-name="ce126"/>
          <table:table-cell table:style-name="ce58"/>
          <table:table-cell table:style-name="ce109"/>
          <table:table-cell table:style-name="ce173"/>
          <table:table-cell table:style-name="ce109" table:number-columns-repeated="1017"/>
        </table:table-row>
        <table:table-row table:style-name="ro31" table:number-rows-repeated="5">
          <table:table-cell table:style-name="ce109"/>
          <table:table-cell table:style-name="ce53"/>
          <table:table-cell table:style-name="ce156"/>
          <table:table-cell table:style-name="ce126"/>
          <table:table-cell table:style-name="ce128"/>
          <table:table-cell table:style-name="ce109"/>
          <table:table-cell table:style-name="ce172"/>
          <table:table-cell table:style-name="ce109" table:number-columns-repeated="1017"/>
        </table:table-row>
        <table:table-row table:style-name="ro31" table:number-rows-repeated="8">
          <table:table-cell table:style-name="ce109"/>
          <table:table-cell table:style-name="ce58"/>
          <table:table-cell table:style-name="ce109"/>
          <table:table-cell table:style-name="ce128"/>
          <table:table-cell table:style-name="ce109" table:number-columns-repeated="2"/>
          <table:table-cell table:style-name="ce173"/>
          <table:table-cell table:style-name="ce109" table:number-columns-repeated="1017"/>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19" table:number-rows-repeated="1048502">
          <table:table-cell table:number-columns-repeated="1024"/>
        </table:table-row>
        <table:table-row table:style-name="ro19">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8" table:number-columns-repeated="1015" table:default-cell-style-name="Default"/>
        <table:table-row table:style-name="ro19">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83];[.$L1])" office:value-type="float" office:value="0">
            <text:p>0</text:p>
          </table:table-cell>
          <table:table-cell table:style-name="ce179" table:formula="of:=COUNTIF([.N$7:.N$983];[.$L1])" office:value-type="float" office:value="0">
            <text:p>0</text:p>
          </table:table-cell>
          <table:table-cell table:style-name="ce179" table:formula="of:=COUNTIF([.O$7:.O$983];[.$L1])" office:value-type="float" office:value="0">
            <text:p>0</text:p>
          </table:table-cell>
          <table:table-cell table:style-name="ce179" table:formula="of:=COUNTIF([.P$7:.P$983];[.$L1])"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83];[.$L2])" office:value-type="float" office:value="0">
            <text:p>0</text:p>
          </table:table-cell>
          <table:table-cell table:style-name="ce179" table:formula="of:=COUNTIF([.N$7:.N$983];[.$L2])" office:value-type="float" office:value="0">
            <text:p>0</text:p>
          </table:table-cell>
          <table:table-cell table:style-name="ce179" table:formula="of:=COUNTIF([.O$7:.O$983];[.$L2])" office:value-type="float" office:value="0">
            <text:p>0</text:p>
          </table:table-cell>
          <table:table-cell table:style-name="ce179" table:formula="of:=COUNTIF([.P$7:.P$983];[.$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83];[.$L3])" office:value-type="float" office:value="0">
            <text:p>0</text:p>
          </table:table-cell>
          <table:table-cell table:style-name="ce179" table:formula="of:=COUNTIF([.N$7:.N$983];[.$L3])" office:value-type="float" office:value="0">
            <text:p>0</text:p>
          </table:table-cell>
          <table:table-cell table:style-name="ce179" table:formula="of:=COUNTIF([.O$7:.O$983];[.$L3])" office:value-type="float" office:value="0">
            <text:p>0</text:p>
          </table:table-cell>
          <table:table-cell table:style-name="ce179" table:formula="of:=COUNTIF([.P$7:.P$983];[.$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6])" office:value-type="float" office:value="17" table:number-columns-spanned="3" table:number-rows-spanned="1">
            <text:p>17</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83];[.$L4])" office:value-type="float" office:value="0">
            <text:p>0</text:p>
          </table:table-cell>
          <table:table-cell table:style-name="ce179" table:formula="of:=COUNTIF([.N$7:.N$983];[.$L4])" office:value-type="float" office:value="0">
            <text:p>0</text:p>
          </table:table-cell>
          <table:table-cell table:style-name="ce179" table:formula="of:=COUNTIF([.O$7:.O$983];[.$L4])" office:value-type="float" office:value="0">
            <text:p>0</text:p>
          </table:table-cell>
          <table:table-cell table:style-name="ce179" table:formula="of:=COUNTIF([.P$7:.P$983];[.$L4])"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83];[.$L5])" office:value-type="float" office:value="0">
            <text:p>0</text:p>
          </table:table-cell>
          <table:table-cell table:style-name="ce179" table:formula="of:=COUNTIF([.N$7:.N$983];[.$L5])" office:value-type="float" office:value="0">
            <text:p>0</text:p>
          </table:table-cell>
          <table:table-cell table:style-name="ce179" table:formula="of:=COUNTIF([.O$7:.O$983];[.$L5])" office:value-type="float" office:value="0">
            <text:p>0</text:p>
          </table:table-cell>
          <table:table-cell table:style-name="ce179" table:formula="of:=COUNTIF([.P$7:.P$983];[.$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35">
          <table:table-cell table:style-name="ce143" office:value-type="float" office:value="1">
            <text:p>001</text:p>
          </table:table-cell>
          <table:table-cell table:style-name="ce54" office:value-type="string">
            <text:p>REG_PLF305_ECMS_001</text:p>
          </table:table-cell>
          <table:table-cell table:style-name="ce153" office:value-type="float" office:value="1">
            <text:p>001</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24">
          <table:table-cell table:style-name="ce143" table:formula="of:=IF(VALUE(MID([.F8];6;FIND(&quot;:&quot;;[.F8];1)-FIND(&quot; &quot;;[.F8];1)-1))&gt;VALUE(MID([.F7];6;FIND(&quot;:&quot;;[.F7];1)-FIND(&quot; &quot;;[.F7];1)-1));&quot;&quot;;MAX([.A$7:.A7])+1)">
            <text:p/>
          </table:table-cell>
          <table:table-cell table:style-name="ce53" office:value-type="string">
            <text:p>REG_PLF305_ECMS_001</text:p>
          </table:table-cell>
          <table:table-cell table:style-name="ce154" table:formula="of:=IF(VALUE(MID([.F8];6;FIND(&quot;:&quot;;[.F8];1)-FIND(&quot; &quot;;[.F8];1)-1))&gt;VALUE(MID([.F7];6;FIND(&quot;:&quot;;[.F7];1)-FIND(&quot; &quot;;[.F7];1)-1));[.C7];[.C7]+1)" office:value-type="float" office:value="1">
            <text:p>001</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5">
          <table:table-cell table:style-name="ce143"/>
          <table:table-cell table:style-name="ce53" office:value-type="string">
            <text:p>REG_PLF305_ECMS_001</text:p>
          </table:table-cell>
          <table:table-cell table:style-name="ce154" table:formula="of:=IF(VALUE(MID([.F9];6;FIND(&quot;:&quot;;[.F9];1)-FIND(&quot; &quot;;[.F9];1)-1))&gt;VALUE(MID([.F8];6;FIND(&quot;:&quot;;[.F8];1)-FIND(&quot; &quot;;[.F8];1)-1));[.C8];[.C8]+1)" office:value-type="float" office:value="1">
            <text:p>001</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ext:span><text:span text:style-name="T5">this action to </text:span><text:span text:style-name="T5">the view that </text:span><text:span text:style-name="T5">you are using </text:span><text:span text:style-name="T5">if you don't </text:span><text:span text:style-name="T5">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17">
          <table:table-cell table:style-name="ce143" table:formula="of:=IF(VALUE(MID([.F10];6;FIND(&quot;:&quot;;[.F10];1)-FIND(&quot; &quot;;[.F10];1)-1))&gt;VALUE(MID([.F8];6;FIND(&quot;:&quot;;[.F8];1)-FIND(&quot; &quot;;[.F8];1)-1));&quot;&quot;;MAX([.A$7:.A8])+1)">
            <text:p/>
          </table:table-cell>
          <table:table-cell table:style-name="ce53" office:value-type="string">
            <text:p>REG_PLF305_ECMS_001</text:p>
          </table:table-cell>
          <table:table-cell table:style-name="ce154" table:formula="of:=IF(VALUE(MID([.F10];6;FIND(&quot;:&quot;;[.F10];1)-FIND(&quot; &quot;;[.F10];1)-1))&gt;VALUE(MID([.F9];6;FIND(&quot;:&quot;;[.F9];1)-FIND(&quot; &quot;;[.F9];1)-1));[.C9];[.C9]+1)" office:value-type="float" office:value="1">
            <text:p>001</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28">
          <table:table-cell table:style-name="ce143"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54"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65" table:number-columns-repeated="1013"/>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54"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65" table:number-columns-repeated="1013"/>
        </table:table-row>
        <table:table-row table:style-name="ro36">
          <table:table-cell table:style-name="ce143" table:formula="of:=IF(VALUE(MID([.F13];6;FIND(&quot;:&quot;;[.F13];1)-FIND(&quot; &quot;;[.F13];1)-1))&gt;VALUE(MID([.F12];6;FIND(&quot;:&quot;;[.F12];1)-FIND(&quot; &quot;;[.F12];1)-1));&quot;&quot;;MAX([.A$7:.A12])+1)" office:value-type="float" office:value="2">
            <text:p>002</text:p>
          </table:table-cell>
          <table:table-cell table:style-name="ce54" office:value-type="string">
            <text:p>REG_PLF305_ECMS_002</text:p>
          </table:table-cell>
          <table:table-cell table:style-name="ce154" office:value-type="float" office:value="1">
            <text:p>001</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65" office:value-type="string">
            <text:p>Step 1: Add Content</text:p>
          </table:table-cell>
          <table:table-cell table:style-name="ce132" office:value-type="string">
            <text:p>- Go to Content Explorer, create a document, eg Article or file …</text:p>
            <text:p/>
          </table:table-cell>
          <table:table-cell table:style-name="ce165" office:value-type="string">
            <text:p>Content is created</text:p>
          </table:table-cell>
          <table:table-cell table:style-name="ce109" office:value-type="string">
            <text:p>High</text:p>
          </table:table-cell>
          <table:table-cell table:style-name="ce165" office:value-type="string">
            <text:p>ECMS-1939</text:p>
            <text:p>CCP-853</text:p>
          </table:table-cell>
          <table:table-cell table:style-name="ce165" office:value-type="string">
            <text:p>Duplicate content.</text:p>
          </table:table-cell>
          <table:table-cell table:style-name="ce165" table:number-columns-repeated="1013"/>
        </table:table-row>
        <table:table-row table:style-name="ro25">
          <table:table-cell table:style-name="ce143"/>
          <table:table-cell table:style-name="ce53" office:value-type="string">
            <text:p>REG_PLF305_ECMS_002</text:p>
          </table:table-cell>
          <table:table-cell table:style-name="ce154"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2: Add category for document</text:p>
          </table:table-cell>
          <table:table-cell table:style-name="ce132" office:value-type="string">
            <text:p>- Choose this document</text:p>
            <text:p>- Click Manage categories on action bar</text:p>
            <text:p><text:span text:style-name="T6">- Select acme </text:span><text:span text:style-name="T6">category tree</text:span></text:p>
            <text:p><text:span text:style-name="T6">- 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65" office:value-type="string">
            <text:p>Document is in 2 different categories</text:p>
          </table:table-cell>
          <table:table-cell table:style-name="ce109" office:value-type="string">
            <text:p>High</text:p>
          </table:table-cell>
          <table:table-cell table:style-name="ce165" table:number-columns-repeated="1015"/>
        </table:table-row>
        <table:table-row table:style-name="ro37">
          <table:table-cell table:style-name="ce143"/>
          <table:table-cell table:style-name="ce53" office:value-type="string">
            <text:p>REG_PLF305_ECMS_002</text:p>
          </table:table-cell>
          <table:table-cell table:style-name="ce154" table:formula="of:=IF(VALUE(MID([.F15];6;FIND(&quot;:&quot;;[.F15];1)-FIND(&quot; &quot;;[.F15];1)-1))&gt;VALUE(MID([.F14];6;FIND(&quot;:&quot;;[.F14];1)-FIND(&quot; &quot;;[.F14];1)-1));[.C14];[.C14]+1)" office:value-type="float" office:value="1">
            <text:p>001</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65"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65" office:value-type="string">
            <text:p>Warning message appear says that This content is already in the list content.</text:p>
          </table:table-cell>
          <table:table-cell table:style-name="ce109" office:value-type="string">
            <text:p>High</text:p>
          </table:table-cell>
          <table:table-cell table:style-name="ce165" table:number-columns-repeated="1015"/>
        </table:table-row>
        <table:table-row table:style-name="ro25">
          <table:table-cell table:style-name="ce143" table:formula="of:=IF(VALUE(MID([.F16];6;FIND(&quot;:&quot;;[.F16];1)-FIND(&quot; &quot;;[.F16];1)-1))&gt;VALUE(MID([.F13];6;FIND(&quot;:&quot;;[.F13];1)-FIND(&quot; &quot;;[.F13];1)-1));&quot;&quot;;MAX([.A$7:.A13])+1)" office:value-type="float" office:value="3">
            <text:p>003</text:p>
          </table:table-cell>
          <table:table-cell table:style-name="ce54" office:value-type="string">
            <text:p>REG_PLF305_ECMS_003</text:p>
          </table:table-cell>
          <table:table-cell table:style-name="ce154" office:value-type="float" office:value="1">
            <text:p>001</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65" office:value-type="string">
            <text:p>Step 1: Create a document</text:p>
          </table:table-cell>
          <table:table-cell table:style-name="ce165" office:value-type="string">
            <text:p>- Login as root</text:p>
            <text:p>- Go to Content Explorer</text:p>
            <text:p>- Create 1 free layout web-content</text:p>
            <text:p/>
            <text:p/>
          </table:table-cell>
          <table:table-cell table:style-name="ce182" office:value-type="string">
            <text:p>Document is created</text:p>
          </table:table-cell>
          <table:table-cell table:style-name="ce109" office:value-type="string">
            <text:p>High</text:p>
          </table:table-cell>
          <table:table-cell table:style-name="ce165" office:value-type="string">
            <text:p>ECMS-1940</text:p>
            <text:p>CCP-846</text:p>
          </table:table-cell>
          <table:table-cell table:style-name="ce165" office:value-type="string">
            <text:p>Exception in console/ Unknown error in UI</text:p>
            <text:p/>
          </table:table-cell>
          <table:table-cell table:style-name="ce165" table:number-columns-repeated="1013"/>
        </table:table-row>
        <table:table-row table:style-name="ro17">
          <table:table-cell table:style-name="ce143"/>
          <table:table-cell table:style-name="ce53" office:value-type="string">
            <text:p>REG_PLF305_ECMS_003</text:p>
          </table:table-cell>
          <table:table-cell table:style-name="ce154"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71" office:value-type="string">
            <text:p>Step 2: Edit html document</text:p>
          </table:table-cell>
          <table:table-cell table:style-name="ce165" office:value-type="string">
            <text:p>- Open document above</text:p>
            <text:p><text:span text:style-name="T6">- Right-click </text:span><text:span text:style-name="T6">on </text:span><text:span text:style-name="T6">default.html </text:span><text:span text:style-name="T6">and select </text:span><text:span text:style-name="T6">Edit</text:span></text:p>
            <text:p><text:span text:style-name="T6">- In Edit form, </text:span><text:span text:style-name="T6">edit </text:span><text:span text:style-name="T6">something </text:span></text:p>
            <text:p><text:span text:style-name="T6">- Click Save </text:span><text:span text:style-name="T6">as Draft</text:span></text:p>
          </table:table-cell>
          <table:table-cell table:style-name="ce165" office:value-type="string">
            <text:p>Save successfully. No exception.</text:p>
          </table:table-cell>
          <table:table-cell table:style-name="ce109" office:value-type="string">
            <text:p>High</text:p>
          </table:table-cell>
          <table:table-cell table:style-name="ce165" table:number-columns-repeated="1015"/>
        </table:table-row>
        <table:table-row table:style-name="ro24">
          <table:table-cell table:style-name="ce143" table:formula="of:=IF(VALUE(MID([.F18];6;FIND(&quot;:&quot;;[.F18];1)-FIND(&quot; &quot;;[.F18];1)-1))&gt;VALUE(MID([.F16];6;FIND(&quot;:&quot;;[.F16];1)-FIND(&quot; &quot;;[.F16];1)-1));&quot;&quot;;MAX([.A$7:.A16])+1)" office:value-type="float" office:value="4">
            <text:p>004</text:p>
          </table:table-cell>
          <table:table-cell table:style-name="ce54" office:value-type="string">
            <text:p>REG_PLF305_ECMS_004</text:p>
          </table:table-cell>
          <table:table-cell table:style-name="ce154" office:value-type="float" office:value="1">
            <text:p>001</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65" office:value-type="string">
            <text:p>Step 1: Add a web content with illustration</text:p>
          </table:table-cell>
          <table:table-cell table:style-name="ce165"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65" office:value-type="string">
            <text:p>New free layout webcontent is created</text:p>
          </table:table-cell>
          <table:table-cell table:style-name="ce177" office:value-type="string">
            <text:p>High</text:p>
          </table:table-cell>
          <table:table-cell table:style-name="ce165" office:value-type="string">
            <text:p>ECMS-1995</text:p>
            <text:p>CCP-789</text:p>
          </table:table-cell>
          <table:table-cell table:style-name="ce165" office:value-type="string">
            <text:p>In this folder there is an empty image.</text:p>
          </table:table-cell>
          <table:table-cell table:style-name="ce165" table:number-columns-repeated="1013"/>
        </table:table-row>
        <table:table-row table:style-name="ro28">
          <table:table-cell table:style-name="ce143"/>
          <table:table-cell table:style-name="ce53" office:value-type="string">
            <text:p>REG_PLF305_ECMS_004</text:p>
          </table:table-cell>
          <table:table-cell table:style-name="ce154" office:value-type="float" office:value="1">
            <text:p>001</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65" office:value-type="string">
            <text:p>Step 2:Verify illustration </text:p>
          </table:table-cell>
          <table:table-cell table:style-name="ce171" office:value-type="string">
            <text:p>- Select this webcontent </text:p>
            <text:p>- Go to medias/images/illustration</text:p>
          </table:table-cell>
          <table:table-cell table:style-name="ce165" office:value-type="string">
            <text:p>The uploaded illustration image is located in this folder.</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0];6;FIND(&quot;:&quot;;[.F20];1)-FIND(&quot; &quot;;[.F20];1)-1))&gt;VALUE(MID([.F18];6;FIND(&quot;:&quot;;[.F18];1)-FIND(&quot; &quot;;[.F18];1)-1));&quot;&quot;;MAX([.A$7:.A18])+1)" office:value-type="float" office:value="5">
            <text:p>005</text:p>
          </table:table-cell>
          <table:table-cell table:style-name="ce54" office:value-type="string">
            <text:p>REG_PLF305_ECMS_005</text:p>
          </table:table-cell>
          <table:table-cell table:style-name="ce154" office:value-type="float" office:value="1">
            <text:p>001</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65" office:value-type="string">
            <text:p>Step 1: Create a document</text:p>
          </table:table-cell>
          <table:table-cell table:style-name="ce165" office:value-type="string">
            <text:p>- Login and navigate to Site Management/acme/documents in Content Explorer</text:p>
            <text:p>- Create a document and save </text:p>
            <text:p/>
          </table:table-cell>
          <table:table-cell table:style-name="ce165" office:value-type="string">
            <text:p>New document is created successfully</text:p>
          </table:table-cell>
          <table:table-cell table:style-name="ce177" office:value-type="string">
            <text:p>High</text:p>
          </table:table-cell>
          <table:table-cell table:style-name="ce165" office:value-type="string">
            <text:p>ECMS-1998</text:p>
            <text:p>CCP-791</text:p>
          </table:table-cell>
          <table:table-cell table:style-name="ce165" table:number-columns-repeated="1014"/>
        </table:table-row>
        <table:table-row table:style-name="ro38">
          <table:table-cell table:style-name="ce143"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54"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2: Check default category</text:p>
          </table:table-cell>
          <table:table-cell table:style-name="ce165" office:value-type="string">
            <text:p>- Open this document, click Manage Categories</text:p>
            <text:p>- Select tab Select Category</text:p>
            <text:p>- Check default taxonomy tree and its sub nodes</text:p>
          </table:table-cell>
          <table:table-cell table:style-name="ce165" office:value-type="string">
            <text:p>By default a taxonomy tree is being selected, and list all its sub nodes to select</text:p>
          </table:table-cell>
          <table:table-cell table:style-name="ce177" office:value-type="string">
            <text:p>High</text:p>
          </table:table-cell>
          <table:table-cell table:style-name="ce165"/>
          <table:table-cell table:style-name="ce165" office:value-type="string">
            <text:p>taxonomy tree 'intranet' is being selected, but its sub nodes do not display. There is 'Child not found' notification.</text:p>
          </table:table-cell>
          <table:table-cell table:style-name="ce165" table:number-columns-repeated="1013"/>
        </table:table-row>
        <table:table-row table:style-name="ro9">
          <table:table-cell table:style-name="ce143"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54" table:formula="of:=IF(VALUE(MID([.F22];6;FIND(&quot;:&quot;;[.F22];1)-FIND(&quot; &quot;;[.F22];1)-1))&gt;VALUE(MID([.F21];6;FIND(&quot;:&quot;;[.F21];1)-FIND(&quot; &quot;;[.F21];1)-1));[.C21];[.C21]+1)" office:value-type="float" office:value="1">
            <text:p>001</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65" office:value-type="string">
            <text:p>Step 3: Check selective categories</text:p>
          </table:table-cell>
          <table:table-cell table:style-name="ce165" office:value-type="string">
            <text:p>- Change around taxonomy trees and verify sub nodes</text:p>
          </table:table-cell>
          <table:table-cell table:style-name="ce165" office:value-type="string">
            <text:p>Sub nodes are displayed well and available to select</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23];6;FIND(&quot;:&quot;;[.F23];1)-FIND(&quot; &quot;;[.F23];1)-1))&gt;VALUE(MID([.F22];6;FIND(&quot;:&quot;;[.F22];1)-FIND(&quot; &quot;;[.F22];1)-1));&quot;&quot;;MAX([.A$7:.A22])+1)" office:value-type="float" office:value="6">
            <text:p>006</text:p>
          </table:table-cell>
          <table:table-cell table:style-name="ce54" office:value-type="string">
            <text:p>REG_PLF305_ECMS_006</text:p>
          </table:table-cell>
          <table:table-cell table:style-name="ce154" office:value-type="float" office:value="1">
            <text:p>001</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65" office:value-type="string">
            <text:p>Step 1: Add free layout web content</text:p>
          </table:table-cell>
          <table:table-cell table:style-name="ce165"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65" office:value-type="string">
            <text:p>Free layout web content is created</text:p>
          </table:table-cell>
          <table:table-cell table:style-name="ce177" office:value-type="string">
            <text:p>Medium</text:p>
          </table:table-cell>
          <table:table-cell table:style-name="ce165" office:value-type="string">
            <text:p>ECMS-2024</text:p>
            <text:p>CCP-816</text:p>
          </table:table-cell>
          <table:table-cell table:style-name="ce165" table:number-columns-repeated="1014"/>
        </table:table-row>
        <table:table-row table:style-name="ro28">
          <table:table-cell table:style-name="ce143"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54"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2: Add a long comment</text:p>
          </table:table-cell>
          <table:table-cell table:style-name="ce165" office:value-type="string">
            <text:p>- Add <text:span text:style-name="T7">long </text:span><text:span text:style-name="T7">comment</text:span> for the web content</text:p>
            <text:p>- Save the comment</text:p>
          </table:table-cell>
          <table:table-cell table:style-name="ce165" office:value-type="string">
            <text:p>Comment is saved and is shown below document's content</text:p>
          </table:table-cell>
          <table:table-cell table:style-name="ce177" office:value-type="string">
            <text:p>Medium</text:p>
          </table:table-cell>
          <table:table-cell table:style-name="ce165" table:number-columns-repeated="1015"/>
        </table:table-row>
        <table:table-row table:style-name="ro17">
          <table:table-cell table:style-name="ce143"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54"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65" office:value-type="string">
            <text:p>Step 3: Verify if user can read full comment</text:p>
          </table:table-cell>
          <table:table-cell table:style-name="ce165" office:value-type="string">
            <text:p>- Click Show Comment</text:p>
          </table:table-cell>
          <table:table-cell table:style-name="ce165" office:value-type="string">
            <text:p>User can scroll to view full comment</text:p>
          </table:table-cell>
          <table:table-cell table:style-name="ce177" office:value-type="string">
            <text:p>Medium</text:p>
          </table:table-cell>
          <table:table-cell table:style-name="ce165"/>
          <table:table-cell table:style-name="ce165" office:value-type="string">
            <text:p>User has no way to view the whole comment</text:p>
          </table:table-cell>
          <table:table-cell table:style-name="ce165" table:number-columns-repeated="1013"/>
        </table:table-row>
        <table:table-row table:style-name="ro25">
          <table:table-cell table:style-name="ce143" table:formula="of:=IF(VALUE(MID([.F26];6;FIND(&quot;:&quot;;[.F26];1)-FIND(&quot; &quot;;[.F26];1)-1))&gt;VALUE(MID([.F25];6;FIND(&quot;:&quot;;[.F25];1)-FIND(&quot; &quot;;[.F25];1)-1));&quot;&quot;;MAX([.A$7:.A25])+1)" office:value-type="float" office:value="7">
            <text:p>007</text:p>
          </table:table-cell>
          <table:table-cell table:style-name="ce54" office:value-type="string">
            <text:p>REG_PLF305_ECMS_007</text:p>
          </table:table-cell>
          <table:table-cell table:style-name="ce154" office:value-type="float" office:value="1">
            <text:p>001</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65" office:value-type="string">
            <text:p>Step 1: Add a free layout web content and an image</text:p>
          </table:table-cell>
          <table:table-cell table:style-name="ce165" office:value-type="string">
            <text:p>- Go to Content Explorer, drive Site management/acme/documents</text:p>
            <text:p>- Add a free layout web content</text:p>
            <text:p>- Save</text:p>
            <text:p/>
          </table:table-cell>
          <table:table-cell table:style-name="ce165" office:value-type="string">
            <text:p>New free layout web content is created</text:p>
            <text:p/>
          </table:table-cell>
          <table:table-cell table:style-name="ce177" office:value-type="string">
            <text:p>High</text:p>
          </table:table-cell>
          <table:table-cell table:style-name="ce165" office:value-type="string">
            <text:p>ECMS-2072</text:p>
            <text:p>CCP-844</text:p>
          </table:table-cell>
          <table:table-cell table:style-name="ce165" table:number-columns-repeated="1014"/>
        </table:table-row>
        <table:table-row table:style-name="ro39">
          <table:table-cell table:style-name="ce143"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54"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2: Upload image file in webcontent</text:p>
          </table:table-cell>
          <table:table-cell table:style-name="ce165" office:value-type="string">
            <text:p>- Select created web-content above</text:p>
            <text:p>- Select 1 file to upload into webcontent</text:p>
          </table:table-cell>
          <table:table-cell table:style-name="ce165" office:value-type="string">
            <text:p>Uploaded file is child node of free layout web content</text:p>
          </table:table-cell>
          <table:table-cell table:style-name="ce177" office:value-type="string">
            <text:p>High</text:p>
          </table:table-cell>
          <table:table-cell table:style-name="ce165" table:number-columns-repeated="1015"/>
        </table:table-row>
        <table:table-row table:style-name="ro17">
          <table:table-cell table:style-name="ce143"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54"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3: Add a CLV portlet</text:p>
          </table:table-cell>
          <table:table-cell table:style-name="ce165" office:value-type="string">
            <text:p>- Go to acme site home page</text:p>
            <text:p>- Add a page with a CLV portlet, add content for it selecting your web content</text:p>
            <text:p>- Save your page</text:p>
          </table:table-cell>
          <table:table-cell table:style-name="ce165" office:value-type="string">
            <text:p>- New page is created but in publish mode, you can not view content </text:p>
          </table:table-cell>
          <table:table-cell table:style-name="ce177" office:value-type="string">
            <text:p>High</text:p>
          </table:table-cell>
          <table:table-cell table:style-name="ce165" table:number-columns-repeated="1015"/>
        </table:table-row>
        <table:table-row table:style-name="ro40">
          <table:table-cell table:style-name="ce143"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54"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4: Edit content</text:p>
          </table:table-cell>
          <table:table-cell table:style-name="ce165"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5" office:value-type="string">
            <text:p>- Uploaded image is displayed in content of free layout web content</text:p>
            <text:p>- Go back CLV page</text:p>
          </table:table-cell>
          <table:table-cell table:style-name="ce177" office:value-type="string">
            <text:p>High</text:p>
          </table:table-cell>
          <table:table-cell table:style-name="ce165" table:number-columns-repeated="1015"/>
        </table:table-row>
        <table:table-row table:style-name="ro25">
          <table:table-cell table:style-name="ce143"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54"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65" office:value-type="string">
            <text:p>Step 5: View the image</text:p>
          </table:table-cell>
          <table:table-cell table:style-name="ce165"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5" office:value-type="string">
            <text:p>The image is displayed</text:p>
          </table:table-cell>
          <table:table-cell table:style-name="ce177" office:value-type="string">
            <text:p>High</text:p>
          </table:table-cell>
          <table:table-cell table:style-name="ce165"/>
          <table:table-cell table:style-name="ce165" office:value-type="string">
            <text:p>Empty main content</text:p>
          </table:table-cell>
          <table:table-cell table:style-name="ce165" table:number-columns-repeated="1013"/>
        </table:table-row>
        <table:table-row table:style-name="ro17">
          <table:table-cell table:style-name="ce143" table:formula="of:=IF(VALUE(MID([.F31];6;FIND(&quot;:&quot;;[.F31];1)-FIND(&quot; &quot;;[.F31];1)-1))&gt;VALUE(MID([.F30];6;FIND(&quot;:&quot;;[.F30];1)-FIND(&quot; &quot;;[.F30];1)-1));&quot;&quot;;MAX([.A$7:.A30])+1)" office:value-type="float" office:value="8">
            <text:p>008</text:p>
          </table:table-cell>
          <table:table-cell table:style-name="ce54" office:value-type="string">
            <text:p>REG_PLF305_ECMS_008</text:p>
          </table:table-cell>
          <table:table-cell table:style-name="ce154" office:value-type="float" office:value="1">
            <text:p>001</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65" office:value-type="string">
            <text:p>Step 1: Lock a folder</text:p>
          </table:table-cell>
          <table:table-cell table:style-name="ce165" office:value-type="string">
            <text:p>- Go to <text:s/>Content Explorer</text:p>
            <text:p>- Go to drive Collaboration, </text:p>
            <text:p>- Right click on <text:span text:style-name="T7">Documents </text:span><text:span text:style-name="T4">folder and </text:span><text:span text:style-name="T4">select </text:span><text:span text:style-name="T7">Lock</text:span></text:p>
          </table:table-cell>
          <table:table-cell table:style-name="ce165" office:value-type="string">
            <text:p>Documents folder is locked</text:p>
          </table:table-cell>
          <table:table-cell table:style-name="ce177" office:value-type="string">
            <text:p>Medium</text:p>
          </table:table-cell>
          <table:table-cell table:style-name="ce165" office:value-type="string">
            <text:p>ECMS-2079</text:p>
            <text:p>CCP-848</text:p>
          </table:table-cell>
          <table:table-cell table:style-name="ce165" table:number-columns-repeated="1014"/>
        </table:table-row>
        <table:table-row table:style-name="ro28">
          <table:table-cell table:style-name="ce143"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54"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2: Create a document</text:p>
          </table:table-cell>
          <table:table-cell table:style-name="ce165" office:value-type="string">
            <text:p>- Select the locked folder</text:p>
            <text:p>- Create a document </text:p>
            <text:p>- Save &amp; close</text:p>
          </table:table-cell>
          <table:table-cell table:style-name="ce165" office:value-type="string">
            <text:p>New document is created in locked folder</text:p>
          </table:table-cell>
          <table:table-cell table:style-name="ce177" office:value-type="string">
            <text:p>Medium</text:p>
          </table:table-cell>
          <table:table-cell table:style-name="ce165" table:number-columns-repeated="1015"/>
        </table:table-row>
        <table:table-row table:style-name="ro22">
          <table:table-cell table:style-name="ce143"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54" table:formula="of:=IF(VALUE(MID([.F33];6;FIND(&quot;:&quot;;[.F33];1)-FIND(&quot; &quot;;[.F33];1)-1))&gt;VALUE(MID([.F32];6;FIND(&quot;:&quot;;[.F32];1)-FIND(&quot; &quot;;[.F32];1)-1));[.C32];[.C32]+1)" office:value-type="float" office:value="1">
            <text:p>001</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65" office:value-type="string">
            <text:p>Step 3: Click Publish</text:p>
          </table:table-cell>
          <table:table-cell table:style-name="ce165" office:value-type="string">
            <text:p>- Select the created document, click Publish <text:span text:style-name="T8">(</text:span>do not use menu Manage Publication<text:span text:style-name="T8">)</text:span></text:p>
          </table:table-cell>
          <table:table-cell table:style-name="ce165" office:value-type="string">
            <text:p>The document is published successfully. No exception.</text:p>
          </table:table-cell>
          <table:table-cell table:style-name="ce177" office:value-type="string">
            <text:p>Medium</text:p>
          </table:table-cell>
          <table:table-cell table:style-name="ce165"/>
          <table:table-cell table:style-name="ce165" office:value-type="string">
            <text:p>Exception : </text:p>
            <text:p>"javax.jcr.lock.LockException: Node /Documents is locked..."</text:p>
          </table:table-cell>
          <table:table-cell table:style-name="ce165" table:number-columns-repeated="1013"/>
        </table:table-row>
        <table:table-row table:style-name="ro25">
          <table:table-cell table:style-name="ce143" table:formula="of:=IF(VALUE(MID([.F34];6;FIND(&quot;:&quot;;[.F34];1)-FIND(&quot; &quot;;[.F34];1)-1))&gt;VALUE(MID([.F33];6;FIND(&quot;:&quot;;[.F33];1)-FIND(&quot; &quot;;[.F33];1)-1));&quot;&quot;;MAX([.A$7:.A33])+1)" office:value-type="float" office:value="9">
            <text:p>009</text:p>
          </table:table-cell>
          <table:table-cell table:style-name="ce54" office:value-type="string">
            <text:p>REG_PLF305_ECMS_009</text:p>
          </table:table-cell>
          <table:table-cell table:style-name="ce154" office:value-type="float" office:value="1">
            <text:p>001</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81" office:value-type="string">
            <text:p>Step 1: Add CLV page</text:p>
          </table:table-cell>
          <table:table-cell table:style-name="ce165" office:value-type="string">
            <text:p>- Login and add a page</text:p>
            <text:p>- Add a CLV portlet</text:p>
            <text:p>- Select some contents for the portlet</text:p>
            <text:p>- Save the page</text:p>
          </table:table-cell>
          <table:table-cell table:style-name="ce165" office:value-type="string">
            <text:p>CLV is created with selected contents</text:p>
          </table:table-cell>
          <table:table-cell table:style-name="ce177" office:value-type="string">
            <text:p>High</text:p>
          </table:table-cell>
          <table:table-cell table:style-name="ce165" office:value-type="string">
            <text:p>ECMS-2088</text:p>
            <text:p>CCP-856</text:p>
          </table:table-cell>
          <table:table-cell table:style-name="ce165" table:number-columns-repeated="1014"/>
        </table:table-row>
        <table:table-row table:style-name="ro41">
          <table:table-cell table:style-name="ce143"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54"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2: Send page request with some parameters in URL</text:p>
          </table:table-cell>
          <table:table-cell table:style-name="ce165"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5" office:value-type="string">
            <text:p>The page is displayed again</text:p>
          </table:table-cell>
          <table:table-cell table:style-name="ce177" office:value-type="string">
            <text:p>High</text:p>
          </table:table-cell>
          <table:table-cell table:style-name="ce165" office:value-type="string">
            <text:p>ECMS-2088</text:p>
            <text:p>CCP-856</text:p>
          </table:table-cell>
          <table:table-cell table:style-name="ce165" table:number-columns-repeated="1014"/>
        </table:table-row>
        <table:table-row table:style-name="ro24">
          <table:table-cell table:style-name="ce143"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54" table:formula="of:=IF(VALUE(MID([.F36];6;FIND(&quot;:&quot;;[.F36];1)-FIND(&quot; &quot;;[.F36];1)-1))&gt;VALUE(MID([.F35];6;FIND(&quot;:&quot;;[.F35];1)-FIND(&quot; &quot;;[.F35];1)-1));[.C35];[.C35]+1)" office:value-type="float" office:value="1">
            <text:p>001</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65" office:value-type="string">
            <text:p>Step 3: Edit content then back to page, check URL</text:p>
          </table:table-cell>
          <table:table-cell table:style-name="ce165"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5" office:value-type="string">
            <text:p>The URL is the same with the URL you send page request before.</text:p>
          </table:table-cell>
          <table:table-cell table:style-name="ce177" office:value-type="string">
            <text:p>High</text:p>
          </table:table-cell>
          <table:table-cell table:style-name="ce165" office:value-type="string">
            <text:p>ECMS-2088</text:p>
            <text:p>CCP-856</text:p>
          </table:table-cell>
          <table:table-cell table:style-name="ce165" office:value-type="string">
            <text:p>Parameters are missing except the first one (a=1)</text:p>
          </table:table-cell>
          <table:table-cell table:style-name="ce165" table:number-columns-repeated="1013"/>
        </table:table-row>
        <table:table-row table:style-name="ro25">
          <table:table-cell table:style-name="ce143" table:formula="of:=IF(VALUE(MID([.F37];6;FIND(&quot;:&quot;;[.F37];1)-FIND(&quot; &quot;;[.F37];1)-1))&gt;VALUE(MID([.F36];6;FIND(&quot;:&quot;;[.F36];1)-FIND(&quot; &quot;;[.F36];1)-1));&quot;&quot;;MAX([.A$7:.A36])+1)" office:value-type="float" office:value="10">
            <text:p>010</text:p>
          </table:table-cell>
          <table:table-cell table:style-name="ce54" office:value-type="string">
            <text:p>REG_PLF305_ECMS_010</text:p>
          </table:table-cell>
          <table:table-cell table:style-name="ce154" office:value-type="float" office:value="1">
            <text:p>001</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77" office:value-type="string">
            <text:p>High</text:p>
          </table:table-cell>
          <table:table-cell table:style-name="ce168" office:value-type="string">
            <text:p>ECMS-2090</text:p>
            <text:p>CCP-707</text:p>
          </table:table-cell>
          <table:table-cell table:style-name="ce168" office:value-type="string">
            <text:p>Not translated</text:p>
          </table:table-cell>
          <table:table-cell table:number-columns-repeated="1013"/>
        </table:table-row>
        <table:table-row table:style-name="ro25">
          <table:table-cell table:style-name="ce143" table:formula="of:=IF(VALUE(MID([.F38];6;FIND(&quot;:&quot;;[.F38];1)-FIND(&quot; &quot;;[.F38];1)-1))&gt;VALUE(MID([.F37];6;FIND(&quot;:&quot;;[.F37];1)-FIND(&quot; &quot;;[.F37];1)-1));&quot;&quot;;MAX([.A$7:.A37])+1)" office:value-type="float" office:value="11">
            <text:p>011</text:p>
          </table:table-cell>
          <table:table-cell table:style-name="ce54" office:value-type="string">
            <text:p>REG_PLF305_ECMS_011</text:p>
          </table:table-cell>
          <table:table-cell table:style-name="ce154" office:value-type="float" office:value="1">
            <text:p>001</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77"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25">
          <table:table-cell table:style-name="ce143"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54"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text:span><text:span text:style-name="T7">Preferences</text:span> <text:s/>icon</text:p>
          </table:table-cell>
          <table:table-cell table:style-name="ce109" office:value-type="string">
            <text:p>- Owned by me → <text:s/>Créés par moi</text:p>
            <text:p>- Favorites → Favoris</text:p>
            <text:p>- Hidden → <text:s/>Cachés</text:p>
            <text:p/>
          </table:table-cell>
          <table:table-cell table:style-name="ce177" office:value-type="string">
            <text:p>Medium</text:p>
          </table:table-cell>
          <table:table-cell table:style-name="ce109" table:number-columns-repeated="1015"/>
        </table:table-row>
        <table:table-row table:style-name="ro22">
          <table:table-cell table:style-name="ce143"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54"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text:span><text:span text:style-name="T7">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77" office:value-type="string">
            <text:p>Medium</text:p>
          </table:table-cell>
          <table:table-cell table:style-name="ce109" table:number-columns-repeated="1015"/>
        </table:table-row>
        <table:table-row table:style-name="ro32">
          <table:table-cell table:style-name="ce143" table:formula="of:=IF(VALUE(MID([.F41];6;FIND(&quot;:&quot;;[.F41];1)-FIND(&quot; &quot;;[.F41];1)-1))&gt;VALUE(MID([.F40];6;FIND(&quot;:&quot;;[.F40];1)-FIND(&quot; &quot;;[.F40];1)-1));&quot;&quot;;MAX([.A$7:.A40])+1)" office:value-type="float" office:value="12">
            <text:p>012</text:p>
          </table:table-cell>
          <table:table-cell table:style-name="ce54" office:value-type="string">
            <text:p>REG_PLF305_ECMS_012</text:p>
          </table:table-cell>
          <table:table-cell table:style-name="ce154" office:value-type="float" office:value="1">
            <text:p>001</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77"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17">
          <table:table-cell table:style-name="ce143"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54" table:formula="of:=IF(VALUE(MID([.F42];6;FIND(&quot;:&quot;;[.F42];1)-FIND(&quot; &quot;;[.F42];1)-1))&gt;VALUE(MID([.F41];6;FIND(&quot;:&quot;;[.F41];1)-FIND(&quot; &quot;;[.F41];1)-1));[.C41];[.C41]+1)" office:value-type="float" office:value="1">
            <text:p>001</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70"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09" office:value-type="string">
            <text:p>The File Upload pop-up closes. The uploaded file is listed in WCM Content Selector windows.</text:p>
          </table:table-cell>
          <table:table-cell table:style-name="ce177" office:value-type="string">
            <text:p>Medium</text:p>
          </table:table-cell>
          <table:table-cell table:style-name="ce109"/>
          <table:table-cell/>
          <table:table-cell table:style-name="ce109" table:number-columns-repeated="1013"/>
        </table:table-row>
        <table:table-row table:style-name="ro25">
          <table:table-cell table:style-name="ce143" table:formula="of:=IF(VALUE(MID([.F43];6;FIND(&quot;:&quot;;[.F43];1)-FIND(&quot; &quot;;[.F43];1)-1))&gt;VALUE(MID([.F42];6;FIND(&quot;:&quot;;[.F42];1)-FIND(&quot; &quot;;[.F42];1)-1));&quot;&quot;;MAX([.A$7:.A42])+1)" office:value-type="float" office:value="13">
            <text:p>013</text:p>
          </table:table-cell>
          <table:table-cell table:style-name="ce54" office:value-type="string">
            <text:p>REG_PLF305_ECMS_013</text:p>
          </table:table-cell>
          <table:table-cell table:style-name="ce154" office:value-type="float" office:value="1">
            <text:p>001</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77"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8">
          <table:table-cell table:style-name="ce143"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54" table:formula="of:=IF(VALUE(MID([.F44];6;FIND(&quot;:&quot;;[.F44];1)-FIND(&quot; &quot;;[.F44];1)-1))&gt;VALUE(MID([.F43];6;FIND(&quot;:&quot;;[.F43];1)-FIND(&quot; &quot;;[.F43];1)-1));[.C43];[.C43]+1)" office:value-type="float" office:value="1">
            <text:p>001</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77" office:value-type="string">
            <text:p>Medium</text:p>
          </table:table-cell>
          <table:table-cell table:style-name="ce109"/>
          <table:table-cell/>
          <table:table-cell table:style-name="ce109" table:number-columns-repeated="1013"/>
        </table:table-row>
        <table:table-row table:style-name="ro24">
          <table:table-cell table:style-name="ce143" table:formula="of:=IF(VALUE(MID([.F45];6;FIND(&quot;:&quot;;[.F45];1)-FIND(&quot; &quot;;[.F45];1)-1))&gt;VALUE(MID([.F44];6;FIND(&quot;:&quot;;[.F44];1)-FIND(&quot; &quot;;[.F44];1)-1));&quot;&quot;;MAX([.A$7:.A44])+1)" office:value-type="float" office:value="14">
            <text:p>014</text:p>
          </table:table-cell>
          <table:table-cell table:style-name="ce54" office:value-type="string">
            <text:p>REG_PLF305_ECMS_014</text:p>
          </table:table-cell>
          <table:table-cell table:style-name="ce154" office:value-type="float" office:value="1">
            <text:p>001</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77" office:value-type="string">
            <text:p>High</text:p>
          </table:table-cell>
          <table:table-cell table:style-name="ce109" office:value-type="string">
            <text:p>ECMS-2174</text:p>
            <text:p>CCP-902</text:p>
          </table:table-cell>
          <table:table-cell table:style-name="ce109" table:number-columns-repeated="1014"/>
        </table:table-row>
        <table:table-row table:style-name="ro25">
          <table:table-cell table:style-name="ce143"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54" table:formula="of:=IF(VALUE(MID([.F46];6;FIND(&quot;:&quot;;[.F46];1)-FIND(&quot; &quot;;[.F46];1)-1))&gt;VALUE(MID([.F45];6;FIND(&quot;:&quot;;[.F45];1)-FIND(&quot; &quot;;[.F45];1)-1));[.C45];[.C45]+1)" office:value-type="float" office:value="1">
            <text:p>001</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70"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09" office:value-type="string">
            <text:p>The javascript does not get executed. There is no message box 'java script executed' displays</text:p>
          </table:table-cell>
          <table:table-cell table:style-name="ce177"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17">
          <table:table-cell table:style-name="ce143" table:formula="of:=IF(VALUE(MID([.F47];6;FIND(&quot;:&quot;;[.F47];1)-FIND(&quot; &quot;;[.F47];1)-1))&gt;VALUE(MID([.F46];6;FIND(&quot;:&quot;;[.F46];1)-FIND(&quot; &quot;;[.F46];1)-1));&quot;&quot;;MAX([.A$7:.A46])+1)" office:value-type="float" office:value="15">
            <text:p>015</text:p>
          </table:table-cell>
          <table:table-cell table:style-name="ce54" office:value-type="string">
            <text:p>REG_PLF305_ECMS_015</text:p>
          </table:table-cell>
          <table:table-cell table:style-name="ce154" office:value-type="float" office:value="1">
            <text:p>001</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77" office:value-type="string">
            <text:p>High</text:p>
          </table:table-cell>
          <table:table-cell table:style-name="ce109" office:value-type="string">
            <text:p>ECMS-2175</text:p>
            <text:p>CCP-903</text:p>
          </table:table-cell>
          <table:table-cell table:style-name="ce109" table:number-columns-repeated="1014"/>
        </table:table-row>
        <table:table-row table:style-name="ro25">
          <table:table-cell table:style-name="ce143"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54" table:formula="of:=IF(VALUE(MID([.F48];6;FIND(&quot;:&quot;;[.F48];1)-FIND(&quot; &quot;;[.F48];1)-1))&gt;VALUE(MID([.F47];6;FIND(&quot;:&quot;;[.F47];1)-FIND(&quot; &quot;;[.F47];1)-1));[.C47];[.C47]+1)" office:value-type="float" office:value="1">
            <text:p>001</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70" office:value-type="string">
            <text:p><text:span text:style-name="T2">- Click </text:span><text:span text:style-name="T9">Add a </text:span><text:span text:style-name="T9">new property </text:span><text:span text:style-name="T10">tab</text:span></text:p>
            <text:p><text:span text:style-name="T10">-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09" office:value-type="string">
            <text:p>New property is listed in <text:s/>View Node Properties tab</text:p>
          </table:table-cell>
          <table:table-cell table:style-name="ce177" office:value-type="string">
            <text:p>High</text:p>
          </table:table-cell>
          <table:table-cell table:style-name="ce109" table:number-columns-repeated="1015"/>
        </table:table-row>
        <table:table-row table:style-name="ro17">
          <table:table-cell table:style-name="ce143"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54" table:formula="of:=IF(VALUE(MID([.F49];6;FIND(&quot;:&quot;;[.F49];1)-FIND(&quot; &quot;;[.F49];1)-1))&gt;VALUE(MID([.F48];6;FIND(&quot;:&quot;;[.F48];1)-FIND(&quot; &quot;;[.F48];1)-1));[.C48];[.C48]+1)" office:value-type="float" office:value="1">
            <text:p>001</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77" office:value-type="string">
            <text:p>High</text:p>
          </table:table-cell>
          <table:table-cell table:style-name="ce109" table:number-columns-repeated="1015"/>
        </table:table-row>
        <table:table-row table:style-name="ro33">
          <table:table-cell table:style-name="ce143"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54" table:formula="of:=IF(VALUE(MID([.F50];6;FIND(&quot;:&quot;;[.F50];1)-FIND(&quot; &quot;;[.F50];1)-1))&gt;VALUE(MID([.F49];6;FIND(&quot;:&quot;;[.F49];1)-FIND(&quot; &quot;;[.F49];1)-1));[.C49];[.C49]+1)" office:value-type="float" office:value="1">
            <text:p>001</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77" office:value-type="string">
            <text:p>High</text:p>
          </table:table-cell>
          <table:table-cell table:style-name="ce109" table:number-columns-repeated="1015"/>
        </table:table-row>
        <table:table-row table:style-name="ro28">
          <table:table-cell table:style-name="ce143"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54" table:formula="of:=IF(VALUE(MID([.F51];6;FIND(&quot;:&quot;;[.F51];1)-FIND(&quot; &quot;;[.F51];1)-1))&gt;VALUE(MID([.F50];6;FIND(&quot;:&quot;;[.F50];1)-FIND(&quot; &quot;;[.F50];1)-1));[.C50];[.C50]+1)" office:value-type="float" office:value="1">
            <text:p>001</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77" office:value-type="string">
            <text:p>High</text:p>
          </table:table-cell>
          <table:table-cell table:style-name="ce109" table:number-columns-repeated="1015"/>
        </table:table-row>
        <table:table-row table:style-name="ro29">
          <table:table-cell table:style-name="ce143" table:formula="of:=IF(VALUE(MID([.F52];6;FIND(&quot;:&quot;;[.F52];1)-FIND(&quot; &quot;;[.F52];1)-1))&gt;VALUE(MID([.F51];6;FIND(&quot;:&quot;;[.F51];1)-FIND(&quot; &quot;;[.F51];1)-1));&quot;&quot;;MAX([.A$7:.A51])+1)" office:value-type="float" office:value="16">
            <text:p>016</text:p>
          </table:table-cell>
          <table:table-cell table:style-name="ce54" office:value-type="string">
            <text:p>REG_PLF305_ECMS_016</text:p>
          </table:table-cell>
          <table:table-cell table:style-name="ce154" office:value-type="float" office:value="1">
            <text:p>001</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17">
          <table:table-cell table:style-name="ce143" table:formula="of:=IF(VALUE(MID([.F53];6;FIND(&quot;:&quot;;[.F53];1)-FIND(&quot; &quot;;[.F53];1)-1))&gt;VALUE(MID([.F52];6;FIND(&quot;:&quot;;[.F52];1)-FIND(&quot; &quot;;[.F52];1)-1));&quot;&quot;;MAX([.A$7:.A52])+1)" office:value-type="float" office:value="17">
            <text:p>017</text:p>
          </table:table-cell>
          <table:table-cell table:style-name="ce54" office:value-type="string">
            <text:p>REG_PLF305_ECMS_017</text:p>
          </table:table-cell>
          <table:table-cell table:style-name="ce154" office:value-type="float" office:value="1">
            <text:p>001</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25">
          <table:table-cell table:style-name="ce143"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54" table:formula="of:=IF(VALUE(MID([.F54];6;FIND(&quot;:&quot;;[.F54];1)-FIND(&quot; &quot;;[.F54];1)-1))&gt;VALUE(MID([.F53];6;FIND(&quot;:&quot;;[.F53];1)-FIND(&quot; &quot;;[.F53];1)-1));[.C53];[.C53]+1)" office:value-type="float" office:value="1">
            <text:p>001</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1" table:number-rows-repeated="2">
          <table:table-cell table:style-name="ce109"/>
          <table:table-cell table:style-name="ce53"/>
          <table:table-cell table:style-name="ce154"/>
          <table:table-cell table:style-name="ce126"/>
          <table:table-cell table:style-name="ce128"/>
          <table:table-cell table:style-name="ce109" table:number-columns-repeated="1019"/>
        </table:table-row>
        <table:table-row table:style-name="ro31" table:number-rows-repeated="10">
          <table:table-cell table:style-name="ce109"/>
          <table:table-cell table:style-name="ce58"/>
          <table:table-cell table:style-name="ce109"/>
          <table:table-cell table:style-name="ce128"/>
          <table:table-cell table:style-name="ce109" table:number-columns-repeated="1020"/>
        </table:table-row>
        <table:table-row table:style-name="ro19" table:number-rows-repeated="1048509">
          <table:table-cell table:number-columns-repeated="1024"/>
        </table:table-row>
        <table:table-row table:style-name="ro19">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4" table:default-cell-style-name="Default"/>
        <table:table-column table:style-name="co35" table:default-cell-style-name="Default"/>
        <table:table-column table:style-name="co8" table:number-columns-repeated="1016" table:default-cell-style-name="Default"/>
        <table:table-row table:style-name="ro19">
          <table:table-cell table:style-name="ce141"/>
          <table:table-cell table:style-name="ce144" office:value-type="string">
            <text:p>TEST CASES</text:p>
          </table:table-cell>
          <table:table-cell table:style-name="ce149"/>
          <table:table-cell table:style-name="ce157" table:number-columns-repeated="2"/>
          <table:table-cell table:style-name="ce165"/>
          <table:table-cell table:style-name="ce157" table:number-columns-repeated="3"/>
          <table:table-cell table:style-name="ce178"/>
          <table:table-cell table:style-name="ce157"/>
          <table:table-cell table:style-name="ce179" office:value-type="string">
            <text:p>Passed</text:p>
          </table:table-cell>
          <table:table-cell table:style-name="ce179" table:formula="of:=COUNTIF([.M$7:.M$979];[.$L1])" office:value-type="float" office:value="6">
            <text:p>6</text:p>
          </table:table-cell>
          <table:table-cell table:style-name="ce179" table:formula="of:=COUNTIF([.N$7:.N$979];[.$L1])" office:value-type="float" office:value="6">
            <text:p>6</text:p>
          </table:table-cell>
          <table:table-cell table:style-name="ce179" table:formula="of:=COUNTIF([.O$7:.O$979];[.$L1])" office:value-type="float" office:value="0">
            <text:p>0</text:p>
          </table:table-cell>
          <table:table-cell table:style-name="ce179" table:formula="of:=COUNTIF([.P$7:.P$979];[.$L1])"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5"/>
          <table:table-cell table:style-name="ce150"/>
          <table:table-cell table:style-name="ce157" table:number-columns-repeated="2"/>
          <table:table-cell table:style-name="ce165"/>
          <table:table-cell table:style-name="ce157" table:number-columns-repeated="3"/>
          <table:table-cell table:style-name="ce109"/>
          <table:table-cell table:style-name="ce157"/>
          <table:table-cell table:style-name="ce179" office:value-type="string">
            <text:p>Failed</text:p>
          </table:table-cell>
          <table:table-cell table:style-name="ce179" table:formula="of:=COUNTIF([.M$7:.M$979];[.$L2])" office:value-type="float" office:value="0">
            <text:p>0</text:p>
          </table:table-cell>
          <table:table-cell table:style-name="ce179" table:formula="of:=COUNTIF([.N$7:.N$979];[.$L2])" office:value-type="float" office:value="0">
            <text:p>0</text:p>
          </table:table-cell>
          <table:table-cell table:style-name="ce179" table:formula="of:=COUNTIF([.O$7:.O$979];[.$L2])" office:value-type="float" office:value="0">
            <text:p>0</text:p>
          </table:table-cell>
          <table:table-cell table:style-name="ce179" table:formula="of:=COUNTIF([.P$7:.P$979];[.$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146" office:value-type="string">
            <text:p>Function List:</text:p>
          </table:table-cell>
          <table:table-cell table:style-name="ce151" office:value-type="string" table:number-columns-spanned="3" table:number-rows-spanned="1">
            <text:p>Bugs on ECMS 2.1.6 for regression test</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9" office:value-type="string">
            <text:p>Blocked</text:p>
          </table:table-cell>
          <table:table-cell table:style-name="ce179" table:formula="of:=COUNTIF([.M$7:.M$979];[.$L3])" office:value-type="float" office:value="0">
            <text:p>0</text:p>
          </table:table-cell>
          <table:table-cell table:style-name="ce179" table:formula="of:=COUNTIF([.N$7:.N$979];[.$L3])" office:value-type="float" office:value="0">
            <text:p>0</text:p>
          </table:table-cell>
          <table:table-cell table:style-name="ce179" table:formula="of:=COUNTIF([.O$7:.O$979];[.$L3])" office:value-type="float" office:value="0">
            <text:p>0</text:p>
          </table:table-cell>
          <table:table-cell table:style-name="ce179" table:formula="of:=COUNTIF([.P$7:.P$979];[.$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146" office:value-type="string">
            <text:p>Total Main Cases:</text:p>
          </table:table-cell>
          <table:table-cell table:style-name="ce152" table:formula="of:=MAX([.A7:.A960])" office:value-type="float" office:value="15" table:number-columns-spanned="3" table:number-rows-spanned="1">
            <text:p>15</text:p>
          </table:table-cell>
          <table:covered-table-cell table:style-name="ce158"/>
          <table:covered-table-cell table:style-name="ce162"/>
          <table:table-cell table:style-name="ce165"/>
          <table:table-cell table:style-name="ce169"/>
          <table:table-cell table:style-name="ce176" table:number-columns-repeated="2"/>
          <table:table-cell table:style-name="ce109"/>
          <table:table-cell table:style-name="ce176"/>
          <table:table-cell table:style-name="ce178" office:value-type="string">
            <text:p>Untested</text:p>
          </table:table-cell>
          <table:table-cell table:style-name="ce179" table:formula="of:=COUNTIF([.M$7:.M$979];[.$L4])" office:value-type="float" office:value="0">
            <text:p>0</text:p>
          </table:table-cell>
          <table:table-cell table:style-name="ce179" table:formula="of:=COUNTIF([.N$7:.N$979];[.$L4])" office:value-type="float" office:value="0">
            <text:p>0</text:p>
          </table:table-cell>
          <table:table-cell table:style-name="ce179" table:formula="of:=COUNTIF([.O$7:.O$979];[.$L4])" office:value-type="float" office:value="0">
            <text:p>0</text:p>
          </table:table-cell>
          <table:table-cell table:style-name="ce179" table:formula="of:=COUNTIF([.P$7:.P$979];[.$L4])"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147"/>
          <table:table-cell table:style-name="ce141"/>
          <table:table-cell table:style-name="ce159"/>
          <table:table-cell table:style-name="ce163"/>
          <table:table-cell table:style-name="ce163" office:value-type="string">
            <text:p><text:s/></text:p>
          </table:table-cell>
          <table:table-cell table:style-name="ce163" table:number-columns-repeated="3"/>
          <table:table-cell table:style-name="ce109"/>
          <table:table-cell table:style-name="ce163"/>
          <table:table-cell office:value-type="string">
            <text:p>N/A</text:p>
          </table:table-cell>
          <table:table-cell table:style-name="ce179" table:formula="of:=COUNTIF([.M$7:.M$979];[.$L5])" office:value-type="float" office:value="0">
            <text:p>0</text:p>
          </table:table-cell>
          <table:table-cell table:style-name="ce179" table:formula="of:=COUNTIF([.N$7:.N$979];[.$L5])" office:value-type="float" office:value="0">
            <text:p>0</text:p>
          </table:table-cell>
          <table:table-cell table:style-name="ce179" table:formula="of:=COUNTIF([.O$7:.O$979];[.$L5])" office:value-type="float" office:value="0">
            <text:p>0</text:p>
          </table:table-cell>
          <table:table-cell table:style-name="ce179"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17">
          <table:table-cell table:style-name="ce183" office:value-type="float" office:value="1">
            <text:p>001</text:p>
          </table:table-cell>
          <table:table-cell table:style-name="ce184" office:value-type="string">
            <text:p>REG_PLF306_ECMS_001</text:p>
          </table:table-cell>
          <table:table-cell table:style-name="ce153" office:value-type="float" office:value="1">
            <text:p>001</text:p>
          </table:table-cell>
          <table:table-cell table:style-name="ce126" table:formula="of:=[.B7]" office:value-type="string" office:string-value="REG_PLF306_ECMS_001">
            <text:p>REG_PLF306_ECMS_001</text:p>
          </table:table-cell>
          <table:table-cell table:style-name="ce59" office:value-type="string">
            <text:p>Check limit of category length</text:p>
          </table:table-cell>
          <table:table-cell table:style-name="ce165" office:value-type="string">
            <text:p>Step 1: Open form to edit category tree</text:p>
          </table:table-cell>
          <table:table-cell table:style-name="ce171" office:value-type="string">
            <text:p><text:span text:style-name="T2">- Go to </text:span><text:span text:style-name="T9">Content </text:span><text:span text:style-name="T9">Administrati</text:span><text:span text:style-name="T9">on → </text:span><text:span text:style-name="T9">Categories&amp;</text:span><text:span text:style-name="T9">Tags</text:span></text:p>
            <text:p><text:span text:style-name="T2">- Go to </text:span><text:span text:style-name="T9">Manage </text:span><text:span text:style-name="T9">Categories</text:span></text:p>
            <text:p><text:span text:style-name="T2">- Click on </text:span><text:span text:style-name="T9">Edit</text:span><text:span text:style-name="T2"> </text:span><text:span text:style-name="T2">icon of 1 </text:span><text:span text:style-name="T2">category tree</text:span></text:p>
          </table:table-cell>
          <table:table-cell table:style-name="ce165" office:value-type="string">
            <text:p>Edit Category Tree pop-up is shown. It allows to add categories inside</text:p>
          </table:table-cell>
          <table:table-cell table:style-name="ce126" office:value-type="string">
            <text:p>High</text:p>
          </table:table-cell>
          <table:table-cell table:style-name="ce126" office:value-type="string">
            <text:p>ECMS-1538</text:p>
            <text:p>CCP-621</text:p>
          </table:table-cell>
          <table:table-cell table:style-name="ce190" office:value-type="string">
            <text:p>System warning "The name too long" </text:p>
          </table:table-cell>
          <table:table-cell table:style-name="ce188" table:number-columns-repeated="6"/>
          <table:table-cell table:number-columns-repeated="1007"/>
        </table:table-row>
        <table:table-row table:style-name="ro28">
          <table:table-cell table:style-name="ce183" table:formula="of:=IF(VALUE(MID([.F8];6;FIND(&quot;:&quot;;[.F8];1)-FIND(&quot; &quot;;[.F8];1)-1))&gt;VALUE(MID([.F7];6;FIND(&quot;:&quot;;[.F7];1)-FIND(&quot; &quot;;[.F7];1)-1));&quot;&quot;;MAX([.A$7:.A7])+1)">
            <text:p/>
          </table:table-cell>
          <table:table-cell table:style-name="ce185" office:value-type="string">
            <text:p>REG_PLF306_ECMS_001</text:p>
          </table:table-cell>
          <table:table-cell table:style-name="ce186" table:formula="of:=IF(VALUE(MID([.F8];6;FIND(&quot;:&quot;;[.F8];1)-FIND(&quot; &quot;;[.F8];1)-1))&gt;VALUE(MID([.F7];6;FIND(&quot;:&quot;;[.F7];1)-FIND(&quot; &quot;;[.F7];1)-1));[.C7];[.C7]+1)" office:value-type="float" office:value="1">
            <text:p>001</text:p>
          </table:table-cell>
          <table:table-cell table:style-name="ce126" table:formula="of:=[.B8]"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2: Open form to add category</text:p>
          </table:table-cell>
          <table:table-cell table:style-name="ce165" office:value-type="string">
            <text:p>- Select the path to add category in the left pane.</text:p>
            <text:p>- Click on <text:span text:style-name="T7">Add</text:span> icon</text:p>
          </table:table-cell>
          <table:table-cell table:style-name="ce165" office:value-type="string">
            <text:p>Form to add new category appears</text:p>
          </table:table-cell>
          <table:table-cell table:style-name="ce126" office:value-type="string">
            <text:p>High</text:p>
          </table:table-cell>
          <table:table-cell table:style-name="ce126"/>
          <table:table-cell table:style-name="ce188"/>
          <table:table-cell table:style-name="ce165" table:number-columns-repeated="1013"/>
        </table:table-row>
        <table:table-row table:style-name="ro17">
          <table:table-cell table:style-name="ce183" table:formula="of:=IF(VALUE(MID([.F9];6;FIND(&quot;:&quot;;[.F9];1)-FIND(&quot; &quot;;[.F9];1)-1))&gt;VALUE(MID([.F8];6;FIND(&quot;:&quot;;[.F8];1)-FIND(&quot; &quot;;[.F8];1)-1));&quot;&quot;;MAX([.A$7:.A8])+1)">
            <text:p/>
          </table:table-cell>
          <table:table-cell table:style-name="ce185" office:value-type="string">
            <text:p>REG_PLF306_ECMS_001</text:p>
          </table:table-cell>
          <table:table-cell table:style-name="ce186" table:formula="of:=IF(VALUE(MID([.F9];6;FIND(&quot;:&quot;;[.F9];1)-FIND(&quot; &quot;;[.F9];1)-1))&gt;VALUE(MID([.F8];6;FIND(&quot;:&quot;;[.F8];1)-FIND(&quot; &quot;;[.F8];1)-1));[.C8];[.C8]+1)" office:value-type="float" office:value="1">
            <text:p>001</text:p>
          </table:table-cell>
          <table:table-cell table:style-name="ce126" table:formula="of:=[.B9]" office:value-type="string" office:string-value="REG_PLF306_ECMS_001">
            <text:p>REG_PLF306_ECMS_001</text:p>
          </table:table-cell>
          <table:table-cell table:style-name="ce155" office:value-type="string">
            <text:p>Check limit of category length</text:p>
          </table:table-cell>
          <table:table-cell table:style-name="ce165" office:value-type="string">
            <text:p>Step 3: Check the limit of category length</text:p>
          </table:table-cell>
          <table:table-cell table:style-name="ce165" office:value-type="string">
            <text:p>- In <text:span text:style-name="T7">Category </text:span><text:span text:style-name="T7">Name </text:span><text:span text:style-name="T4">field, </text:span><text:span text:style-name="T4">put the name </text:span><text:span text:style-name="T4">of category is </text:span><text:span text:style-name="T4">greater than </text:span><text:span text:style-name="T4">30 characters </text:span><text:span text:style-name="T4">(and less than </text:span><text:span text:style-name="T4">150) </text:span></text:p>
            <text:p><text:span text:style-name="T4">- Click Save </text:span><text:span text:style-name="T4">button</text:span></text:p>
          </table:table-cell>
          <table:table-cell table:style-name="ce165" office:value-type="string">
            <text:p>Save successfully.</text:p>
          </table:table-cell>
          <table:table-cell table:style-name="ce165" office:value-type="string">
            <text:p>High</text:p>
          </table:table-cell>
          <table:table-cell table:style-name="ce126"/>
          <table:table-cell table:style-name="ce165" table:number-columns-repeated="1014"/>
        </table:table-row>
        <table:table-row table:style-name="ro22">
          <table:table-cell table:style-name="ce183" table:formula="of:=IF(VALUE(MID([.F10];6;FIND(&quot;:&quot;;[.F10];1)-FIND(&quot; &quot;;[.F10];1)-1))&gt;VALUE(MID([.F9];6;FIND(&quot;:&quot;;[.F9];1)-FIND(&quot; &quot;;[.F9];1)-1));&quot;&quot;;MAX([.A$7:.A9])+1)" office:value-type="float" office:value="2">
            <text:p>002</text:p>
          </table:table-cell>
          <table:table-cell table:style-name="ce184" office:value-type="string">
            <text:p>REG_PLF306_ECMS_002</text:p>
          </table:table-cell>
          <table:table-cell table:style-name="ce186" office:value-type="float" office:value="1">
            <text:p>001</text:p>
          </table:table-cell>
          <table:table-cell table:style-name="ce126" table:formula="of:=[.B10]" office:value-type="string" office:string-value="REG_PLF306_ECMS_002">
            <text:p>REG_PLF306_ECMS_002</text:p>
          </table:table-cell>
          <table:table-cell table:style-name="ce59" office:value-type="string">
            <text:p>Check RTF Document <text:s/>Edition Dialog</text:p>
          </table:table-cell>
          <table:table-cell table:style-name="ce188" office:value-type="string">
            <text:p>Step 1: Open soffice</text:p>
          </table:table-cell>
          <table:table-cell table:style-name="ce165" office:value-type="string">
            <text:p>- Open terminal and run soffice </text:p>
            <text:p>- Run command:</text:p>
            <text:p>Soffice -headless -accept="socket,host=127.0.0.1,port=8100;urp;" -nofirststartwizard</text:p>
            <text:p>- Restart server</text:p>
          </table:table-cell>
          <table:table-cell table:style-name="ce165" office:value-type="string">
            <text:p>Run successfully.</text:p>
          </table:table-cell>
          <table:table-cell table:style-name="ce126" office:value-type="string">
            <text:p>High</text:p>
          </table:table-cell>
          <table:table-cell table:style-name="ce165" office:value-type="string">
            <text:p>ECMS-1895</text:p>
            <text:p>CCP-734</text:p>
          </table:table-cell>
          <table:table-cell table:style-name="ce165" office:value-type="string">
            <text:p>Text area display in Edit <text:s/>dialog.</text:p>
          </table:table-cell>
          <table:table-cell table:style-name="ce165" table:number-columns-repeated="1013"/>
        </table:table-row>
        <table:table-row table:style-name="ro25">
          <table:table-cell table:style-name="ce183" table:formula="of:=IF(VALUE(MID([.F11];6;FIND(&quot;:&quot;;[.F11];1)-FIND(&quot; &quot;;[.F11];1)-1))&gt;VALUE(MID([.F10];6;FIND(&quot;:&quot;;[.F10];1)-FIND(&quot; &quot;;[.F10];1)-1));&quot;&quot;;MAX([.A$7:.A10])+1)">
            <text:p/>
          </table:table-cell>
          <table:table-cell table:style-name="ce185" office:value-type="string">
            <text:p>REG_PLF306_ECMS_002</text:p>
          </table:table-cell>
          <table:table-cell table:style-name="ce186" table:formula="of:=IF(VALUE(MID([.F11];6;FIND(&quot;:&quot;;[.F11];1)-FIND(&quot; &quot;;[.F11];1)-1))&gt;VALUE(MID([.F10];6;FIND(&quot;:&quot;;[.F10];1)-FIND(&quot; &quot;;[.F10];1)-1));[.C10];[.C10]+1)" office:value-type="float" office:value="1">
            <text:p>001</text:p>
          </table:table-cell>
          <table:table-cell table:style-name="ce126" table:formula="of:=[.B11]"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2: Upload a rtf file</text:p>
          </table:table-cell>
          <table:table-cell table:style-name="ce165"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65" office:value-type="string">
            <text:p>Content of uploaded file is shown</text:p>
          </table:table-cell>
          <table:table-cell table:style-name="ce126" office:value-type="string">
            <text:p>High</text:p>
          </table:table-cell>
          <table:table-cell table:style-name="ce165" table:number-columns-repeated="1015"/>
        </table:table-row>
        <table:table-row table:style-name="ro47">
          <table:table-cell table:style-name="ce183" table:formula="of:=IF(VALUE(MID([.F12];6;FIND(&quot;:&quot;;[.F12];1)-FIND(&quot; &quot;;[.F12];1)-1))&gt;VALUE(MID([.F11];6;FIND(&quot;:&quot;;[.F11];1)-FIND(&quot; &quot;;[.F11];1)-1));&quot;&quot;;MAX([.A$7:.A11])+1)">
            <text:p/>
          </table:table-cell>
          <table:table-cell table:style-name="ce185" office:value-type="string">
            <text:p>REG_PLF306_ECMS_002</text:p>
          </table:table-cell>
          <table:table-cell table:style-name="ce186"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6_ECMS_002">
            <text:p>REG_PLF306_ECMS_002</text:p>
          </table:table-cell>
          <table:table-cell table:style-name="ce132" office:value-type="string">
            <text:p>Check RTF Document <text:s/>Edition Dialog</text:p>
          </table:table-cell>
          <table:table-cell table:style-name="ce165" office:value-type="string">
            <text:p>Step 3: Edit uploaded file</text:p>
          </table:table-cell>
          <table:table-cell table:style-name="ce165"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5" office:value-type="string">
            <text:p>After 10m (in ECMS), new content of uploaded file is shown.</text:p>
          </table:table-cell>
          <table:table-cell table:style-name="ce126" office:value-type="string">
            <text:p>High</text:p>
          </table:table-cell>
          <table:table-cell table:style-name="ce165" table:number-columns-repeated="1015"/>
        </table:table-row>
        <table:table-row table:style-name="ro29">
          <table:table-cell table:style-name="ce183" table:formula="of:=IF(VALUE(MID([.F13];6;FIND(&quot;:&quot;;[.F13];1)-FIND(&quot; &quot;;[.F13];1)-1))&gt;VALUE(MID([.F12];6;FIND(&quot;:&quot;;[.F12];1)-FIND(&quot; &quot;;[.F12];1)-1));&quot;&quot;;MAX([.A$7:.A12])+1)" office:value-type="float" office:value="3">
            <text:p>003</text:p>
          </table:table-cell>
          <table:table-cell table:style-name="ce184" office:value-type="string">
            <text:p>REG_PLF306_ECMS_003</text:p>
          </table:table-cell>
          <table:table-cell table:style-name="ce186" office:value-type="float" office:value="1">
            <text:p>001</text:p>
          </table:table-cell>
          <table:table-cell table:style-name="ce126"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65" office:value-type="string">
            <text:p>Step 1: Configure file</text:p>
          </table:table-cell>
          <table:table-cell table:style-name="ce165"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65" office:value-type="string">
            <text:p>File is save</text:p>
          </table:table-cell>
          <table:table-cell table:style-name="ce165" office:value-type="string">
            <text:p>High</text:p>
          </table:table-cell>
          <table:table-cell table:style-name="ce165" office:value-type="string">
            <text:p>ECMS-1952</text:p>
            <text:p>CCP-761</text:p>
          </table:table-cell>
          <table:table-cell table:style-name="ce165" office:value-type="string">
            <text:p>Exception in the console</text:p>
          </table:table-cell>
          <table:table-cell table:style-name="ce165" table:number-columns-repeated="1013"/>
        </table:table-row>
        <table:table-row table:style-name="ro9">
          <table:table-cell table:style-name="ce183" table:formula="of:=IF(VALUE(MID([.F14];6;FIND(&quot;:&quot;;[.F14];1)-FIND(&quot; &quot;;[.F14];1)-1))&gt;VALUE(MID([.F13];6;FIND(&quot;:&quot;;[.F13];1)-FIND(&quot; &quot;;[.F13];1)-1));&quot;&quot;;MAX([.A$7:.A13])+1)">
            <text:p/>
          </table:table-cell>
          <table:table-cell table:style-name="ce185" office:value-type="string">
            <text:p>REG_PLF306_ECMS_003</text:p>
          </table:table-cell>
          <table:table-cell table:style-name="ce186" table:formula="of:=IF(VALUE(MID([.F14];6;FIND(&quot;:&quot;;[.F14];1)-FIND(&quot; &quot;;[.F14];1)-1))&gt;VALUE(MID([.F13];6;FIND(&quot;:&quot;;[.F13];1)-FIND(&quot; &quot;;[.F13];1)-1));[.C13];[.C13]+1)" office:value-type="float" office:value="1">
            <text:p>001</text:p>
          </table:table-cell>
          <table:table-cell table:style-name="ce126" table:formula="of:=[.B14]" office:value-type="string" office:string-value="REG_PLF306_ECMS_003">
            <text:p>REG_PLF306_ECMS_003</text:p>
          </table:table-cell>
          <table:table-cell table:style-name="ce132" office:value-type="string">
            <text:p>Check server start-up with specified language</text:p>
          </table:table-cell>
          <table:table-cell table:style-name="ce165" office:value-type="string">
            <text:p>Step 2: Start server</text:p>
          </table:table-cell>
          <table:table-cell table:style-name="ce165" office:value-type="string">
            <text:p>Start server</text:p>
          </table:table-cell>
          <table:table-cell table:style-name="ce165" office:value-type="string">
            <text:p>Server starts without error</text:p>
          </table:table-cell>
          <table:table-cell table:style-name="ce165" office:value-type="string">
            <text:p>High</text:p>
          </table:table-cell>
          <table:table-cell table:style-name="ce165" table:number-columns-repeated="1015"/>
        </table:table-row>
        <table:table-row table:style-name="ro22">
          <table:table-cell table:style-name="ce183" table:formula="of:=IF(VALUE(MID([.F15];6;FIND(&quot;:&quot;;[.F15];1)-FIND(&quot; &quot;;[.F15];1)-1))&gt;VALUE(MID([.F14];6;FIND(&quot;:&quot;;[.F14];1)-FIND(&quot; &quot;;[.F14];1)-1));&quot;&quot;;MAX([.A$7:.A14])+1)" office:value-type="float" office:value="4">
            <text:p>004</text:p>
          </table:table-cell>
          <table:table-cell table:style-name="ce184" office:value-type="string">
            <text:p>REG_PLF306_ECMS_004</text:p>
          </table:table-cell>
          <table:table-cell table:style-name="ce186" office:value-type="float" office:value="1">
            <text:p>001</text:p>
          </table:table-cell>
          <table:table-cell table:style-name="ce126" table:formula="of:=[.B15]" office:value-type="string" office:string-value="REG_PLF306_ECMS_004">
            <text:p>REG_PLF306_ECMS_004</text:p>
          </table:table-cell>
          <table:table-cell table:style-name="ce59" office:value-type="string">
            <text:p>Check permission removal on document</text:p>
          </table:table-cell>
          <table:table-cell table:style-name="ce165" office:value-type="string">
            <text:p>Step 1: Creates a document</text:p>
          </table:table-cell>
          <table:table-cell table:style-name="ce165" office:value-type="string">
            <text:p>- Login as John</text:p>
            <text:p>- Go to Content Explorer</text:p>
            <text:p>- Select drive Site Management → <text:s/>acme/web contents</text:p>
            <text:p>- Add a web content document</text:p>
            <text:p/>
          </table:table-cell>
          <table:table-cell table:style-name="ce165" office:value-type="string">
            <text:p>Web content document is created under Web Content folder</text:p>
          </table:table-cell>
          <table:table-cell table:style-name="ce126" office:value-type="string">
            <text:p>Medium</text:p>
          </table:table-cell>
          <table:table-cell table:style-name="ce165" office:value-type="string">
            <text:p>ECMS-2314</text:p>
            <text:p>CCP-919</text:p>
          </table:table-cell>
          <table:table-cell table:style-name="ce165" office:value-type="string">
            <text:p>Exception on console</text:p>
          </table:table-cell>
          <table:table-cell table:style-name="ce165" table:number-columns-repeated="1013"/>
        </table:table-row>
        <table:table-row table:style-name="ro28">
          <table:table-cell table:style-name="ce183" table:formula="of:=IF(VALUE(MID([.F16];6;FIND(&quot;:&quot;;[.F16];1)-FIND(&quot; &quot;;[.F16];1)-1))&gt;VALUE(MID([.F15];6;FIND(&quot;:&quot;;[.F15];1)-FIND(&quot; &quot;;[.F15];1)-1));&quot;&quot;;MAX([.A$7:.A15])+1)">
            <text:p/>
          </table:table-cell>
          <table:table-cell table:style-name="ce185" office:value-type="string">
            <text:p>REG_PLF306_ECMS_004</text:p>
          </table:table-cell>
          <table:table-cell table:style-name="ce186"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2: Add category for document</text:p>
          </table:table-cell>
          <table:table-cell table:style-name="ce171"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65" office:value-type="string">
            <text:p>Added category is listed on Referenced tab</text:p>
          </table:table-cell>
          <table:table-cell table:style-name="ce126" office:value-type="string">
            <text:p>Medium</text:p>
          </table:table-cell>
          <table:table-cell table:style-name="ce165" table:number-columns-repeated="1015"/>
        </table:table-row>
        <table:table-row table:style-name="ro28">
          <table:table-cell table:style-name="ce183" table:formula="of:=IF(VALUE(MID([.F17];6;FIND(&quot;:&quot;;[.F17];1)-FIND(&quot; &quot;;[.F17];1)-1))&gt;VALUE(MID([.F16];6;FIND(&quot;:&quot;;[.F16];1)-FIND(&quot; &quot;;[.F16];1)-1));&quot;&quot;;MAX([.A$7:.A16])+1)">
            <text:p/>
          </table:table-cell>
          <table:table-cell table:style-name="ce185" office:value-type="string">
            <text:p>REG_PLF306_ECMS_004</text:p>
          </table:table-cell>
          <table:table-cell table:style-name="ce186" table:formula="of:=IF(VALUE(MID([.F17];6;FIND(&quot;:&quot;;[.F17];1)-FIND(&quot; &quot;;[.F17];1)-1))&gt;VALUE(MID([.F16];6;FIND(&quot;:&quot;;[.F16];1)-FIND(&quot; &quot;;[.F16];1)-1));[.C16];[.C16]+1)" office:value-type="float" office:value="1">
            <text:p>001</text:p>
          </table:table-cell>
          <table:table-cell table:style-name="ce126" table:formula="of:=[.B17]"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3: Remove permission</text:p>
          </table:table-cell>
          <table:table-cell table:style-name="ce165" office:value-type="string">
            <text:p>- Click Manage Permission</text:p>
            <text:p>- Remove permission “any” and “*:/web-contributors”</text:p>
          </table:table-cell>
          <table:table-cell table:style-name="ce165" office:value-type="string">
            <text:p>Permission is removed</text:p>
          </table:table-cell>
          <table:table-cell table:style-name="ce126" office:value-type="string">
            <text:p>Medium</text:p>
          </table:table-cell>
          <table:table-cell table:style-name="ce165" table:number-columns-repeated="1015"/>
        </table:table-row>
        <table:table-row table:style-name="ro17">
          <table:table-cell table:style-name="ce183" table:formula="of:=IF(VALUE(MID([.F18];6;FIND(&quot;:&quot;;[.F18];1)-FIND(&quot; &quot;;[.F18];1)-1))&gt;VALUE(MID([.F17];6;FIND(&quot;:&quot;;[.F17];1)-FIND(&quot; &quot;;[.F17];1)-1));&quot;&quot;;MAX([.A$7:.A17])+1)">
            <text:p/>
          </table:table-cell>
          <table:table-cell table:style-name="ce185" office:value-type="string">
            <text:p>REG_PLF306_ECMS_004</text:p>
          </table:table-cell>
          <table:table-cell table:style-name="ce186"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6_ECMS_004">
            <text:p>REG_PLF306_ECMS_004</text:p>
          </table:table-cell>
          <table:table-cell table:style-name="ce132" office:value-type="string">
            <text:p>Check permission removal on document</text:p>
          </table:table-cell>
          <table:table-cell table:style-name="ce165" office:value-type="string">
            <text:p>Step 4: Mary accesses the category</text:p>
          </table:table-cell>
          <table:table-cell table:style-name="ce165" office:value-type="string">
            <text:p>- Login as mary</text:p>
            <text:p>- Go to Content Explorer, drive acme</text:p>
            <text:p>- Select the category at step 2</text:p>
            <text:p>- Check if there is exception</text:p>
          </table:table-cell>
          <table:table-cell table:style-name="ce165" office:value-type="string">
            <text:p>No exception. Mary does not see the document.</text:p>
          </table:table-cell>
          <table:table-cell table:style-name="ce126" office:value-type="string">
            <text:p>Medium</text:p>
          </table:table-cell>
          <table:table-cell table:style-name="ce165" table:number-columns-repeated="1015"/>
        </table:table-row>
        <table:table-row table:style-name="ro48">
          <table:table-cell table:style-name="ce183" table:formula="of:=IF(VALUE(MID([.F19];6;FIND(&quot;:&quot;;[.F19];1)-FIND(&quot; &quot;;[.F19];1)-1))&gt;VALUE(MID([.F18];6;FIND(&quot;:&quot;;[.F18];1)-FIND(&quot; &quot;;[.F18];1)-1));&quot;&quot;;MAX([.A$7:.A18])+1)" office:value-type="float" office:value="5">
            <text:p>005</text:p>
          </table:table-cell>
          <table:table-cell table:style-name="ce184" office:value-type="string">
            <text:p>REG_PLF306_ECMS_005</text:p>
          </table:table-cell>
          <table:table-cell table:style-name="ce186" office:value-type="float" office:value="1">
            <text:p>001</text:p>
          </table:table-cell>
          <table:table-cell table:style-name="ce126" table:formula="of:=[.B19]" office:value-type="string" office:string-value="REG_PLF306_ECMS_005">
            <text:p>REG_PLF306_ECMS_005</text:p>
          </table:table-cell>
          <table:table-cell table:style-name="ce59" office:value-type="string">
            <text:p>Edit metadata with multi-value</text:p>
          </table:table-cell>
          <table:table-cell table:style-name="ce165" office:value-type="string">
            <text:p>Step 1: Configure</text:p>
          </table:table-cell>
          <table:table-cell table:style-name="ce165"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5" office:value-type="string">
            <text:p>Files are replaced</text:p>
          </table:table-cell>
          <table:table-cell table:style-name="ce126" office:value-type="string">
            <text:p>High</text:p>
          </table:table-cell>
          <table:table-cell table:style-name="ce165" office:value-type="string">
            <text:p>ECMS-2332</text:p>
            <text:p>CCP-982</text:p>
          </table:table-cell>
          <table:table-cell table:style-name="ce165" office:value-type="string">
            <text:p>Exception on console</text:p>
          </table:table-cell>
          <table:table-cell table:style-name="ce165" table:number-columns-repeated="1013"/>
        </table:table-row>
        <table:table-row table:style-name="ro25">
          <table:table-cell table:style-name="ce183" table:formula="of:=IF(VALUE(MID([.F20];6;FIND(&quot;:&quot;;[.F20];1)-FIND(&quot; &quot;;[.F20];1)-1))&gt;VALUE(MID([.F19];6;FIND(&quot;:&quot;;[.F19];1)-FIND(&quot; &quot;;[.F19];1)-1));&quot;&quot;;MAX([.A$7:.A19])+1)">
            <text:p/>
          </table:table-cell>
          <table:table-cell table:style-name="ce185" office:value-type="string">
            <text:p>REG_PLF306_ECMS_005</text:p>
          </table:table-cell>
          <table:table-cell table:style-name="ce186" table:formula="of:=IF(VALUE(MID([.F20];6;FIND(&quot;:&quot;;[.F20];1)-FIND(&quot; &quot;;[.F20];1)-1))&gt;VALUE(MID([.F19];6;FIND(&quot;:&quot;;[.F19];1)-FIND(&quot; &quot;;[.F19];1)-1));[.C19];[.C19]+1)" office:value-type="float" office:value="1">
            <text:p>001</text:p>
          </table:table-cell>
          <table:table-cell table:style-name="ce126" table:formula="of:=[.B20]"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2: Upload file</text:p>
          </table:table-cell>
          <table:table-cell table:style-name="ce165" office:value-type="string">
            <text:p>- Go to Content Explorer</text:p>
            <text:p>- Open form to upload a file</text:p>
            <text:p>- Choose a file to upload</text:p>
            <text:p>- Click Save. Still keep upload file form</text:p>
            <text:p/>
          </table:table-cell>
          <table:table-cell table:style-name="ce165" office:value-type="string">
            <text:p>File is choose to upload</text:p>
          </table:table-cell>
          <table:table-cell table:style-name="ce126" office:value-type="string">
            <text:p>High</text:p>
          </table:table-cell>
          <table:table-cell table:style-name="ce165" table:number-columns-repeated="1015"/>
        </table:table-row>
        <table:table-row table:style-name="ro23">
          <table:table-cell table:style-name="ce183" table:formula="of:=IF(VALUE(MID([.F21];6;FIND(&quot;:&quot;;[.F21];1)-FIND(&quot; &quot;;[.F21];1)-1))&gt;VALUE(MID([.F20];6;FIND(&quot;:&quot;;[.F20];1)-FIND(&quot; &quot;;[.F20];1)-1));&quot;&quot;;MAX([.A$7:.A20])+1)">
            <text:p/>
          </table:table-cell>
          <table:table-cell table:style-name="ce185" office:value-type="string">
            <text:p>REG_PLF306_ECMS_005</text:p>
          </table:table-cell>
          <table:table-cell table:style-name="ce186"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6_ECMS_005">
            <text:p>REG_PLF306_ECMS_005</text:p>
          </table:table-cell>
          <table:table-cell table:style-name="ce132" office:value-type="string">
            <text:p>Edit metadata with multi-value</text:p>
          </table:table-cell>
          <table:table-cell table:style-name="ce165" office:value-type="string">
            <text:p>Step 3: Edit metadata</text:p>
          </table:table-cell>
          <table:table-cell table:style-name="ce165"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5" office:value-type="string">
            <text:p>Save successfully. No exception.</text:p>
          </table:table-cell>
          <table:table-cell table:style-name="ce126" office:value-type="string">
            <text:p>High</text:p>
          </table:table-cell>
          <table:table-cell table:style-name="ce165"/>
          <table:table-cell table:style-name="ce165" office:value-type="string">
            <text:p>Cannot save.</text:p>
          </table:table-cell>
          <table:table-cell table:style-name="ce165" table:number-columns-repeated="1013"/>
        </table:table-row>
        <table:table-row table:style-name="ro17">
          <table:table-cell table:style-name="ce183" table:formula="of:=IF(VALUE(MID([.F22];6;FIND(&quot;:&quot;;[.F22];1)-FIND(&quot; &quot;;[.F22];1)-1))&gt;VALUE(MID([.F21];6;FIND(&quot;:&quot;;[.F21];1)-FIND(&quot; &quot;;[.F21];1)-1));&quot;&quot;;MAX([.A$7:.A21])+1)" office:value-type="float" office:value="6">
            <text:p>006</text:p>
          </table:table-cell>
          <table:table-cell table:style-name="ce184" office:value-type="string">
            <text:p>REG_PLF306_ECMS_006</text:p>
          </table:table-cell>
          <table:table-cell table:style-name="ce186" office:value-type="float" office:value="1">
            <text:p>001</text:p>
          </table:table-cell>
          <table:table-cell table:style-name="ce126"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65" office:value-type="string">
            <text:p>Step 1: Upload file</text:p>
          </table:table-cell>
          <table:table-cell table:style-name="ce165" office:value-type="string">
            <text:p>- Prepare a file of which name contains apostrophe (character ' )</text:p>
            <text:p>- Go to Content Explorer, acme/documents to upload the file</text:p>
          </table:table-cell>
          <table:table-cell table:style-name="ce165" office:value-type="string">
            <text:p>File is uploaded successfully.</text:p>
          </table:table-cell>
          <table:table-cell table:style-name="ce126" office:value-type="string">
            <text:p>Medium</text:p>
          </table:table-cell>
          <table:table-cell table:style-name="ce165" office:value-type="string">
            <text:p>ECMS-2317 </text:p>
            <text:p>CCP-978</text:p>
          </table:table-cell>
          <table:table-cell table:style-name="ce165" table:number-columns-repeated="1014"/>
        </table:table-row>
        <table:table-row table:style-name="ro25">
          <table:table-cell table:style-name="ce183" table:formula="of:=IF(VALUE(MID([.F23];6;FIND(&quot;:&quot;;[.F23];1)-FIND(&quot; &quot;;[.F23];1)-1))&gt;VALUE(MID([.F22];6;FIND(&quot;:&quot;;[.F22];1)-FIND(&quot; &quot;;[.F22];1)-1));&quot;&quot;;MAX([.A$7:.A22])+1)">
            <text:p/>
          </table:table-cell>
          <table:table-cell table:style-name="ce185" office:value-type="string">
            <text:p>REG_PLF306_ECMS_006</text:p>
          </table:table-cell>
          <table:table-cell table:style-name="ce186"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2: Search the file</text:p>
          </table:table-cell>
          <table:table-cell table:style-name="ce165" office:value-type="string">
            <text:p>- Go to acme home page</text:p>
            <text:p>- Search the file by its name</text:p>
          </table:table-cell>
          <table:table-cell table:style-name="ce165" office:value-type="string">
            <text:p>File link display correctly in search result</text:p>
          </table:table-cell>
          <table:table-cell table:style-name="ce126" office:value-type="string">
            <text:p>Medium</text:p>
          </table:table-cell>
          <table:table-cell table:style-name="ce165"/>
          <table:table-cell table:style-name="ce165" office:value-type="string">
            <text:p>The apostrophe character displays as %27</text:p>
          </table:table-cell>
          <table:table-cell table:style-name="ce165" table:number-columns-repeated="1013"/>
        </table:table-row>
        <table:table-row table:style-name="ro17">
          <table:table-cell table:style-name="ce183" table:formula="of:=IF(VALUE(MID([.F24];6;FIND(&quot;:&quot;;[.F24];1)-FIND(&quot; &quot;;[.F24];1)-1))&gt;VALUE(MID([.F23];6;FIND(&quot;:&quot;;[.F23];1)-FIND(&quot; &quot;;[.F23];1)-1));&quot;&quot;;MAX([.A$7:.A23])+1)">
            <text:p/>
          </table:table-cell>
          <table:table-cell table:style-name="ce185" office:value-type="string">
            <text:p>REG_PLF306_ECMS_006</text:p>
          </table:table-cell>
          <table:table-cell table:style-name="ce186" table:formula="of:=IF(VALUE(MID([.F24];6;FIND(&quot;:&quot;;[.F24];1)-FIND(&quot; &quot;;[.F24];1)-1))&gt;VALUE(MID([.F23];6;FIND(&quot;:&quot;;[.F23];1)-FIND(&quot; &quot;;[.F23];1)-1));[.C23];[.C23]+1)" office:value-type="float" office:value="1">
            <text:p>001</text:p>
          </table:table-cell>
          <table:table-cell table:style-name="ce126"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table:style-name="ce165" office:value-type="string">
            <text:p>Step 3: Download file in search result</text:p>
          </table:table-cell>
          <table:table-cell table:style-name="ce165" office:value-type="string">
            <text:p>- Click to download the file</text:p>
          </table:table-cell>
          <table:table-cell table:style-name="ce165" office:value-type="string">
            <text:p>Download successfully</text:p>
          </table:table-cell>
          <table:table-cell table:style-name="ce126" office:value-type="string">
            <text:p>Medium</text:p>
          </table:table-cell>
          <table:table-cell table:style-name="ce165"/>
          <table:table-cell table:style-name="ce165" office:value-type="string">
            <text:p>Cannot download</text:p>
          </table:table-cell>
          <table:table-cell table:style-name="ce165" table:number-columns-repeated="1013"/>
        </table:table-row>
        <table:table-row table:style-name="ro25">
          <table:table-cell table:style-name="ce183" table:formula="of:=IF(VALUE(MID([.F25];6;FIND(&quot;:&quot;;[.F25];1)-FIND(&quot; &quot;;[.F25];1)-1))&gt;VALUE(MID([.F24];6;FIND(&quot;:&quot;;[.F24];1)-FIND(&quot; &quot;;[.F24];1)-1));&quot;&quot;;MAX([.A$7:.A24])+1)" office:value-type="float" office:value="7">
            <text:p>007</text:p>
          </table:table-cell>
          <table:table-cell table:style-name="ce184" office:value-type="string">
            <text:p>REG_PLF306_ECMS_007</text:p>
          </table:table-cell>
          <table:table-cell table:style-name="ce186" office:value-type="float" office:value="1">
            <text:p>001</text:p>
          </table:table-cell>
          <table:table-cell table:style-name="ce126" table:formula="of:=[.B25]" office:value-type="string" office:string-value="REG_PLF306_ECMS_007">
            <text:p>REG_PLF306_ECMS_007</text:p>
          </table:table-cell>
          <table:table-cell table:style-name="ce59" office:value-type="string">
            <text:p>Check page navigation in File Explorer</text:p>
          </table:table-cell>
          <table:table-cell table:style-name="ce165" office:value-type="string">
            <text:p>Step 1: Import much content</text:p>
          </table:table-cell>
          <table:table-cell table:style-name="ce165"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5" office:value-type="string">
            <text:p>File is imported successfully</text:p>
          </table:table-cell>
          <table:table-cell table:style-name="ce126" office:value-type="string">
            <text:p>Medium</text:p>
          </table:table-cell>
          <table:table-cell table:style-name="ce165" office:value-type="string">
            <text:p>ECMS-2363</text:p>
            <text:p>CCP_994</text:p>
          </table:table-cell>
          <table:table-cell table:style-name="ce165" office:value-type="string">
            <text:p>Page number navigation never displays</text:p>
          </table:table-cell>
          <table:table-cell table:style-name="ce165" table:number-columns-repeated="1013"/>
        </table:table-row>
        <table:table-row table:style-name="ro28">
          <table:table-cell table:style-name="ce183" table:formula="of:=IF(VALUE(MID([.F26];6;FIND(&quot;:&quot;;[.F26];1)-FIND(&quot; &quot;;[.F26];1)-1))&gt;VALUE(MID([.F25];6;FIND(&quot;:&quot;;[.F25];1)-FIND(&quot; &quot;;[.F25];1)-1));&quot;&quot;;MAX([.A$7:.A25])+1)">
            <text:p/>
          </table:table-cell>
          <table:table-cell table:style-name="ce185" office:value-type="string">
            <text:p>REG_PLF306_ECMS_007</text:p>
          </table:table-cell>
          <table:table-cell table:style-name="ce186" table:formula="of:=IF(VALUE(MID([.F26];6;FIND(&quot;:&quot;;[.F26];1)-FIND(&quot; &quot;;[.F26];1)-1))&gt;VALUE(MID([.F25];6;FIND(&quot;:&quot;;[.F25];1)-FIND(&quot; &quot;;[.F25];1)-1));[.C25];[.C25]+1)" office:value-type="float" office:value="1">
            <text:p>001</text:p>
          </table:table-cell>
          <table:table-cell table:style-name="ce126" table:formula="of:=[.B26]"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2: Edit Layout</text:p>
          </table:table-cell>
          <table:table-cell table:style-name="ce165" office:value-type="string">
            <text:p>- Go to Group Edit</text:p>
            <text:p>- Edit Layout, remove the footer portlet</text:p>
            <text:p>- Save Layout</text:p>
          </table:table-cell>
          <table:table-cell table:style-name="ce165" office:value-type="string">
            <text:p>Footer portlet is removed.</text:p>
          </table:table-cell>
          <table:table-cell table:style-name="ce126" office:value-type="string">
            <text:p>Medium</text:p>
          </table:table-cell>
          <table:table-cell table:style-name="ce165" table:number-columns-repeated="1015"/>
        </table:table-row>
        <table:table-row table:style-name="ro22">
          <table:table-cell table:style-name="ce183" table:formula="of:=IF(VALUE(MID([.F27];6;FIND(&quot;:&quot;;[.F27];1)-FIND(&quot; &quot;;[.F27];1)-1))&gt;VALUE(MID([.F26];6;FIND(&quot;:&quot;;[.F26];1)-FIND(&quot; &quot;;[.F26];1)-1));&quot;&quot;;MAX([.A$7:.A26])+1)">
            <text:p/>
          </table:table-cell>
          <table:table-cell table:style-name="ce185" office:value-type="string">
            <text:p>REG_PLF306_ECMS_007</text:p>
          </table:table-cell>
          <table:table-cell table:style-name="ce186"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6_ECMS_007">
            <text:p>REG_PLF306_ECMS_007</text:p>
          </table:table-cell>
          <table:table-cell table:style-name="ce165" office:value-type="string">
            <text:p>Check page navigation in Content Explorer</text:p>
          </table:table-cell>
          <table:table-cell table:style-name="ce165" office:value-type="string">
            <text:p>Step 3: Edit Page</text:p>
          </table:table-cell>
          <table:table-cell table:style-name="ce165" office:value-type="string">
            <text:p>- Go to Group Edit</text:p>
            <text:p>- Edit page, remove Authoring portlet</text:p>
            <text:p>- In tab Edit Mode, uncheck “Show Filter Bar”</text:p>
            <text:p>- Save</text:p>
            <text:p>- Check display of the page</text:p>
          </table:table-cell>
          <table:table-cell table:style-name="ce165" office:value-type="string">
            <text:p>Page number navigation displays well</text:p>
          </table:table-cell>
          <table:table-cell table:style-name="ce126" office:value-type="string">
            <text:p>Medium</text:p>
          </table:table-cell>
          <table:table-cell table:style-name="ce165"/>
          <table:table-cell/>
          <table:table-cell table:style-name="ce165" table:number-columns-repeated="1013"/>
        </table:table-row>
        <table:table-row table:style-name="ro17">
          <table:table-cell table:style-name="ce183" table:formula="of:=IF(VALUE(MID([.F28];6;FIND(&quot;:&quot;;[.F28];1)-FIND(&quot; &quot;;[.F28];1)-1))&gt;VALUE(MID([.F27];6;FIND(&quot;:&quot;;[.F27];1)-FIND(&quot; &quot;;[.F27];1)-1));&quot;&quot;;MAX([.A$7:.A27])+1)" office:value-type="float" office:value="8">
            <text:p>008</text:p>
          </table:table-cell>
          <table:table-cell table:style-name="ce184" office:value-type="string">
            <text:p>REG_PLF306_ECMS_008</text:p>
          </table:table-cell>
          <table:table-cell table:style-name="ce186" office:value-type="float" office:value="1">
            <text:p>001</text:p>
          </table:table-cell>
          <table:table-cell table:style-name="ce126" table:formula="of:=[.B28]" office:value-type="string" office:string-value="REG_PLF306_ECMS_008">
            <text:p>REG_PLF306_ECMS_008</text:p>
          </table:table-cell>
          <table:table-cell table:style-name="ce59" office:value-type="string">
            <text:p>Check content sort order in CLV</text:p>
          </table:table-cell>
          <table:table-cell table:style-name="ce165" office:value-type="string">
            <text:p>Step 1: Edit Overview page</text:p>
          </table:table-cell>
          <table:table-cell table:style-name="ce165" office:value-type="string">
            <text:p>- Go to page acme/Overview</text:p>
            <text:p>- Edit portlet configuration of the portlet “Latest news”</text:p>
            <text:p>- Sort 'Descendant' by 'Modified date'</text:p>
          </table:table-cell>
          <table:table-cell table:style-name="ce165" office:value-type="string">
            <text:p>Content is sorted correctly by modified date</text:p>
          </table:table-cell>
          <table:table-cell table:style-name="ce126" office:value-type="string">
            <text:p>Medium</text:p>
          </table:table-cell>
          <table:table-cell table:style-name="ce165" office:value-type="string">
            <text:p>ECMS-2402</text:p>
            <text:p>CCP-1003</text:p>
          </table:table-cell>
          <table:table-cell table:style-name="ce165" office:value-type="string">
            <text:p>Overview page is OK but News page is not.</text:p>
          </table:table-cell>
          <table:table-cell table:style-name="ce165" table:number-columns-repeated="1013"/>
        </table:table-row>
        <table:table-row table:style-name="ro17">
          <table:table-cell table:style-name="ce183" table:formula="of:=IF(VALUE(MID([.F29];6;FIND(&quot;:&quot;;[.F29];1)-FIND(&quot; &quot;;[.F29];1)-1))&gt;VALUE(MID([.F28];6;FIND(&quot;:&quot;;[.F28];1)-FIND(&quot; &quot;;[.F28];1)-1));&quot;&quot;;MAX([.A$7:.A28])+1)">
            <text:p/>
          </table:table-cell>
          <table:table-cell table:style-name="ce185" office:value-type="string">
            <text:p>REG_PLF306_ECMS_008</text:p>
          </table:table-cell>
          <table:table-cell table:style-name="ce186"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2: Edit News page</text:p>
          </table:table-cell>
          <table:table-cell table:style-name="ce165" office:value-type="string">
            <text:p>- Go to page acme/News</text:p>
            <text:p>- Edit portlet configuration of the portlet “News”</text:p>
            <text:p>- Sort 'Descendant' by 'Modification date'</text:p>
          </table:table-cell>
          <table:table-cell table:style-name="ce165" office:value-type="string">
            <text:p>Content is sorted correctly by modified date</text:p>
          </table:table-cell>
          <table:table-cell table:style-name="ce126" office:value-type="string">
            <text:p>Medium</text:p>
          </table:table-cell>
          <table:table-cell table:style-name="ce165" table:number-columns-repeated="1015"/>
        </table:table-row>
        <table:table-row table:style-name="ro28">
          <table:table-cell table:style-name="ce183" table:formula="of:=IF(VALUE(MID([.F30];6;FIND(&quot;:&quot;;[.F30];1)-FIND(&quot; &quot;;[.F30];1)-1))&gt;VALUE(MID([.F29];6;FIND(&quot;:&quot;;[.F29];1)-FIND(&quot; &quot;;[.F29];1)-1));&quot;&quot;;MAX([.A$7:.A29])+1)">
            <text:p/>
          </table:table-cell>
          <table:table-cell table:style-name="ce185" office:value-type="string">
            <text:p>REG_PLF306_ECMS_008</text:p>
          </table:table-cell>
          <table:table-cell table:style-name="ce186" table:formula="of:=IF(VALUE(MID([.F30];6;FIND(&quot;:&quot;;[.F30];1)-FIND(&quot; &quot;;[.F30];1)-1))&gt;VALUE(MID([.F29];6;FIND(&quot;:&quot;;[.F29];1)-FIND(&quot; &quot;;[.F29];1)-1));[.C29];[.C29]+1)" office:value-type="float" office:value="1">
            <text:p>001</text:p>
          </table:table-cell>
          <table:table-cell table:style-name="ce126" table:formula="of:=[.B30]"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3: Edit a content to make it the newest modified content</text:p>
          </table:table-cell>
          <table:table-cell table:style-name="ce165" office:value-type="string">
            <text:p>- Go to Content Explorer</text:p>
            <text:p>- Edit a content in acme/categories/acme</text:p>
          </table:table-cell>
          <table:table-cell table:style-name="ce165" office:value-type="string">
            <text:p>Content is edited</text:p>
          </table:table-cell>
          <table:table-cell table:style-name="ce126" office:value-type="string">
            <text:p>Medium</text:p>
          </table:table-cell>
          <table:table-cell table:style-name="ce165" table:number-columns-repeated="1015"/>
        </table:table-row>
        <table:table-row table:style-name="ro9">
          <table:table-cell table:style-name="ce183" table:formula="of:=IF(VALUE(MID([.F31];6;FIND(&quot;:&quot;;[.F31];1)-FIND(&quot; &quot;;[.F31];1)-1))&gt;VALUE(MID([.F30];6;FIND(&quot;:&quot;;[.F30];1)-FIND(&quot; &quot;;[.F30];1)-1));&quot;&quot;;MAX([.A$7:.A30])+1)">
            <text:p/>
          </table:table-cell>
          <table:table-cell table:style-name="ce185" office:value-type="string">
            <text:p>REG_PLF306_ECMS_008</text:p>
          </table:table-cell>
          <table:table-cell table:style-name="ce186" table:formula="of:=IF(VALUE(MID([.F31];6;FIND(&quot;:&quot;;[.F31];1)-FIND(&quot; &quot;;[.F31];1)-1))&gt;VALUE(MID([.F30];6;FIND(&quot;:&quot;;[.F30];1)-FIND(&quot; &quot;;[.F30];1)-1));[.C30];[.C30]+1)" office:value-type="float" office:value="1">
            <text:p>001</text:p>
          </table:table-cell>
          <table:table-cell table:style-name="ce126" table:formula="of:=[.B31]"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4: Check sort order in Overview page</text:p>
          </table:table-cell>
          <table:table-cell table:style-name="ce165" office:value-type="string">
            <text:p>- Go to Overview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number-columns-repeated="8"/>
          <table:table-cell table:style-name="ce109" table:number-columns-repeated="1007"/>
        </table:table-row>
        <table:table-row table:style-name="ro9">
          <table:table-cell table:style-name="ce183" table:formula="of:=IF(VALUE(MID([.F32];6;FIND(&quot;:&quot;;[.F32];1)-FIND(&quot; &quot;;[.F32];1)-1))&gt;VALUE(MID([.F31];6;FIND(&quot;:&quot;;[.F31];1)-FIND(&quot; &quot;;[.F31];1)-1));&quot;&quot;;MAX([.A$7:.A31])+1)">
            <text:p/>
          </table:table-cell>
          <table:table-cell table:style-name="ce185" office:value-type="string">
            <text:p>REG_PLF306_ECMS_008</text:p>
          </table:table-cell>
          <table:table-cell table:style-name="ce186" table:formula="of:=IF(VALUE(MID([.F32];6;FIND(&quot;:&quot;;[.F32];1)-FIND(&quot; &quot;;[.F32];1)-1))&gt;VALUE(MID([.F31];6;FIND(&quot;:&quot;;[.F31];1)-FIND(&quot; &quot;;[.F31];1)-1));[.C31];[.C31]+1)" office:value-type="float" office:value="1">
            <text:p>001</text:p>
          </table:table-cell>
          <table:table-cell table:style-name="ce126" table:formula="of:=[.B32]" office:value-type="string" office:string-value="REG_PLF306_ECMS_008">
            <text:p>REG_PLF306_ECMS_008</text:p>
          </table:table-cell>
          <table:table-cell table:style-name="ce165" office:value-type="string">
            <text:p>Check content sort order in CLV</text:p>
          </table:table-cell>
          <table:table-cell table:style-name="ce165" office:value-type="string">
            <text:p>Step 5: Check sort order in News page</text:p>
          </table:table-cell>
          <table:table-cell table:style-name="ce165" office:value-type="string">
            <text:p>- Go to News page and check if the content is sorted correctly</text:p>
          </table:table-cell>
          <table:table-cell table:style-name="ce165" office:value-type="string">
            <text:p>Content is sorted correctly</text:p>
          </table:table-cell>
          <table:table-cell table:style-name="ce126" office:value-type="string">
            <text:p>Medium</text:p>
          </table:table-cell>
          <table:table-cell table:style-name="ce165"/>
          <table:table-cell/>
          <table:table-cell table:style-name="ce165" table:number-columns-repeated="6"/>
          <table:table-cell table:style-name="ce109" table:number-columns-repeated="1007"/>
        </table:table-row>
        <table:table-row table:style-name="ro29">
          <table:table-cell table:style-name="ce183" table:formula="of:=IF(VALUE(MID([.F33];6;FIND(&quot;:&quot;;[.F33];1)-FIND(&quot; &quot;;[.F33];1)-1))&gt;VALUE(MID([.F32];6;FIND(&quot;:&quot;;[.F32];1)-FIND(&quot; &quot;;[.F32];1)-1));&quot;&quot;;MAX([.A$7:.A32])+1)" office:value-type="float" office:value="9">
            <text:p>009</text:p>
          </table:table-cell>
          <table:table-cell table:style-name="ce184" office:value-type="string">
            <text:p>REG_PLF306_ECMS_009</text:p>
          </table:table-cell>
          <table:table-cell table:style-name="ce186" office:value-type="float" office:value="1">
            <text:p>001</text:p>
          </table:table-cell>
          <table:table-cell table:style-name="ce126" table:formula="of:=[.B33]" office:value-type="string" office:string-value="REG_PLF306_ECMS_009">
            <text:p>REG_PLF306_ECMS_009</text:p>
          </table:table-cell>
          <table:table-cell table:style-name="ce59" office:value-type="string">
            <text:p>Check Portuguese translation</text:p>
          </table:table-cell>
          <table:table-cell table:style-name="ce165" office:value-type="string">
            <text:p>Step 1: Portuguese translation</text:p>
          </table:table-cell>
          <table:table-cell table:style-name="ce165" office:value-type="string">
            <text:p>- Select language Portuguese</text:p>
            <text:p>- Go to Site Administration</text:p>
            <text:p>- Go to Manage Views</text:p>
            <text:p>- Edit a view to check the translation of Edit form</text:p>
          </table:table-cell>
          <table:table-cell table:style-name="ce165" office:value-type="string">
            <text:p>Portuguese translation is well-done.</text:p>
            <text:p>Save → Salva</text:p>
            <text:p>Cancel → Cancelar</text:p>
          </table:table-cell>
          <table:table-cell table:style-name="ce126" office:value-type="string">
            <text:p>High</text:p>
          </table:table-cell>
          <table:table-cell table:style-name="ce165" office:value-type="string">
            <text:p>ECMS-2448</text:p>
            <text:p>CCP-1014</text:p>
          </table:table-cell>
          <table:table-cell table:style-name="ce165" office:value-type="string">
            <text:p>Cancelar → Cancelarl.</text:p>
            <text:p>And there is a backslash in Salva and Cancelar button</text:p>
          </table:table-cell>
          <table:table-cell table:style-name="ce165" table:number-columns-repeated="6"/>
          <table:table-cell table:style-name="ce109" table:number-columns-repeated="1007"/>
        </table:table-row>
        <table:table-row table:style-name="ro25">
          <table:table-cell table:style-name="ce183" table:formula="of:=IF(VALUE(MID([.F34];6;FIND(&quot;:&quot;;[.F34];1)-FIND(&quot; &quot;;[.F34];1)-1))&gt;VALUE(MID([.F33];6;FIND(&quot;:&quot;;[.F33];1)-FIND(&quot; &quot;;[.F33];1)-1));&quot;&quot;;MAX([.A$7:.A33])+1)" office:value-type="float" office:value="10">
            <text:p>010</text:p>
          </table:table-cell>
          <table:table-cell table:style-name="ce184" office:value-type="string">
            <text:p>REG_PLF306_ECMS_010</text:p>
          </table:table-cell>
          <table:table-cell table:style-name="ce186" office:value-type="float" office:value="1">
            <text:p>001</text:p>
          </table:table-cell>
          <table:table-cell table:style-name="ce126" table:formula="of:=[.B34]" office:value-type="string" office:string-value="REG_PLF306_ECMS_010">
            <text:p>REG_PLF306_ECMS_010</text:p>
          </table:table-cell>
          <table:table-cell table:style-name="ce59" office:value-type="string">
            <text:p>Check Edit form of a File document</text:p>
          </table:table-cell>
          <table:table-cell table:style-name="ce165" office:value-type="string">
            <text:p>Step 1: Add a document</text:p>
          </table:table-cell>
          <table:table-cell table:style-name="ce165" office:value-type="string">
            <text:p>- Go to Content Explorer</text:p>
            <text:p>- Create a document</text:p>
            <text:p>- Select template 'File'</text:p>
            <text:p>- Input name and content</text:p>
            <text:p>- Save and Close</text:p>
          </table:table-cell>
          <table:table-cell table:style-name="ce165" office:value-type="string">
            <text:p>File document is created successfully</text:p>
          </table:table-cell>
          <table:table-cell table:style-name="ce126" office:value-type="string">
            <text:p>High</text:p>
          </table:table-cell>
          <table:table-cell table:style-name="ce165" office:value-type="string">
            <text:p>ECMS-2478</text:p>
            <text:p>CCP-1023</text:p>
          </table:table-cell>
          <table:table-cell table:style-name="ce165" office:value-type="string">
            <text:p>Right after selecting new category, field WYSIWYG is reset.</text:p>
          </table:table-cell>
          <table:table-cell table:style-name="ce165" table:number-columns-repeated="6"/>
          <table:table-cell table:style-name="ce109" table:number-columns-repeated="1007"/>
        </table:table-row>
        <table:table-row table:style-name="ro17">
          <table:table-cell table:style-name="ce183" table:formula="of:=IF(VALUE(MID([.F35];6;FIND(&quot;:&quot;;[.F35];1)-FIND(&quot; &quot;;[.F35];1)-1))&gt;VALUE(MID([.F34];6;FIND(&quot;:&quot;;[.F34];1)-FIND(&quot; &quot;;[.F34];1)-1));&quot;&quot;;MAX([.A$7:.A34])+1)">
            <text:p/>
          </table:table-cell>
          <table:table-cell table:style-name="ce185" office:value-type="string">
            <text:p>REG_PLF306_ECMS_010</text:p>
          </table:table-cell>
          <table:table-cell table:style-name="ce186" table:formula="of:=IF(VALUE(MID([.F35];6;FIND(&quot;:&quot;;[.F35];1)-FIND(&quot; &quot;;[.F35];1)-1))&gt;VALUE(MID([.F34];6;FIND(&quot;:&quot;;[.F34];1)-FIND(&quot; &quot;;[.F34];1)-1));[.C34];[.C34]+1)" office:value-type="float" office:value="1">
            <text:p>001</text:p>
          </table:table-cell>
          <table:table-cell table:style-name="ce126" table:formula="of:=[.B35]" office:value-type="string" office:string-value="REG_PLF306_ECMS_010">
            <text:p>REG_PLF306_ECMS_010</text:p>
          </table:table-cell>
          <table:table-cell table:style-name="ce165" office:value-type="string">
            <text:p>Check Edit form of a File document</text:p>
          </table:table-cell>
          <table:table-cell table:style-name="ce165" office:value-type="string">
            <text:p>Step 2: Edit a document</text:p>
          </table:table-cell>
          <table:table-cell table:style-name="ce165" office:value-type="string">
            <text:p>- Edit document above</text:p>
            <text:p>- Change the WYSIWYG field value</text:p>
            <text:p>- Select a new category</text:p>
            <text:p>- Save</text:p>
          </table:table-cell>
          <table:table-cell table:style-name="ce165" office:value-type="string">
            <text:p>Changes are saved</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41">
          <table:table-cell table:style-name="ce183" table:formula="of:=IF(VALUE(MID([.F36];6;FIND(&quot;:&quot;;[.F36];1)-FIND(&quot; &quot;;[.F36];1)-1))&gt;VALUE(MID([.F35];6;FIND(&quot;:&quot;;[.F35];1)-FIND(&quot; &quot;;[.F35];1)-1));&quot;&quot;;MAX([.A$7:.A35])+1)" office:value-type="float" office:value="11">
            <text:p>011</text:p>
          </table:table-cell>
          <table:table-cell table:style-name="ce184" office:value-type="string">
            <text:p>REG_PLF306_ECMS_011</text:p>
          </table:table-cell>
          <table:table-cell table:style-name="ce186" office:value-type="float" office:value="1">
            <text:p>001</text:p>
          </table:table-cell>
          <table:table-cell table:style-name="ce126" table:formula="of:=[.B36]" office:value-type="string" office:string-value="REG_PLF306_ECMS_011">
            <text:p>REG_PLF306_ECMS_011</text:p>
          </table:table-cell>
          <table:table-cell table:style-name="ce59" office:value-type="string">
            <text:p>Check link in WYSIWYG field</text:p>
          </table:table-cell>
          <table:table-cell table:style-name="ce165" office:value-type="string">
            <text:p>Step 1: Check link in WYSIWYG field</text:p>
          </table:table-cell>
          <table:table-cell table:style-name="ce165"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5" office:value-type="string">
            <text:p>The link displays well</text:p>
          </table:table-cell>
          <table:table-cell table:style-name="ce126" office:value-type="string">
            <text:p>High</text:p>
          </table:table-cell>
          <table:table-cell table:style-name="ce165" office:value-type="string">
            <text:p>ECMS-2504</text:p>
            <text:p>CCP-1029</text:p>
          </table:table-cell>
          <table:table-cell table:style-name="ce165" office:value-type="string">
            <text:p>Links that contains the word “on” are corrupted</text:p>
          </table:table-cell>
          <table:table-cell table:style-name="ce165" table:number-columns-repeated="6"/>
          <table:table-cell table:style-name="ce109" table:number-columns-repeated="1007"/>
        </table:table-row>
        <table:table-row table:style-name="ro27">
          <table:table-cell table:style-name="ce183" table:formula="of:=IF(VALUE(MID([.F37];6;FIND(&quot;:&quot;;[.F37];1)-FIND(&quot; &quot;;[.F37];1)-1))&gt;VALUE(MID([.F36];6;FIND(&quot;:&quot;;[.F36];1)-FIND(&quot; &quot;;[.F36];1)-1));&quot;&quot;;MAX([.A$7:.A36])+1)" office:value-type="float" office:value="12">
            <text:p>012</text:p>
          </table:table-cell>
          <table:table-cell table:style-name="ce184" office:value-type="string">
            <text:p>REG_PLF306_ECMS_012</text:p>
          </table:table-cell>
          <table:table-cell table:style-name="ce186" office:value-type="float" office:value="1">
            <text:p>001</text:p>
          </table:table-cell>
          <table:table-cell table:style-name="ce126"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65" office:value-type="string">
            <text:p>Step 1: Add zh language to article dialog</text:p>
          </table:table-cell>
          <table:table-cell table:style-name="ce165"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5" office:value-type="string">
            <text:p>Dialog of Article template is edited successfully</text:p>
          </table:table-cell>
          <table:table-cell table:style-name="ce126" office:value-type="string">
            <text:p>High</text:p>
          </table:table-cell>
          <table:table-cell table:style-name="ce165" office:value-type="string">
            <text:p>ECMS-2596</text:p>
            <text:p>CCP-1052</text:p>
          </table:table-cell>
          <table:table-cell table:style-name="ce165" office:value-type="string">
            <text:p>en content displays</text:p>
            <text:p/>
          </table:table-cell>
          <table:table-cell table:style-name="ce165" table:number-columns-repeated="6"/>
          <table:table-cell table:style-name="ce109" table:number-columns-repeated="1007"/>
        </table:table-row>
        <table:table-row table:style-name="ro17">
          <table:table-cell table:style-name="ce183" table:formula="of:=IF(VALUE(MID([.F38];6;FIND(&quot;:&quot;;[.F38];1)-FIND(&quot; &quot;;[.F38];1)-1))&gt;VALUE(MID([.F37];6;FIND(&quot;:&quot;;[.F37];1)-FIND(&quot; &quot;;[.F37];1)-1));&quot;&quot;;MAX([.A$7:.A37])+1)">
            <text:p/>
          </table:table-cell>
          <table:table-cell table:style-name="ce185" office:value-type="string">
            <text:p>REG_PLF306_ECMS_012</text:p>
          </table:table-cell>
          <table:table-cell table:style-name="ce186" table:formula="of:=IF(VALUE(MID([.F38];6;FIND(&quot;:&quot;;[.F38];1)-FIND(&quot; &quot;;[.F38];1)-1))&gt;VALUE(MID([.F37];6;FIND(&quot;:&quot;;[.F37];1)-FIND(&quot; &quot;;[.F37];1)-1));[.C37];[.C37]+1)" office:value-type="float" office:value="1">
            <text:p>001</text:p>
          </table:table-cell>
          <table:table-cell table:style-name="ce126" table:formula="of:=[.B38]"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2: Add documents </text:p>
          </table:table-cell>
          <table:table-cell table:style-name="ce165"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17">
          <table:table-cell table:style-name="ce183" table:formula="of:=IF(VALUE(MID([.F39];6;FIND(&quot;:&quot;;[.F39];1)-FIND(&quot; &quot;;[.F39];1)-1))&gt;VALUE(MID([.F38];6;FIND(&quot;:&quot;;[.F38];1)-FIND(&quot; &quot;;[.F38];1)-1));&quot;&quot;;MAX([.A$7:.A38])+1)">
            <text:p/>
          </table:table-cell>
          <table:table-cell table:style-name="ce185" office:value-type="string">
            <text:p>REG_PLF306_ECMS_012</text:p>
          </table:table-cell>
          <table:table-cell table:style-name="ce186" table:formula="of:=IF(VALUE(MID([.F39];6;FIND(&quot;:&quot;;[.F39];1)-FIND(&quot; &quot;;[.F39];1)-1))&gt;VALUE(MID([.F38];6;FIND(&quot;:&quot;;[.F38];1)-FIND(&quot; &quot;;[.F38];1)-1));[.C38];[.C38]+1)" office:value-type="float" office:value="1">
            <text:p>001</text:p>
          </table:table-cell>
          <table:table-cell table:style-name="ce126" table:formula="of:=[.B39]"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3: Add translation for en-article</text:p>
          </table:table-cell>
          <table:table-cell table:style-name="ce171" office:value-type="string">
            <text:p>- Select en-article</text:p>
            <text:p>- Open form to add translation</text:p>
            <text:p>- <text:s/>Select zh-article to be translation of en-article</text:p>
          </table:table-cell>
          <table:table-cell table:style-name="ce189" office:value-type="string">
            <text:p>- zh article is added add translation of en article </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table-cell table:style-name="ce183" table:formula="of:=IF(VALUE(MID([.F40];6;FIND(&quot;:&quot;;[.F40];1)-FIND(&quot; &quot;;[.F40];1)-1))&gt;VALUE(MID([.F39];6;FIND(&quot;:&quot;;[.F39];1)-FIND(&quot; &quot;;[.F39];1)-1));&quot;&quot;;MAX([.A$7:.A39])+1)">
            <text:p/>
          </table:table-cell>
          <table:table-cell table:style-name="ce185" office:value-type="string">
            <text:p>REG_PLF306_ECMS_012</text:p>
          </table:table-cell>
          <table:table-cell table:style-name="ce186" table:formula="of:=IF(VALUE(MID([.F40];6;FIND(&quot;:&quot;;[.F40];1)-FIND(&quot; &quot;;[.F40];1)-1))&gt;VALUE(MID([.F39];6;FIND(&quot;:&quot;;[.F39];1)-FIND(&quot; &quot;;[.F39];1)-1));[.C39];[.C39]+1)" office:value-type="float" office:value="1">
            <text:p>001</text:p>
          </table:table-cell>
          <table:table-cell table:style-name="ce126" table:formula="of:=[.B40]"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4: Add a page to display the document</text:p>
          </table:table-cell>
          <table:table-cell table:style-name="ce165" office:value-type="string">
            <text:p>- Create a new page <text:s/>add Content Detail portlet into this page</text:p>
            <text:p>- Select <text:s/>en-article as content of this page</text:p>
            <text:p>- Save the page</text:p>
          </table:table-cell>
          <table:table-cell table:style-name="ce165" office:value-type="string">
            <text:p>The en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8">
          <table:table-cell table:style-name="ce183" table:formula="of:=IF(VALUE(MID([.F41];6;FIND(&quot;:&quot;;[.F41];1)-FIND(&quot; &quot;;[.F41];1)-1))&gt;VALUE(MID([.F40];6;FIND(&quot;:&quot;;[.F40];1)-FIND(&quot; &quot;;[.F40];1)-1));&quot;&quot;;MAX([.A$7:.A40])+1)">
            <text:p/>
          </table:table-cell>
          <table:table-cell table:style-name="ce185" office:value-type="string">
            <text:p>REG_PLF306_ECMS_012</text:p>
          </table:table-cell>
          <table:table-cell table:style-name="ce186" table:formula="of:=IF(VALUE(MID([.F41];6;FIND(&quot;:&quot;;[.F41];1)-FIND(&quot; &quot;;[.F41];1)-1))&gt;VALUE(MID([.F40];6;FIND(&quot;:&quot;;[.F40];1)-FIND(&quot; &quot;;[.F40];1)-1));[.C40];[.C40]+1)" office:value-type="float" office:value="1">
            <text:p>001</text:p>
          </table:table-cell>
          <table:table-cell table:style-name="ce126" table:formula="of:=[.B41]" office:value-type="string" office:string-value="REG_PLF306_ECMS_012">
            <text:p>REG_PLF306_ECMS_012</text:p>
          </table:table-cell>
          <table:table-cell table:style-name="ce165" office:value-type="string">
            <text:p>Check 'Add Translation' with Simplified Chinese</text:p>
          </table:table-cell>
          <table:table-cell table:style-name="ce165" office:value-type="string">
            <text:p>Step 5: Check the displaying of zh-article</text:p>
          </table:table-cell>
          <table:table-cell table:style-name="ce165" office:value-type="string">
            <text:p>- Change the language to Simplified Chinese</text:p>
            <text:p/>
          </table:table-cell>
          <table:table-cell table:style-name="ce165" office:value-type="string">
            <text:p>The zh content displays</text:p>
          </table:table-cell>
          <table:table-cell table:style-name="ce126" office:value-type="string">
            <text:p>High</text:p>
          </table:table-cell>
          <table:table-cell table:style-name="ce165" table:number-columns-repeated="8"/>
          <table:table-cell table:style-name="ce109" table:number-columns-repeated="1007"/>
        </table:table-row>
        <table:table-row table:style-name="ro25">
          <table:table-cell table:style-name="ce183" table:formula="of:=IF(VALUE(MID([.F42];6;FIND(&quot;:&quot;;[.F42];1)-FIND(&quot; &quot;;[.F42];1)-1))&gt;VALUE(MID([.F41];6;FIND(&quot;:&quot;;[.F41];1)-FIND(&quot; &quot;;[.F41];1)-1));&quot;&quot;;MAX([.A$7:.A41])+1)" office:value-type="float" office:value="13">
            <text:p>013</text:p>
          </table:table-cell>
          <table:table-cell table:style-name="ce184" office:value-type="string">
            <text:p>REG_PLF306_ECMS_013</text:p>
          </table:table-cell>
          <table:table-cell table:style-name="ce186" office:value-type="float" office:value="1">
            <text:p>001</text:p>
          </table:table-cell>
          <table:table-cell table:style-name="ce126" table:formula="of:=[.B42]" office:value-type="string" office:string-value="REG_PLF306_ECMS_013">
            <text:p>REG_PLF306_ECMS_013</text:p>
          </table:table-cell>
          <table:table-cell table:style-name="ce59" office:value-type="string">
            <text:p>Check Space Document</text:p>
          </table:table-cell>
          <table:table-cell table:style-name="ce165" office:value-type="string">
            <text:p>Step 1: Create and invite user as member of space</text:p>
          </table:table-cell>
          <table:table-cell table:style-name="ce165" office:value-type="string">
            <text:p>- Login as demo, create a space</text:p>
            <text:p>- Click on Space Setting icon</text:p>
            <text:p>- Select Member tab</text:p>
            <text:p>- Invite Mary to join this space</text:p>
            <text:p/>
          </table:table-cell>
          <table:table-cell table:style-name="ce165" office:value-type="string">
            <text:p>New space is created successfully</text:p>
          </table:table-cell>
          <table:table-cell table:style-name="ce165" office:value-type="string">
            <text:p>High</text:p>
          </table:table-cell>
          <table:table-cell table:style-name="ce165" office:value-type="string">
            <text:p>ECMS-2660</text:p>
            <text:p>CCP-1032</text:p>
          </table:table-cell>
          <table:table-cell table:style-name="ce165" office:value-type="string">
            <text:p>Private drive opens</text:p>
          </table:table-cell>
          <table:table-cell table:style-name="ce165" office:value-type="string">
            <text:p>hang.nguyen</text:p>
          </table:table-cell>
          <table:table-cell table:number-columns-repeated="2" table:style-name="ce165" office:value-type="string">
            <text:p>Passed</text:p>
          </table:table-cell>
          <table:table-cell table:style-name="ce165" table:number-columns-repeated="3"/>
          <table:table-cell table:style-name="ce109" table:number-columns-repeated="1007"/>
        </table:table-row>
        <table:table-row table:style-name="ro22">
          <table:table-cell table:style-name="ce183" table:formula="of:=IF(VALUE(MID([.F43];6;FIND(&quot;:&quot;;[.F43];1)-FIND(&quot; &quot;;[.F43];1)-1))&gt;VALUE(MID([.F42];6;FIND(&quot;:&quot;;[.F42];1)-FIND(&quot; &quot;;[.F42];1)-1));&quot;&quot;;MAX([.A$7:.A42])+1)">
            <text:p/>
          </table:table-cell>
          <table:table-cell table:style-name="ce185" office:value-type="string">
            <text:p>REG_PLF306_ECMS_013</text:p>
          </table:table-cell>
          <table:table-cell table:style-name="ce186" table:formula="of:=IF(VALUE(MID([.F43];6;FIND(&quot;:&quot;;[.F43];1)-FIND(&quot; &quot;;[.F43];1)-1))&gt;VALUE(MID([.F42];6;FIND(&quot;:&quot;;[.F42];1)-FIND(&quot; &quot;;[.F42];1)-1));[.C42];[.C42]+1)" office:value-type="float" office:value="1">
            <text:p>001</text:p>
          </table:table-cell>
          <table:table-cell table:style-name="ce126" table:formula="of:=[.B43]" office:value-type="string" office:string-value="REG_PLF306_ECMS_013">
            <text:p>REG_PLF306_ECMS_013</text:p>
          </table:table-cell>
          <table:table-cell table:style-name="ce165" office:value-type="string">
            <text:p>Check Space Document</text:p>
          </table:table-cell>
          <table:table-cell table:style-name="ce165" office:value-type="string">
            <text:p>Step 2: Check Space Setting icon</text:p>
          </table:table-cell>
          <table:table-cell table:style-name="ce165" office:value-type="string">
            <text:p>- Login as mary</text:p>
            <text:p>- Go to Public space</text:p>
            <text:p>- Accept invitation</text:p>
            <text:p>- Go to this space</text:p>
            <text:p>- Click on Documents tab</text:p>
            <text:p/>
          </table:table-cell>
          <table:table-cell table:style-name="ce165" office:value-type="string">
            <text:p>Drive of space is shown</text:p>
          </table:table-cell>
          <table:table-cell table:style-name="ce165" office:value-type="string">
            <text:p>High</text:p>
          </table:table-cell>
          <table:table-cell table:style-name="ce165" table:number-columns-repeated="2"/>
          <table:table-cell table:style-name="ce165" office:value-type="string">
            <text:p>hang.nguyen</text:p>
          </table:table-cell>
          <table:table-cell table:number-columns-repeated="2" table:style-name="ce165" office:value-type="string">
            <text:p>Passed</text:p>
          </table:table-cell>
          <table:table-cell table:style-name="ce165" table:number-columns-repeated="3"/>
          <table:table-cell table:style-name="ce109" table:number-columns-repeated="1007"/>
        </table:table-row>
        <table:table-row table:style-name="ro33">
          <table:table-cell table:style-name="ce183" table:formula="of:=IF(VALUE(MID([.F44];6;FIND(&quot;:&quot;;[.F44];1)-FIND(&quot; &quot;;[.F44];1)-1))&gt;VALUE(MID([.F43];6;FIND(&quot;:&quot;;[.F43];1)-FIND(&quot; &quot;;[.F43];1)-1));&quot;&quot;;MAX([.A$7:.A43])+1)" office:value-type="float" office:value="14">
            <text:p>014</text:p>
          </table:table-cell>
          <table:table-cell table:style-name="ce185" office:value-type="string">
            <text:p>REG_PLF306_ECMS_013</text:p>
          </table:table-cell>
          <table:table-cell table:style-name="ce186" table:formula="of:=IF(VALUE(MID([.F44];6;FIND(&quot;:&quot;;[.F44];1)-FIND(&quot; &quot;;[.F44];1)-1))&gt;VALUE(MID([.F43];6;FIND(&quot;:&quot;;[.F43];1)-FIND(&quot; &quot;;[.F43];1)-1));[.C43];[.C43]+1)" office:value-type="float" office:value="2">
            <text:p>002</text:p>
          </table:table-cell>
          <table:table-cell table:style-name="ce126" table:formula="of:=[.B44]" office:value-type="string" office:string-value="REG_PLF306_ECMS_013">
            <text:p>REG_PLF306_ECMS_013</text:p>
          </table:table-cell>
          <table:table-cell table:style-name="ce59" office:value-type="string">
            <text:p>Check Group drives</text:p>
          </table:table-cell>
          <table:table-cell table:style-name="ce165" office:value-type="string">
            <text:p>Step 1: Check group drives</text:p>
          </table:table-cell>
          <table:table-cell table:style-name="ce165" office:value-type="string">
            <text:p>- Login as john</text:p>
            <text:p>- Go to Content Explorer</text:p>
            <text:p>- Check how many group drives John see</text:p>
          </table:table-cell>
          <table:table-cell table:style-name="ce165" office:value-type="string">
            <text:p>The number of drive depend on the number of group that John join in</text:p>
          </table:table-cell>
          <table:table-cell table:style-name="ce165" office:value-type="string">
            <text:p>High</text:p>
          </table:table-cell>
          <table:table-cell table:style-name="ce165" office:value-type="string">
            <text:p>ECMS-2697</text:p>
            <text:p>CCP-1032</text:p>
          </table:table-cell>
          <table:table-cell table:style-name="ce165" office:value-type="string">
            <text:p>John does not see new drive, even after logout/re-login</text:p>
          </table:table-cell>
          <table:table-cell table:style-name="ce165" office:value-type="string">
            <text:p>hang.nguyen</text:p>
          </table:table-cell>
          <table:table-cell table:number-columns-repeated="2" table:style-name="ce165" office:value-type="string">
            <text:p>Passed</text:p>
          </table:table-cell>
          <table:table-cell table:style-name="ce165" table:number-columns-repeated="3"/>
          <table:table-cell table:style-name="ce109" table:number-columns-repeated="1007"/>
        </table:table-row>
        <table:table-row table:style-name="ro28">
          <table:table-cell table:style-name="ce183" table:formula="of:=IF(VALUE(MID([.F45];6;FIND(&quot;:&quot;;[.F45];1)-FIND(&quot; &quot;;[.F45];1)-1))&gt;VALUE(MID([.F44];6;FIND(&quot;:&quot;;[.F44];1)-FIND(&quot; &quot;;[.F44];1)-1));&quot;&quot;;MAX([.A$7:.A44])+1)">
            <text:p/>
          </table:table-cell>
          <table:table-cell table:style-name="ce185" office:value-type="string">
            <text:p>REG_PLF306_ECMS_013</text:p>
          </table:table-cell>
          <table:table-cell table:style-name="ce186" table:formula="of:=IF(VALUE(MID([.F45];6;FIND(&quot;:&quot;;[.F45];1)-FIND(&quot; &quot;;[.F45];1)-1))&gt;VALUE(MID([.F44];6;FIND(&quot;:&quot;;[.F44];1)-FIND(&quot; &quot;;[.F44];1)-1));[.C44];[.C44]+1)" office:value-type="float" office:value="2">
            <text:p>002</text:p>
          </table:table-cell>
          <table:table-cell table:style-name="ce126" table:formula="of:=[.B45]" office:value-type="string" office:string-value="REG_PLF306_ECMS_013">
            <text:p>REG_PLF306_ECMS_013</text:p>
          </table:table-cell>
          <table:table-cell table:style-name="ce165" office:value-type="string">
            <text:p>Check Group drives</text:p>
          </table:table-cell>
          <table:table-cell table:style-name="ce165" office:value-type="string">
            <text:p>Step 2: Add a new membership for john</text:p>
          </table:table-cell>
          <table:table-cell table:style-name="ce165" office:value-type="string">
            <text:p>- Go to User and Group Management</text:p>
            <text:p>- Add john to a new group (or a group with new membership as well)</text:p>
          </table:table-cell>
          <table:table-cell table:style-name="ce165" office:value-type="string">
            <text:p>John is added into new group</text:p>
          </table:table-cell>
          <table:table-cell table:style-name="ce165" office:value-type="string">
            <text:p>High</text:p>
          </table:table-cell>
          <table:table-cell table:style-name="ce165" table:number-columns-repeated="2"/>
          <table:table-cell table:style-name="ce165" office:value-type="string">
            <text:p>hang.nguyen</text:p>
          </table:table-cell>
          <table:table-cell table:number-columns-repeated="2" table:style-name="ce165" office:value-type="string">
            <text:p>Passed</text:p>
          </table:table-cell>
          <table:table-cell table:style-name="ce165" table:number-columns-repeated="3"/>
          <table:table-cell table:style-name="ce109" table:number-columns-repeated="1007"/>
        </table:table-row>
        <table:table-row table:style-name="ro9">
          <table:table-cell table:style-name="ce183" table:formula="of:=IF(VALUE(MID([.F46];6;FIND(&quot;:&quot;;[.F46];1)-FIND(&quot; &quot;;[.F46];1)-1))&gt;VALUE(MID([.F45];6;FIND(&quot;:&quot;;[.F45];1)-FIND(&quot; &quot;;[.F45];1)-1));&quot;&quot;;MAX([.A$7:.A45])+1)">
            <text:p/>
          </table:table-cell>
          <table:table-cell table:style-name="ce185" office:value-type="string">
            <text:p>REG_PLF306_ECMS_013</text:p>
          </table:table-cell>
          <table:table-cell table:style-name="ce186" table:formula="of:=IF(VALUE(MID([.F46];6;FIND(&quot;:&quot;;[.F46];1)-FIND(&quot; &quot;;[.F46];1)-1))&gt;VALUE(MID([.F45];6;FIND(&quot;:&quot;;[.F45];1)-FIND(&quot; &quot;;[.F45];1)-1));[.C45];[.C45]+1)" office:value-type="float" office:value="2">
            <text:p>002</text:p>
          </table:table-cell>
          <table:table-cell table:style-name="ce126" table:formula="of:=[.B46]" office:value-type="string" office:string-value="REG_PLF306_ECMS_013">
            <text:p>REG_PLF306_ECMS_013</text:p>
          </table:table-cell>
          <table:table-cell table:style-name="ce165" office:value-type="string">
            <text:p>Check Group drives</text:p>
          </table:table-cell>
          <table:table-cell table:style-name="ce165" office:value-type="string">
            <text:p>Step 3: Re-check group drives</text:p>
          </table:table-cell>
          <table:table-cell table:style-name="ce165" office:value-type="string">
            <text:p>- Go to Content Explorer and check if john can see a new group drive</text:p>
          </table:table-cell>
          <table:table-cell table:style-name="ce165" office:value-type="string">
            <text:p>There is a new group drive</text:p>
          </table:table-cell>
          <table:table-cell table:style-name="ce165" office:value-type="string">
            <text:p>High</text:p>
          </table:table-cell>
          <table:table-cell table:style-name="ce165" table:number-columns-repeated="2"/>
          <table:table-cell table:style-name="ce165" office:value-type="string">
            <text:p>hang.nguyen</text:p>
          </table:table-cell>
          <table:table-cell table:number-columns-repeated="2" table:style-name="ce165" office:value-type="string">
            <text:p>Passed</text:p>
          </table:table-cell>
          <table:table-cell table:style-name="ce165" table:number-columns-repeated="3"/>
          <table:table-cell table:style-name="ce109" table:number-columns-repeated="1007"/>
        </table:table-row>
        <table:table-row table:style-name="ro38">
          <table:table-cell table:style-name="ce183" table:formula="of:=IF(VALUE(MID([.F47];6;FIND(&quot;:&quot;;[.F47];1)-FIND(&quot; &quot;;[.F47];1)-1))&gt;VALUE(MID([.F46];6;FIND(&quot;:&quot;;[.F46];1)-FIND(&quot; &quot;;[.F46];1)-1));&quot;&quot;;MAX([.A$7:.A46])+1)" office:value-type="float" office:value="15">
            <text:p>015</text:p>
          </table:table-cell>
          <table:table-cell table:style-name="ce184" office:value-type="string">
            <text:p>REG_PLF306_ECMS_014</text:p>
          </table:table-cell>
          <table:table-cell table:style-name="ce186" office:value-type="float" office:value="1">
            <text:p>001</text:p>
          </table:table-cell>
          <table:table-cell table:style-name="ce126" table:formula="of:=[.B47]" office:value-type="string" office:string-value="REG_PLF306_ECMS_014">
            <text:p>REG_PLF306_ECMS_014</text:p>
          </table:table-cell>
          <table:table-cell table:style-name="ce59" office:value-type="string">
            <text:p>Check Manage Publication Panel template</text:p>
          </table:table-cell>
          <table:table-cell table:style-name="ce165" office:value-type="string">
            <text:p>Step 1: Check Manage Publication form</text:p>
          </table:table-cell>
          <table:table-cell table:style-name="ce165"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5" office:value-type="string">
            <text:p>No exception.</text:p>
          </table:table-cell>
          <table:table-cell table:style-name="ce165" office:value-type="string">
            <text:p>High</text:p>
          </table:table-cell>
          <table:table-cell table:style-name="ce165" office:value-type="string">
            <text:p>ECMS-2699</text:p>
            <text:p>CCP-1104</text:p>
          </table:table-cell>
          <table:table-cell table:style-name="ce165" office:value-type="string">
            <text:p>Exception in console</text:p>
            <text:p/>
          </table:table-cell>
          <table:table-cell table:style-name="ce165" office:value-type="string">
            <text:p>hang.nguyen</text:p>
          </table:table-cell>
          <table:table-cell table:number-columns-repeated="2" table:style-name="ce165" office:value-type="string">
            <text:p>Passed</text:p>
          </table:table-cell>
          <table:table-cell table:style-name="ce165" table:number-columns-repeated="3"/>
          <table:table-cell table:style-name="ce109" table:number-columns-repeated="1007"/>
        </table:table-row>
        <table:table-row table:style-name="ro31">
          <table:table-cell table:style-name="ce141"/>
          <table:table-cell table:style-name="ce184"/>
          <table:table-cell table:style-name="ce186"/>
          <table:table-cell table:style-name="ce126"/>
          <table:table-cell table:style-name="ce59"/>
          <table:table-cell table:style-name="ce165" table:number-columns-repeated="12"/>
          <table:table-cell table:style-name="ce109" table:number-columns-repeated="1007"/>
        </table:table-row>
        <table:table-row table:style-name="ro31">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19" table:number-rows-repeated="1048515">
          <table:table-cell table:number-columns-repeated="1024"/>
        </table:table-row>
        <table:table-row table:style-name="ro19">
          <table:table-cell table:number-columns-repeated="1024"/>
        </table:table-row>
      </table:table>
      <table:table table:name="Bugs_v2_1_7"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19">
          <table:table-cell table:style-name="ce191"/>
          <table:table-cell table:style-name="ce195" office:value-type="string">
            <text:p>TEST CASES</text:p>
          </table:table-cell>
          <table:table-cell table:style-name="ce200"/>
          <table:table-cell table:style-name="ce206" table:number-columns-repeated="2"/>
          <table:table-cell table:style-name="ce217"/>
          <table:table-cell table:style-name="ce206" table:number-columns-repeated="3"/>
          <table:table-cell table:style-name="ce223"/>
          <table:table-cell table:style-name="ce206"/>
          <table:table-cell table:style-name="ce224" office:value-type="string">
            <text:p>Passed</text:p>
          </table:table-cell>
          <table:table-cell table:style-name="ce224" table:formula="of:=COUNTIF([.M$7:.M$988];[.$L1])" office:value-type="float" office:value="44">
            <text:p>44</text:p>
          </table:table-cell>
          <table:table-cell table:style-name="ce224" table:formula="of:=COUNTIF([.N$7:.N$988];[.$L1])" office:value-type="float" office:value="44">
            <text:p>44</text:p>
          </table:table-cell>
          <table:table-cell table:style-name="ce224" table:formula="of:=COUNTIF([.O$7:.O$988];[.$L1])" office:value-type="float" office:value="0">
            <text:p>0</text:p>
          </table:table-cell>
          <table:table-cell table:style-name="ce224" table:formula="of:=COUNTIF([.P$7:.P$988];[.$L1])" office:value-type="float" office:value="0">
            <text:p>0</text:p>
          </table:table-cell>
          <table:table-cell table:style-name="ce223" table:number-columns-repeated="214"/>
          <table:table-cell table:number-columns-repeated="794"/>
        </table:table-row>
        <table:table-row table:style-name="ro19">
          <table:table-cell table:style-name="ce191"/>
          <table:table-cell table:style-name="ce196"/>
          <table:table-cell table:style-name="ce201"/>
          <table:table-cell table:style-name="ce206" table:number-columns-repeated="2"/>
          <table:table-cell table:style-name="ce217"/>
          <table:table-cell table:style-name="ce206" table:number-columns-repeated="3"/>
          <table:table-cell table:style-name="ce217"/>
          <table:table-cell table:style-name="ce206"/>
          <table:table-cell table:style-name="ce224" office:value-type="string">
            <text:p>Failed</text:p>
          </table:table-cell>
          <table:table-cell table:style-name="ce224" table:formula="of:=COUNTIF([.M$7:.M$988];[.$L2])" office:value-type="float" office:value="1">
            <text:p>1</text:p>
          </table:table-cell>
          <table:table-cell table:style-name="ce224" table:formula="of:=COUNTIF([.N$7:.N$988];[.$L2])" office:value-type="float" office:value="1">
            <text:p>1</text:p>
          </table:table-cell>
          <table:table-cell table:style-name="ce224" table:formula="of:=COUNTIF([.O$7:.O$988];[.$L2])" office:value-type="float" office:value="0">
            <text:p>0</text:p>
          </table:table-cell>
          <table:table-cell table:style-name="ce224" table:formula="of:=COUNTIF([.P$7:.P$988];[.$L2])" office:value-type="float" office:value="0">
            <text:p>0</text:p>
          </table:table-cell>
          <table:table-cell table:style-name="ce223" table:number-columns-repeated="214"/>
          <table:table-cell table:number-columns-repeated="794"/>
        </table:table-row>
        <table:table-row table:style-name="ro34">
          <table:table-cell table:style-name="ce191"/>
          <table:table-cell table:style-name="ce197" office:value-type="string">
            <text:p>Function List:</text:p>
          </table:table-cell>
          <table:table-cell table:style-name="ce202" office:value-type="string" table:number-columns-spanned="3" table:number-rows-spanned="1">
            <text:p>Bugs on ECMS 2.1.7 for regression test</text:p>
          </table:table-cell>
          <table:covered-table-cell table:style-name="ce207"/>
          <table:covered-table-cell table:style-name="ce212"/>
          <table:table-cell table:style-name="ce217"/>
          <table:table-cell table:style-name="ce221"/>
          <table:table-cell table:style-name="ce222" table:number-columns-repeated="2"/>
          <table:table-cell table:style-name="ce217"/>
          <table:table-cell table:style-name="ce222"/>
          <table:table-cell table:style-name="ce224" office:value-type="string">
            <text:p>Blocked</text:p>
          </table:table-cell>
          <table:table-cell table:style-name="ce224" table:formula="of:=COUNTIF([.M$7:.M$988];[.$L3])" office:value-type="float" office:value="0">
            <text:p>0</text:p>
          </table:table-cell>
          <table:table-cell table:style-name="ce224" table:formula="of:=COUNTIF([.N$7:.N$988];[.$L3])" office:value-type="float" office:value="0">
            <text:p>0</text:p>
          </table:table-cell>
          <table:table-cell table:style-name="ce224" table:formula="of:=COUNTIF([.O$7:.O$988];[.$L3])" office:value-type="float" office:value="0">
            <text:p>0</text:p>
          </table:table-cell>
          <table:table-cell table:style-name="ce224" table:formula="of:=COUNTIF([.P$7:.P$988];[.$L3])" office:value-type="float" office:value="0">
            <text:p>0</text:p>
          </table:table-cell>
          <table:table-cell table:style-name="ce223" table:number-columns-repeated="214"/>
          <table:table-cell table:number-columns-repeated="794"/>
        </table:table-row>
        <table:table-row table:style-name="ro9">
          <table:table-cell table:style-name="ce191"/>
          <table:table-cell table:style-name="ce197" office:value-type="string">
            <text:p>Total Main Cases:</text:p>
          </table:table-cell>
          <table:table-cell table:style-name="ce203" table:formula="of:=MAX([.A7:.A969])" office:value-type="float" office:value="20" table:number-columns-spanned="3" table:number-rows-spanned="1">
            <text:p>20</text:p>
          </table:table-cell>
          <table:covered-table-cell table:style-name="ce207"/>
          <table:covered-table-cell table:style-name="ce212"/>
          <table:table-cell table:style-name="ce217"/>
          <table:table-cell table:style-name="ce221"/>
          <table:table-cell table:style-name="ce222" table:number-columns-repeated="2"/>
          <table:table-cell table:style-name="ce217"/>
          <table:table-cell table:style-name="ce222"/>
          <table:table-cell table:style-name="ce223" office:value-type="string">
            <text:p>Untested</text:p>
          </table:table-cell>
          <table:table-cell table:style-name="ce224" table:formula="of:=COUNTIF([.M$7:.M$988];[.$L4])" office:value-type="float" office:value="0">
            <text:p>0</text:p>
          </table:table-cell>
          <table:table-cell table:style-name="ce224" table:formula="of:=COUNTIF([.N$7:.N$988];[.$L4])" office:value-type="float" office:value="0">
            <text:p>0</text:p>
          </table:table-cell>
          <table:table-cell table:style-name="ce224" table:formula="of:=COUNTIF([.O$7:.O$988];[.$L4])" office:value-type="float" office:value="0">
            <text:p>0</text:p>
          </table:table-cell>
          <table:table-cell table:style-name="ce224" table:formula="of:=COUNTIF([.P$7:.P$988];[.$L4])" office:value-type="float" office:value="0">
            <text:p>0</text:p>
          </table:table-cell>
          <table:table-cell table:style-name="ce223" table:number-columns-repeated="214"/>
          <table:table-cell table:number-columns-repeated="794"/>
        </table:table-row>
        <table:table-row table:style-name="ro19">
          <table:table-cell table:style-name="ce191"/>
          <table:table-cell table:style-name="ce198"/>
          <table:table-cell table:style-name="ce191"/>
          <table:table-cell table:style-name="ce208"/>
          <table:table-cell table:style-name="ce213"/>
          <table:table-cell table:style-name="ce213" office:value-type="string">
            <text:p><text:s/></text:p>
          </table:table-cell>
          <table:table-cell table:style-name="ce213" table:number-columns-repeated="3"/>
          <table:table-cell table:style-name="ce217"/>
          <table:table-cell table:style-name="ce213"/>
          <table:table-cell table:style-name="ce217" office:value-type="string">
            <text:p>N/A</text:p>
          </table:table-cell>
          <table:table-cell table:style-name="ce224" table:formula="of:=COUNTIF([.M$7:.M$988];[.$L5])" office:value-type="float" office:value="0">
            <text:p>0</text:p>
          </table:table-cell>
          <table:table-cell table:style-name="ce224" table:formula="of:=COUNTIF([.N$7:.N$988];[.$L5])" office:value-type="float" office:value="0">
            <text:p>0</text:p>
          </table:table-cell>
          <table:table-cell table:style-name="ce224" table:formula="of:=COUNTIF([.O$7:.O$988];[.$L5])" office:value-type="float" office:value="0">
            <text:p>0</text:p>
          </table:table-cell>
          <table:table-cell table:style-name="ce224" table:formula="of:=COUNTIF([.P$7:.P$988];[.$L5])" office:value-type="float" office:value="0">
            <text:p>0</text:p>
          </table:table-cell>
          <table:table-cell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192"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93" office:value-type="float" office:value="1">
            <text:p>001</text:p>
          </table:table-cell>
          <table:table-cell table:style-name="ce56" office:value-type="string">
            <text:p>REG_PLF307_ECMS_001</text:p>
          </table:table-cell>
          <table:table-cell table:style-name="ce204" office:value-type="float" office:value="1">
            <text:p>001</text:p>
          </table:table-cell>
          <table:table-cell table:style-name="ce210" table:formula="of:=[.B7]" office:value-type="string" office:string-value="REG_PLF307_ECMS_001">
            <text:p>REG_PLF307_ECMS_001</text:p>
          </table:table-cell>
          <table:table-cell table:style-name="ce214" office:value-type="string">
            <text:p>"View Properties" Component </text:p>
          </table:table-cell>
          <table:table-cell table:style-name="ce218"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218"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217" office:value-type="string">
            <text:p>Article is created</text:p>
          </table:table-cell>
          <table:table-cell table:style-name="ce210" office:value-type="string">
            <text:p>High</text:p>
          </table:table-cell>
          <table:table-cell table:style-name="ce210" office:value-type="string">
            <text:p>ECMS-2526</text:p>
            <text:p>CCP-1033</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9">
          <table:table-cell table:style-name="ce193" table:formula="of:=IF(VALUE(MID([.F8];6;FIND(&quot;:&quot;;[.F8];1)-FIND(&quot; &quot;;[.F8];1)-1))&gt;VALUE(MID([.F7];6;FIND(&quot;:&quot;;[.F7];1)-FIND(&quot; &quot;;[.F7];1)-1));&quot;&quot;;MAX([.A$7:.A7])+1)">
            <text:p/>
          </table:table-cell>
          <table:table-cell table:style-name="ce167" office:value-type="string">
            <text:p>REG_PLF307_ECMS_001</text:p>
          </table:table-cell>
          <table:table-cell table:style-name="ce205" table:formula="of:=IF(VALUE(MID([.F8];6;FIND(&quot;:&quot;;[.F8];1)-FIND(&quot; &quot;;[.F8];1)-1))&gt;VALUE(MID([.F7];6;FIND(&quot;:&quot;;[.F7];1)-FIND(&quot; &quot;;[.F7];1)-1));[.C7];[.C7]+1)" office:value-type="float" office:value="1">
            <text:p>001</text:p>
          </table:table-cell>
          <table:table-cell table:style-name="ce210" table:formula="of:=[.B8]" office:value-type="string" office:string-value="REG_PLF307_ECMS_001">
            <text:p>REG_PLF307_ECMS_001</text:p>
          </table:table-cell>
          <table:table-cell table:style-name="ce210" office:value-type="string">
            <text:p>"View Properties" Component </text:p>
          </table:table-cell>
          <table:table-cell table:style-name="ce217" office:value-type="string">
            <text:p>Step 2: View Node Properties of article</text:p>
          </table:table-cell>
          <table:table-cell table:style-name="ce210" office:value-type="string">
            <text:p>- Click on "View Node Properties"</text:p>
            <text:p>- Refresh the browser window</text:p>
          </table:table-cell>
          <table:table-cell table:style-name="ce218"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210" office:value-type="string">
            <text:p>High</text:p>
          </table:table-cell>
          <table:table-cell table:style-name="ce210" office:value-type="string">
            <text:p>ECMS-2526</text:p>
            <text:p>CCP-1033</text:p>
          </table:table-cell>
          <table:table-cell table:style-name="ce217" office:value-type="string">
            <text:p>- Click on "View Node Properties" and you will find that the dialog of the component is not shown.</text:p>
            <text:p>- If you refresh the browser window then you will see the dialog with broken UI.</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9];6;FIND(&quot;:&quot;;[.F9];1)-FIND(&quot; &quot;;[.F9];1)-1))&gt;VALUE(MID([.F8];6;FIND(&quot;:&quot;;[.F8];1)-FIND(&quot; &quot;;[.F8];1)-1));&quot;&quot;;MAX([.A$7:.A8])+1)" office:value-type="float" office:value="2">
            <text:p>002</text:p>
          </table:table-cell>
          <table:table-cell table:style-name="ce56" office:value-type="string">
            <text:p>REG_PLF307_ECMS_002</text:p>
          </table:table-cell>
          <table:table-cell table:style-name="ce205" office:value-type="float" office:value="1">
            <text:p>001</text:p>
          </table:table-cell>
          <table:table-cell table:style-name="ce210" table:formula="of:=[.B9]" office:value-type="string" office:string-value="REG_PLF307_ECMS_002">
            <text:p>REG_PLF307_ECMS_002</text:p>
          </table:table-cell>
          <table:table-cell table:style-name="ce215" office:value-type="string">
            <text:p>Replacing a file in categories</text:p>
          </table:table-cell>
          <table:table-cell table:style-name="ce217" office:value-type="string">
            <text:p>Step 1: Upload a file</text:p>
          </table:table-cell>
          <table:table-cell table:style-name="ce217" office:value-type="string">
            <text:p>- Go to File Explorer</text:p>
            <text:p>- Create 1 folder</text:p>
            <text:p>- Select 1 file to upload</text:p>
          </table:table-cell>
          <table:table-cell table:style-name="ce69" office:value-type="string">
            <text:p>File is uploaded</text:p>
          </table:table-cell>
          <table:table-cell table:style-name="ce217" office:value-type="string">
            <text:p>High</text:p>
          </table:table-cell>
          <table:table-cell table:style-name="ce210" office:value-type="string">
            <text:p>ECMS-2321</text:p>
            <text:p>CCP-880</text:p>
          </table:table-cell>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2">
          <table:table-cell table:style-name="ce193"/>
          <table:table-cell table:style-name="ce167" office:value-type="string">
            <text:p>REG_PLF307_ECMS_002</text:p>
          </table:table-cell>
          <table:table-cell table:style-name="ce205" office:value-type="float" office:value="1">
            <text:p>001</text:p>
          </table:table-cell>
          <table:table-cell table:style-name="ce210" table:formula="of:=[.B10]" office:value-type="string" office:string-value="REG_PLF307_ECMS_002">
            <text:p>REG_PLF307_ECMS_002</text:p>
          </table:table-cell>
          <table:table-cell table:style-name="ce216" office:value-type="string">
            <text:p>Replacing a file in categories</text:p>
          </table:table-cell>
          <table:table-cell table:style-name="ce217" office:value-type="string">
            <text:p>Step 2: Upload the same file twice</text:p>
          </table:table-cell>
          <table:table-cell table:style-name="ce220" office:value-type="string">
            <text:p><text:span text:style-name="T2">- Select </text:span><text:span text:style-name="T2">created folder </text:span><text:span text:style-name="T2">above</text:span></text:p>
            <text:p><text:span text:style-name="T2">- Upload the </text:span><text:span text:style-name="T2">same file </text:span><text:span text:style-name="T2">again.</text:span></text:p>
            <text:p><text:span text:style-name="T2">- Choose </text:span><text:span text:style-name="T2">"Replace </text:span><text:span text:style-name="T2">data".</text:span></text:p>
          </table:table-cell>
          <table:table-cell table:style-name="ce217" office:value-type="string">
            <text:p>The existed file is replaced</text:p>
          </table:table-cell>
          <table:table-cell table:style-name="ce210" office:value-type="string">
            <text:p>High</text:p>
          </table:table-cell>
          <table:table-cell table:style-name="ce210"/>
          <table:table-cell table:style-name="ce217" office:value-type="string">
            <text:p>An error message appears "The name "name of upload field" is existing. You can not upload same name file except for 'nt:file'".</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8">
          <table:table-cell table:style-name="ce193" table:formula="of:=IF(VALUE(MID([.F11];6;FIND(&quot;:&quot;;[.F11];1)-FIND(&quot; &quot;;[.F11];1)-1))&gt;VALUE(MID([.F9];6;FIND(&quot;:&quot;;[.F9];1)-FIND(&quot; &quot;;[.F9];1)-1));&quot;&quot;;MAX([.A$7:.A9])+1)" office:value-type="float" office:value="3">
            <text:p>003</text:p>
          </table:table-cell>
          <table:table-cell table:style-name="ce56" office:value-type="string">
            <text:p>REG_PLF307_ECMS_003</text:p>
          </table:table-cell>
          <table:table-cell table:style-name="ce205" office:value-type="float" office:value="1">
            <text:p>001</text:p>
          </table:table-cell>
          <table:table-cell table:style-name="ce210" table:formula="of:=[.B11]" office:value-type="string" office:string-value="REG_PLF307_ECMS_003">
            <text:p>REG_PLF307_ECMS_003</text:p>
          </table:table-cell>
          <table:table-cell table:style-name="ce199" office:value-type="string">
            <text:p>Selecting the 'workflow' publication workflow</text:p>
          </table:table-cell>
          <table:table-cell table:style-name="ce217" office:value-type="string">
            <text:p>Step 1: Config to run workflow</text:p>
          </table:table-cell>
          <table:table-cell table:style-name="ce217"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ext:span><text:span text:style-name="T7">Tomcat:</text:span> </text:p>
            <text:p><text:s text:c="3"/>1. paste in folder tomcat/conf/Catalina/localhost</text:p>
            <text:p><text:s text:c="3"/>2. run ./start_eXo.sh all</text:p>
            <text:p><text:span text:style-name="T7"><text:s/></text:span><text:span text:style-name="T7">+ in PLF </text:span><text:span text:style-name="T7">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220" office:value-type="string">
            <text:p>Server starts successfully without exception</text:p>
          </table:table-cell>
          <table:table-cell table:style-name="ce210" office:value-type="string">
            <text:p>High</text:p>
          </table:table-cell>
          <table:table-cell table:style-name="ce217" office:value-type="string">
            <text:p>CCP-1066 ECMS-2335</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1">
          <table:table-cell table:style-name="ce193"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205" table:formula="of:=IF(VALUE(MID([.F12];6;FIND(&quot;:&quot;;[.F12];1)-FIND(&quot; &quot;;[.F12];1)-1))&gt;VALUE(MID([.F11];6;FIND(&quot;:&quot;;[.F11];1)-FIND(&quot; &quot;;[.F11];1)-1));[.C11];[.C11]+1)" office:value-type="float" office:value="1">
            <text:p>001</text:p>
          </table:table-cell>
          <table:table-cell table:style-name="ce210" table:formula="of:=[.B12]" office:value-type="string" office:string-value="REG_PLF307_ECMS_003">
            <text:p>REG_PLF307_ECMS_003</text:p>
          </table:table-cell>
          <table:table-cell table:style-name="ce211" office:value-type="string">
            <text:p>Selecting the 'workflow' publication workflow</text:p>
          </table:table-cell>
          <table:table-cell table:style-name="ce217" office:value-type="string">
            <text:p>Step 2: Click Manage publications at node with no publication status</text:p>
          </table:table-cell>
          <table:table-cell table:style-name="ce21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217" office:value-type="string">
            <text:p>There is no exception</text:p>
          </table:table-cell>
          <table:table-cell table:style-name="ce210" office:value-type="string">
            <text:p>High</text:p>
          </table:table-cell>
          <table:table-cell table:style-name="ce217" office:value-type="string">
            <text:p>CCP-1066 ECMS-2335</text:p>
          </table:table-cell>
          <table:table-cell table:style-name="ce217" office:value-type="string">
            <text:p>Throw out exception</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7">
          <table:table-cell table:style-name="ce193" table:formula="of:=IF(VALUE(MID([.F13];6;FIND(&quot;:&quot;;[.F13];1)-FIND(&quot; &quot;;[.F13];1)-1))&gt;VALUE(MID([.F12];6;FIND(&quot;:&quot;;[.F12];1)-FIND(&quot; &quot;;[.F12];1)-1));&quot;&quot;;MAX([.A$7:.A12])+1)" office:value-type="float" office:value="4">
            <text:p>004</text:p>
          </table:table-cell>
          <table:table-cell table:style-name="ce56" office:value-type="string">
            <text:p>REG_PLF307_ECMS_004</text:p>
          </table:table-cell>
          <table:table-cell table:style-name="ce205" office:value-type="float" office:value="1">
            <text:p>001</text:p>
          </table:table-cell>
          <table:table-cell table:style-name="ce210" table:formula="of:=[.B13]" office:value-type="string" office:string-value="REG_PLF307_ECMS_004">
            <text:p>REG_PLF307_ECMS_004</text:p>
          </table:table-cell>
          <table:table-cell table:style-name="ce199" office:value-type="string">
            <text:p>Images in ACME Site</text:p>
          </table:table-cell>
          <table:table-cell table:style-name="ce217" office:value-type="string">
            <text:p>Step 1: Edit one document under acme logo and republish it</text:p>
          </table:table-cell>
          <table:table-cell table:style-name="ce217" office:value-type="string">
            <text:p>- Login then go to http://localhost:8080/ecmdemo/private/acme</text:p>
            <text:p>- Change to Edit mode</text:p>
            <text:p>- Edit one document which is found under acme logo → <text:s text:c="2"/>Save as draft → <text:s/>Republish it.</text:p>
            <text:p/>
            <text:p/>
          </table:table-cell>
          <table:table-cell table:style-name="ce217" office:value-type="string">
            <text:p>Document is edited &amp; published</text:p>
          </table:table-cell>
          <table:table-cell table:style-name="ce210" office:value-type="string">
            <text:p>High</text:p>
          </table:table-cell>
          <table:table-cell table:style-name="ce217" office:value-type="string">
            <text:p>CCP-1005 ECMS-2426</text:p>
          </table:table-cell>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7">
          <table:table-cell table:style-name="ce193"/>
          <table:table-cell table:style-name="ce167" office:value-type="string">
            <text:p>REG_PLF307_ECMS_004</text:p>
          </table:table-cell>
          <table:table-cell table:style-name="ce205" office:value-type="float" office:value="1">
            <text:p>001</text:p>
          </table:table-cell>
          <table:table-cell table:style-name="ce210" table:formula="of:=[.B14]" office:value-type="string" office:string-value="REG_PLF307_ECMS_004">
            <text:p>REG_PLF307_ECMS_004</text:p>
          </table:table-cell>
          <table:table-cell table:style-name="ce211" office:value-type="string">
            <text:p>Images in ACME Site</text:p>
          </table:table-cell>
          <table:table-cell table:style-name="ce217" office:value-type="string">
            <text:p>Step 2: Refresh browser</text:p>
          </table:table-cell>
          <table:table-cell table:style-name="ce217" office:value-type="string">
            <text:p>- Return http://localhost:8080/ecmdemo/private/acme then refresh this page</text:p>
          </table:table-cell>
          <table:table-cell table:style-name="ce220" office:value-type="string">
            <text:p>Illustration of republished document is displayed well, even users refresh many times</text:p>
          </table:table-cell>
          <table:table-cell table:style-name="ce210" office:value-type="string">
            <text:p>High</text:p>
          </table:table-cell>
          <table:table-cell table:style-name="ce217"/>
          <table:table-cell table:style-name="ce217" office:value-type="string">
            <text:p>illustration of document is visible then disappears and reappears after refreshing pages</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38">
          <table:table-cell table:style-name="ce193" table:formula="of:=IF(VALUE(MID([.F15];6;FIND(&quot;:&quot;;[.F15];1)-FIND(&quot; &quot;;[.F15];1)-1))&gt;VALUE(MID([.F13];6;FIND(&quot;:&quot;;[.F13];1)-FIND(&quot; &quot;;[.F13];1)-1));&quot;&quot;;MAX([.A$7:.A13])+1)" office:value-type="float" office:value="5">
            <text:p>005</text:p>
          </table:table-cell>
          <table:table-cell table:style-name="ce167" office:value-type="string">
            <text:p>REG_PLF307_ECMS_004</text:p>
          </table:table-cell>
          <table:table-cell table:style-name="ce205" table:formula="of:=IF(VALUE(MID([.F15];6;FIND(&quot;:&quot;;[.F15];1)-FIND(&quot; &quot;;[.F15];1)-1))&gt;VALUE(MID([.F13];6;FIND(&quot;:&quot;;[.F13];1)-FIND(&quot; &quot;;[.F13];1)-1));[.C13];[.C13]+1)" office:value-type="float" office:value="2">
            <text:p>002</text:p>
          </table:table-cell>
          <table:table-cell table:style-name="ce210" table:formula="of:=[.B15]" office:value-type="string" office:string-value="REG_PLF307_ECMS_004">
            <text:p>REG_PLF307_ECMS_004</text:p>
          </table:table-cell>
          <table:table-cell table:style-name="ce217" office:value-type="string">
            <text:p>Images in ACME Site</text:p>
          </table:table-cell>
          <table:table-cell table:style-name="ce217" office:value-type="string">
            <text:p>Step 1: Create a Free Web Content document with illustration and add it into a CLV page</text:p>
          </table:table-cell>
          <table:table-cell table:style-name="ce217"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220" office:value-type="string">
            <text:p>Illustration of this document is displayed well, even users refresh many times</text:p>
          </table:table-cell>
          <table:table-cell table:style-name="ce210" office:value-type="string">
            <text:p>High</text:p>
          </table:table-cell>
          <table:table-cell table:style-name="ce217" office:value-type="string">
            <text:p>CCP-1005 ECMS-2426</text:p>
          </table:table-cell>
          <table:table-cell table:style-name="ce210" office:value-type="string">
            <text:p>illustration of document is visible then disappears and reappears after refreshing pages</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5">
          <table:table-cell table:style-name="ce193" table:formula="of:=IF(VALUE(MID([.F16];6;FIND(&quot;:&quot;;[.F16];1)-FIND(&quot; &quot;;[.F16];1)-1))&gt;VALUE(MID([.F15];6;FIND(&quot;:&quot;;[.F15];1)-FIND(&quot; &quot;;[.F15];1)-1));&quot;&quot;;MAX([.A$7:.A15])+1)" office:value-type="float" office:value="6">
            <text:p>006</text:p>
          </table:table-cell>
          <table:table-cell table:style-name="ce56" office:value-type="string">
            <text:p>REG_PLF307_ECMS_005</text:p>
          </table:table-cell>
          <table:table-cell table:style-name="ce205" office:value-type="float" office:value="1">
            <text:p>001</text:p>
          </table:table-cell>
          <table:table-cell table:style-name="ce210" table:formula="of:=[.B16]" office:value-type="string" office:string-value="REG_PLF307_ECMS_005">
            <text:p>REG_PLF307_ECMS_005</text:p>
          </table:table-cell>
          <table:table-cell table:style-name="ce199" office:value-type="string">
            <text:p>*, ~, +, - characters in simple search and advanced search</text:p>
          </table:table-cell>
          <table:table-cell table:style-name="ce217" office:value-type="string">
            <text:p>Step 1: Create some documents with titles or content contain +, - characters, and some other documents</text:p>
          </table:table-cell>
          <table:table-cell table:style-name="ce217" office:value-type="string">
            <text:p>- Login</text:p>
            <text:p>- Go to Content Explorer, choose a drive and create Create some documents with titles or content contain +, - characters, and some normal documents</text:p>
          </table:table-cell>
          <table:table-cell table:style-name="ce217" office:value-type="string">
            <text:p>Documents are created successfully</text:p>
          </table:table-cell>
          <table:table-cell table:style-name="ce210" office:value-type="string">
            <text:p>High</text:p>
          </table:table-cell>
          <table:table-cell table:style-name="ce217" office:value-type="string">
            <text:p>CCP-1019 ECMS-2452</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1">
          <table:table-cell table:style-name="ce193"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205" table:formula="of:=IF(VALUE(MID([.F17];6;FIND(&quot;:&quot;;[.F17];1)-FIND(&quot; &quot;;[.F17];1)-1))&gt;VALUE(MID([.F16];6;FIND(&quot;:&quot;;[.F16];1)-FIND(&quot; &quot;;[.F16];1)-1));[.C16];[.C16]+1)" office:value-type="float" office:value="1">
            <text:p>001</text:p>
          </table:table-cell>
          <table:table-cell table:style-name="ce210" table:formula="of:=[.B17]" office:value-type="string" office:string-value="REG_PLF307_ECMS_005">
            <text:p>REG_PLF307_ECMS_005</text:p>
          </table:table-cell>
          <table:table-cell table:style-name="ce211" office:value-type="string">
            <text:p>*, ~, +, - characters in simple search and advanced search</text:p>
          </table:table-cell>
          <table:table-cell table:style-name="ce217" office:value-type="string">
            <text:p>Step 2: Search with * and ~ character in Simple search, </text:p>
          </table:table-cell>
          <table:table-cell table:style-name="ce217"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217" office:value-type="string">
            <text:p>- All documents are listed in search result</text:p>
            <text:p>- Return documents which contain these word in search result, eg: conditions.doc, Fire </text:p>
          </table:table-cell>
          <table:table-cell table:style-name="ce210" office:value-type="string">
            <text:p>High</text:p>
          </table:table-cell>
          <table:table-cell table:style-name="ce217" office:value-type="string">
            <text:p>CCP-1019 ECMS-2452</text:p>
          </table:table-cell>
          <table:table-cell table:style-name="ce217" office:value-type="string">
            <text:p>- Cannot search with * </text:p>
            <text:p>- Cannot search with "~"</text:p>
            <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9">
          <table:table-cell table:style-name="ce193"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205" table:formula="of:=IF(VALUE(MID([.F18];6;FIND(&quot;:&quot;;[.F18];1)-FIND(&quot; &quot;;[.F18];1)-1))&gt;VALUE(MID([.F17];6;FIND(&quot;:&quot;;[.F17];1)-FIND(&quot; &quot;;[.F17];1)-1));[.C17];[.C17]+1)" office:value-type="float" office:value="1">
            <text:p>001</text:p>
          </table:table-cell>
          <table:table-cell table:style-name="ce210" table:formula="of:=[.B18]" office:value-type="string" office:string-value="REG_PLF307_ECMS_005">
            <text:p>REG_PLF307_ECMS_005</text:p>
          </table:table-cell>
          <table:table-cell table:style-name="ce211" office:value-type="string">
            <text:p>*, ~, +, - characters in simple search and advanced search</text:p>
          </table:table-cell>
          <table:table-cell table:style-name="ce217" office:value-type="string">
            <text:p>Step 3: Search with + and – character in advanced search</text:p>
          </table:table-cell>
          <table:table-cell table:style-name="ce217" office:value-type="string">
            <text:p>- Click Saved search then Advanced search</text:p>
            <text:p>- Fill in search by name tab title of document with + or – characters</text:p>
          </table:table-cell>
          <table:table-cell table:style-name="ce217" office:value-type="string">
            <text:p>All document with title or content containing these characters are listed in search result and no exception</text:p>
          </table:table-cell>
          <table:table-cell table:style-name="ce210" office:value-type="string">
            <text:p>High</text:p>
          </table:table-cell>
          <table:table-cell table:style-name="ce217" office:value-type="string">
            <text:p>CCP-1019 ECMS-2452</text:p>
          </table:table-cell>
          <table:table-cell table:style-name="ce217" office:value-type="string">
            <text:p>- raise exception</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19];6;FIND(&quot;:&quot;;[.F19];1)-FIND(&quot; &quot;;[.F19];1)-1))&gt;VALUE(MID([.F18];6;FIND(&quot;:&quot;;[.F18];1)-FIND(&quot; &quot;;[.F18];1)-1));&quot;&quot;;MAX([.A$7:.A18])+1)" office:value-type="float" office:value="7">
            <text:p>007</text:p>
          </table:table-cell>
          <table:table-cell table:style-name="ce167" office:value-type="string">
            <text:p>REG_PLF307_ECMS_006</text:p>
          </table:table-cell>
          <table:table-cell table:style-name="ce205" office:value-type="float" office:value="1">
            <text:p>001</text:p>
          </table:table-cell>
          <table:table-cell table:style-name="ce210" table:formula="of:=[.B19]" office:value-type="string" office:string-value="REG_PLF307_ECMS_006">
            <text:p>REG_PLF307_ECMS_006</text:p>
          </table:table-cell>
          <table:table-cell table:style-name="ce199" office:value-type="string">
            <text:p>Linked documents of article is click-able in a SCV page </text:p>
          </table:table-cell>
          <table:table-cell table:style-name="ce217" office:value-type="string">
            <text:p>Step 1: Create an article</text:p>
          </table:table-cell>
          <table:table-cell table:style-name="ce217" office:value-type="string">
            <text:p>- Log into the ecmdemo portal.</text:p>
            <text:p>- Go to Content Explorer.</text:p>
            <text:p>- Create a new article.</text:p>
            <text:p>- Save &amp;close</text:p>
          </table:table-cell>
          <table:table-cell table:style-name="ce217" office:value-type="string">
            <text:p>Article is created</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2">
          <table:table-cell table:style-name="ce193"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205" table:formula="of:=IF(VALUE(MID([.F20];6;FIND(&quot;:&quot;;[.F20];1)-FIND(&quot; &quot;;[.F20];1)-1))&gt;VALUE(MID([.F19];6;FIND(&quot;:&quot;;[.F19];1)-FIND(&quot; &quot;;[.F19];1)-1));[.C19];[.C19]+1)" office:value-type="float" office:value="1">
            <text:p>001</text:p>
          </table:table-cell>
          <table:table-cell table:style-name="ce210" table:formula="of:=[.B20]"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2: Add a related link for article</text:p>
          </table:table-cell>
          <table:table-cell table:style-name="ce217" office:value-type="string">
            <text:p>- Select Article above</text:p>
            <text:p>- Click on Manage Relation on action bar (<text:span text:style-name="T5">Pls add this </text:span><text:span text:style-name="T5">action into the </text:span><text:span text:style-name="T5">view that </text:span><text:span text:style-name="T5">you're using if </text:span><text:span text:style-name="T5">you don't see </text:span><text:span text:style-name="T5">it</text:span>)</text:p>
            <text:p>- Select 1 document to be relation of Article document</text:p>
          </table:table-cell>
          <table:table-cell table:style-name="ce217" office:value-type="string">
            <text:p>Article is linked to a document</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205" table:formula="of:=IF(VALUE(MID([.F21];6;FIND(&quot;:&quot;;[.F21];1)-FIND(&quot; &quot;;[.F21];1)-1))&gt;VALUE(MID([.F20];6;FIND(&quot;:&quot;;[.F20];1)-FIND(&quot; &quot;;[.F20];1)-1));[.C20];[.C20]+1)" office:value-type="float" office:value="1">
            <text:p>001</text:p>
          </table:table-cell>
          <table:table-cell table:style-name="ce210" table:formula="of:=[.B21]"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3: Publish article</text:p>
          </table:table-cell>
          <table:table-cell table:style-name="ce217" office:value-type="string">
            <text:p>- Select Article and published </text:p>
            <text:p>- Select document is relation of Article and publish</text:p>
          </table:table-cell>
          <table:table-cell table:style-name="ce217" office:value-type="string">
            <text:p>Both Article and this relation are published</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205" table:formula="of:=IF(VALUE(MID([.F22];6;FIND(&quot;:&quot;;[.F22];1)-FIND(&quot; &quot;;[.F22];1)-1))&gt;VALUE(MID([.F21];6;FIND(&quot;:&quot;;[.F21];1)-FIND(&quot; &quot;;[.F21];1)-1));[.C21];[.C21]+1)" office:value-type="float" office:value="1">
            <text:p>001</text:p>
          </table:table-cell>
          <table:table-cell table:style-name="ce210" table:formula="of:=[.B22]"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4: Add Article in a SCV</text:p>
          </table:table-cell>
          <table:table-cell table:style-name="ce217" office:value-type="string">
            <text:p>- Create a page with Content detail portlet and choose article above as content</text:p>
          </table:table-cell>
          <table:table-cell table:style-name="ce217" office:value-type="string">
            <text:p>SCV is displayed with the content of article and a link beneath</text:p>
          </table:table-cell>
          <table:table-cell table:style-name="ce210" office:value-type="string">
            <text:p>High</text:p>
          </table:table-cell>
          <table:table-cell table:style-name="ce217" office:value-type="string">
            <text:p>CCP-1031 ECMS-2511</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5">
          <table:table-cell table:style-name="ce193"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205" table:formula="of:=IF(VALUE(MID([.F23];6;FIND(&quot;:&quot;;[.F23];1)-FIND(&quot; &quot;;[.F23];1)-1))&gt;VALUE(MID([.F22];6;FIND(&quot;:&quot;;[.F22];1)-FIND(&quot; &quot;;[.F22];1)-1));[.C22];[.C22]+1)" office:value-type="float" office:value="1">
            <text:p>001</text:p>
          </table:table-cell>
          <table:table-cell table:style-name="ce210" table:formula="of:=[.B23]" office:value-type="string" office:string-value="REG_PLF307_ECMS_006">
            <text:p>REG_PLF307_ECMS_006</text:p>
          </table:table-cell>
          <table:table-cell table:style-name="ce211" office:value-type="string">
            <text:p>Linked documents of article is click-able in a SCV page </text:p>
          </table:table-cell>
          <table:table-cell table:style-name="ce217" office:value-type="string">
            <text:p>Step 5: Click on the link of article</text:p>
          </table:table-cell>
          <table:table-cell table:style-name="ce217" office:value-type="string">
            <text:p>- Click on the link</text:p>
          </table:table-cell>
          <table:table-cell table:style-name="ce217" office:value-type="string">
            <text:p>Show detail of the linked document</text:p>
          </table:table-cell>
          <table:table-cell table:style-name="ce210" office:value-type="string">
            <text:p>High</text:p>
          </table:table-cell>
          <table:table-cell table:style-name="ce217" office:value-type="string">
            <text:p>CCP-1031 ECMS-2511</text:p>
          </table:table-cell>
          <table:table-cell table:style-name="ce217" office:value-type="string">
            <text:p>The related links are not clickable : code source displayed and if there is no related documents, label link is still displayed</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5">
          <table:table-cell table:style-name="ce193" table:formula="of:=IF(VALUE(MID([.F24];6;FIND(&quot;:&quot;;[.F24];1)-FIND(&quot; &quot;;[.F24];1)-1))&gt;VALUE(MID([.F23];6;FIND(&quot;:&quot;;[.F23];1)-FIND(&quot; &quot;;[.F23];1)-1));&quot;&quot;;MAX([.A$7:.A23])+1)" office:value-type="float" office:value="8">
            <text:p>008</text:p>
          </table:table-cell>
          <table:table-cell table:style-name="ce167" office:value-type="string">
            <text:p>REG_PLF307_ECMS_007</text:p>
          </table:table-cell>
          <table:table-cell table:style-name="ce205" office:value-type="float" office:value="1">
            <text:p>001</text:p>
          </table:table-cell>
          <table:table-cell table:style-name="ce210" table:formula="of:=[.B24]" office:value-type="string" office:string-value="REG_PLF307_ECMS_007">
            <text:p>REG_PLF307_ECMS_007</text:p>
          </table:table-cell>
          <table:table-cell table:style-name="ce199" office:value-type="string">
            <text:p>Check the displaying of Content based on custom node type a CLV page </text:p>
          </table:table-cell>
          <table:table-cell table:style-name="ce217" office:value-type="string">
            <text:p>Step 1: Create a new name space</text:p>
          </table:table-cell>
          <table:table-cell table:style-name="ce217" office:value-type="string">
            <text:p>- Login as root</text:p>
            <text:p>- Go to Content Administration/ Content Types/ Namespace Registry: Create a new namespace with Namespace Prefix is "zzz"</text:p>
          </table:table-cell>
          <table:table-cell table:style-name="ce217" office:value-type="string">
            <text:p>A new namspace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3">
          <table:table-cell table:style-name="ce193"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205" table:formula="of:=IF(VALUE(MID([.F25];6;FIND(&quot;:&quot;;[.F25];1)-FIND(&quot; &quot;;[.F25];1)-1))&gt;VALUE(MID([.F24];6;FIND(&quot;:&quot;;[.F24];1)-FIND(&quot; &quot;;[.F24];1)-1));[.C24];[.C24]+1)" office:value-type="float" office:value="1">
            <text:p>001</text:p>
          </table:table-cell>
          <table:table-cell table:style-name="ce210" table:formula="of:=[.B25]"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2: Create a new node type</text:p>
          </table:table-cell>
          <table:table-cell table:style-name="ce220"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217" office:value-type="string">
            <text:p>A new node type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2">
          <table:table-cell table:style-name="ce193"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205" table:formula="of:=IF(VALUE(MID([.F26];6;FIND(&quot;:&quot;;[.F26];1)-FIND(&quot; &quot;;[.F26];1)-1))&gt;VALUE(MID([.F25];6;FIND(&quot;:&quot;;[.F25];1)-FIND(&quot; &quot;;[.F25];1)-1));[.C25];[.C25]+1)" office:value-type="float" office:value="1">
            <text:p>001</text:p>
          </table:table-cell>
          <table:table-cell table:style-name="ce210" table:formula="of:=[.B26]"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3: Create a new template </text:p>
          </table:table-cell>
          <table:table-cell table:style-name="ce217" office:value-type="string">
            <text:p>- Click on Content Presentation -&gt; Manage Templates</text:p>
            <text:p>- Add the new template with label "Teste do nodetype1"</text:p>
            <text:p>- Choose "Any permission" and save it.</text:p>
            <text:p/>
          </table:table-cell>
          <table:table-cell table:style-name="ce217" office:value-type="string">
            <text:p>A new template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205" table:formula="of:=IF(VALUE(MID([.F27];6;FIND(&quot;:&quot;;[.F27];1)-FIND(&quot; &quot;;[.F27];1)-1))&gt;VALUE(MID([.F26];6;FIND(&quot;:&quot;;[.F26];1)-FIND(&quot; &quot;;[.F26];1)-1));[.C26];[.C26]+1)" office:value-type="float" office:value="1">
            <text:p>001</text:p>
          </table:table-cell>
          <table:table-cell table:style-name="ce210" table:formula="of:=[.B27]"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4: Create content folder in classic/ web contents</text:p>
          </table:table-cell>
          <table:table-cell table:style-name="ce217" office:value-type="string">
            <text:p>Click on the "Content Explorer" tab &gt; Create a new content folder "test_nodetype" in "/classic/web contents</text:p>
          </table:table-cell>
          <table:table-cell table:style-name="ce217" office:value-type="string">
            <text:p>Content folder is creat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1">
          <table:table-cell table:style-name="ce193"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205" table:formula="of:=IF(VALUE(MID([.F28];6;FIND(&quot;:&quot;;[.F28];1)-FIND(&quot; &quot;;[.F28];1)-1))&gt;VALUE(MID([.F27];6;FIND(&quot;:&quot;;[.F27];1)-FIND(&quot; &quot;;[.F27];1)-1));[.C27];[.C27]+1)" office:value-type="float" office:value="1">
            <text:p>001</text:p>
          </table:table-cell>
          <table:table-cell table:style-name="ce210" table:formula="of:=[.B28]"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5: Create 2 contents <text:s/>and publish them</text:p>
          </table:table-cell>
          <table:table-cell table:style-name="ce217"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217" office:value-type="string">
            <text:p>2 Documents are created and published</text:p>
          </table:table-cell>
          <table:table-cell table:style-name="ce210" office:value-type="string">
            <text:p>High</text:p>
          </table:table-cell>
          <table:table-cell table:style-name="ce217" office:value-type="string">
            <text:p>CCP-1082 ECMS-2687</text:p>
          </table:table-cell>
          <table:table-cell table:style-name="ce217"/>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38">
          <table:table-cell table:style-name="ce193"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205" table:formula="of:=IF(VALUE(MID([.F29];6;FIND(&quot;:&quot;;[.F29];1)-FIND(&quot; &quot;;[.F29];1)-1))&gt;VALUE(MID([.F28];6;FIND(&quot;:&quot;;[.F28];1)-FIND(&quot; &quot;;[.F28];1)-1));[.C28];[.C28]+1)" office:value-type="float" office:value="1">
            <text:p>001</text:p>
          </table:table-cell>
          <table:table-cell table:style-name="ce210" table:formula="of:=[.B29]"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17" office:value-type="string">
            <text:p>Step 6: Add a CLV in classic overview page</text:p>
          </table:table-cell>
          <table:table-cell table:style-name="ce217"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217" office:value-type="string">
            <text:p>The two contents are shown in the "content list" in over page</text:p>
          </table:table-cell>
          <table:table-cell table:style-name="ce210" office:value-type="string">
            <text:p>High</text:p>
          </table:table-cell>
          <table:table-cell table:style-name="ce217" office:value-type="string">
            <text:p>CCP-1082 ECMS-2687</text:p>
          </table:table-cell>
          <table:table-cell table:style-name="ce217" office:value-type="string">
            <text:p>It will show the Overview page again. The two contents should be showed in the "content list", but we see the "Sorry, no articles available" message</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3">
          <table:table-cell table:style-name="ce193" table:formula="of:=IF(VALUE(MID([.F30];6;FIND(&quot;:&quot;;[.F30];1)-FIND(&quot; &quot;;[.F30];1)-1))&gt;VALUE(MID([.F29];6;FIND(&quot;:&quot;;[.F29];1)-FIND(&quot; &quot;;[.F29];1)-1));&quot;&quot;;MAX([.A$7:.A29])+1)" office:value-type="float" office:value="9">
            <text:p>009</text:p>
          </table:table-cell>
          <table:table-cell table:style-name="ce167" office:value-type="string">
            <text:p>REG_PLF307_ECMS_008</text:p>
          </table:table-cell>
          <table:table-cell table:style-name="ce205" office:value-type="float" office:value="1">
            <text:p>001</text:p>
          </table:table-cell>
          <table:table-cell table:style-name="ce210" table:formula="of:=[.B30]" office:value-type="string" office:string-value="REG_PLF307_ECMS_008">
            <text:p>REG_PLF307_ECMS_008</text:p>
          </table:table-cell>
          <table:table-cell table:style-name="ce199" office:value-type="string">
            <text:p>Check right URL when in put title of node with specical characters in IE 7 and IE 8</text:p>
          </table:table-cell>
          <table:table-cell table:style-name="ce217" office:value-type="string">
            <text:p>Step 1: In edit mode, Create 2 articles with name containing special characters</text:p>
          </table:table-cell>
          <table:table-cell table:style-name="ce217"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220" office:value-type="string">
            <text:p>The right content is shown in the detail portlet.</text:p>
          </table:table-cell>
          <table:table-cell table:style-name="ce210" office:value-type="string">
            <text:p>High</text:p>
          </table:table-cell>
          <table:table-cell table:style-name="ce217" office:value-type="string">
            <text:p>CCP-1098 ECMS-2720</text:p>
          </table:table-cell>
          <table:table-cell table:style-name="ce217" office:value-type="string">
            <text:p>A wrong content is shown in the detail portlet (show ACM introduce page)</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9">
          <table:table-cell table:style-name="ce193" table:formula="of:=IF(VALUE(MID([.F31];6;FIND(&quot;:&quot;;[.F31];1)-FIND(&quot; &quot;;[.F31];1)-1))&gt;VALUE(MID([.F30];6;FIND(&quot;:&quot;;[.F30];1)-FIND(&quot; &quot;;[.F30];1)-1));&quot;&quot;;MAX([.A$7:.A30])+1)" office:value-type="float" office:value="10">
            <text:p>010</text:p>
          </table:table-cell>
          <table:table-cell table:style-name="ce56" office:value-type="string">
            <text:p>REG_PLF307_ECMS_009</text:p>
          </table:table-cell>
          <table:table-cell table:style-name="ce205" office:value-type="float" office:value="1">
            <text:p>001</text:p>
          </table:table-cell>
          <table:table-cell table:style-name="ce210" table:formula="of:=[.B31]" office:value-type="string" office:string-value="REG_PLF307_ECMS_009">
            <text:p>REG_PLF307_ECMS_009</text:p>
          </table:table-cell>
          <table:table-cell table:style-name="ce199" office:value-type="string">
            <text:p>Check search result with keyword in comment of document </text:p>
          </table:table-cell>
          <table:table-cell table:style-name="ce217" office:value-type="string">
            <text:p>Step 1: Create document</text:p>
          </table:table-cell>
          <table:table-cell table:style-name="ce217" office:value-type="string">
            <text:p>- Go to the drive acme-category in the Sites Explorer</text:p>
            <text:p>- Select any category</text:p>
            <text:p>- Create 1 document in this category</text:p>
            <text:p/>
            <text:p/>
            <text:p/>
          </table:table-cell>
          <table:table-cell table:style-name="ce217" office:value-type="string">
            <text:p>Document is created successfully</text:p>
          </table:table-cell>
          <table:table-cell table:style-name="ce210" office:value-type="string">
            <text:p>High</text:p>
          </table:table-cell>
          <table:table-cell table:style-name="ce217" office:value-type="string">
            <text:p>CCP-1121 ECMS-2787</text:p>
          </table:table-cell>
          <table:table-cell table:style-name="ce217" office:value-type="string">
            <text:p>An error appears</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205" table:formula="of:=IF(VALUE(MID([.F32];6;FIND(&quot;:&quot;;[.F32];1)-FIND(&quot; &quot;;[.F32];1)-1))&gt;VALUE(MID([.F31];6;FIND(&quot;:&quot;;[.F31];1)-FIND(&quot; &quot;;[.F31];1)-1));[.C31];[.C31]+1)" office:value-type="float" office:value="1">
            <text:p>001</text:p>
          </table:table-cell>
          <table:table-cell table:style-name="ce210" table:formula="of:=[.B32]" office:value-type="string" office:string-value="REG_PLF307_ECMS_009">
            <text:p>REG_PLF307_ECMS_009</text:p>
          </table:table-cell>
          <table:table-cell table:style-name="ce211" office:value-type="string">
            <text:p>Check search result with keyword in comment of document </text:p>
          </table:table-cell>
          <table:table-cell table:style-name="ce217" office:value-type="string">
            <text:p>Step 2: Comment for document</text:p>
          </table:table-cell>
          <table:table-cell table:style-name="ce217" office:value-type="string">
            <text:p>- Select created document above</text:p>
            <text:p>- Select Collaboration tab</text:p>
            <text:p>- Add 1 comment for document</text:p>
          </table:table-cell>
          <table:table-cell table:style-name="ce220" office:value-type="string">
            <text:p>Comment is added</text:p>
          </table:table-cell>
          <table:table-cell table:style-name="ce210" office:value-type="string">
            <text:p>High</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205" table:formula="of:=IF(VALUE(MID([.F33];6;FIND(&quot;:&quot;;[.F33];1)-FIND(&quot; &quot;;[.F33];1)-1))&gt;VALUE(MID([.F32];6;FIND(&quot;:&quot;;[.F32];1)-FIND(&quot; &quot;;[.F32];1)-1));[.C32];[.C32]+1)" office:value-type="float" office:value="1">
            <text:p>001</text:p>
          </table:table-cell>
          <table:table-cell table:style-name="ce210" table:formula="of:=[.B33]" office:value-type="string" office:string-value="REG_PLF307_ECMS_009">
            <text:p>REG_PLF307_ECMS_009</text:p>
          </table:table-cell>
          <table:table-cell table:style-name="ce211" office:value-type="string">
            <text:p>Check search result with keyword in comment of document </text:p>
          </table:table-cell>
          <table:table-cell table:style-name="ce217" office:value-type="string">
            <text:p>Step 3: Check the displaying of node 1</text:p>
          </table:table-cell>
          <table:table-cell table:style-name="ce217" office:value-type="string">
            <text:p>- Back to the root and do a search with any word which is found in the comment </text:p>
          </table:table-cell>
          <table:table-cell table:style-name="ce220" office:value-type="string">
            <text:p>Search result contains the node having the relevant comment</text:p>
          </table:table-cell>
          <table:table-cell table:style-name="ce210" office:value-type="string">
            <text:p>High</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34];6;FIND(&quot;:&quot;;[.F34];1)-FIND(&quot; &quot;;[.F34];1)-1))&gt;VALUE(MID([.F33];6;FIND(&quot;:&quot;;[.F33];1)-FIND(&quot; &quot;;[.F33];1)-1));&quot;&quot;;MAX([.A$7:.A33])+1)" office:value-type="float" office:value="11">
            <text:p>011</text:p>
          </table:table-cell>
          <table:table-cell table:style-name="ce56" office:value-type="string">
            <text:p>REG_PLF307_ECMS_010</text:p>
          </table:table-cell>
          <table:table-cell table:style-name="ce205" office:value-type="float" office:value="1">
            <text:p>001</text:p>
          </table:table-cell>
          <table:table-cell table:style-name="ce210" table:formula="of:=[.B34]" office:value-type="string" office:string-value="REG_PLF307_ECMS_010">
            <text:p>REG_PLF307_ECMS_010</text:p>
          </table:table-cell>
          <table:table-cell table:style-name="ce199" office:value-type="string">
            <text:p>Check the displaying of Content explorer portlet in 'level3' page</text:p>
          </table:table-cell>
          <table:table-cell table:style-name="ce219" office:value-type="string">
            <text:p>Step 1: Create new page </text:p>
          </table:table-cell>
          <table:table-cell table:style-name="ce217" office:value-type="string">
            <text:p>- Login acme site as root.</text:p>
            <text:p>- Create new page named <text:s/>"level1"</text:p>
            <text:p/>
            <text:p/>
          </table:table-cell>
          <table:table-cell table:style-name="ce73" office:value-type="string">
            <text:p>Page is created</text:p>
          </table:table-cell>
          <table:table-cell table:style-name="ce210" office:value-type="string">
            <text:p>High</text:p>
          </table:table-cell>
          <table:table-cell table:style-name="ce217" office:value-type="string">
            <text:p>CCP-1134 ECMS-2902</text:p>
          </table:table-cell>
          <table:table-cell table:style-name="ce220" office:value-type="string">
            <text:p>The portlet contents / content explorer is corrupted</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205" table:formula="of:=IF(VALUE(MID([.F35];6;FIND(&quot;:&quot;;[.F35];1)-FIND(&quot; &quot;;[.F35];1)-1))&gt;VALUE(MID([.F34];6;FIND(&quot;:&quot;;[.F34];1)-FIND(&quot; &quot;;[.F34];1)-1));[.C34];[.C34]+1)" office:value-type="float" office:value="1">
            <text:p>001</text:p>
          </table:table-cell>
          <table:table-cell table:style-name="ce210" table:formula="of:=[.B35]"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19" office:value-type="string">
            <text:p>Step 2: Create child page of page1</text:p>
          </table:table-cell>
          <table:table-cell table:style-name="ce217" office:value-type="string">
            <text:p>- Select page “level1”</text:p>
            <text:p>- Add new page "level2" children of "level1"</text:p>
          </table:table-cell>
          <table:table-cell table:style-name="ce73" office:value-type="string">
            <text:p>Page is created</text:p>
          </table:table-cell>
          <table:table-cell table:style-name="ce210" office:value-type="string">
            <text:p>High</text:p>
          </table:table-cell>
          <table:table-cell table:style-name="ce217"/>
          <table:table-cell table:style-name="ce220"/>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2">
          <table:table-cell table:style-name="ce193"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205" table:formula="of:=IF(VALUE(MID([.F36];6;FIND(&quot;:&quot;;[.F36];1)-FIND(&quot; &quot;;[.F36];1)-1))&gt;VALUE(MID([.F35];6;FIND(&quot;:&quot;;[.F35];1)-FIND(&quot; &quot;;[.F35];1)-1));[.C35];[.C35]+1)" office:value-type="float" office:value="1">
            <text:p>001</text:p>
          </table:table-cell>
          <table:table-cell table:style-name="ce210" table:formula="of:=[.B36]"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20" office:value-type="string">
            <text:p>Step 3: Create a page at level 3 with content explorer portlet</text:p>
          </table:table-cell>
          <table:table-cell table:style-name="ce220" office:value-type="string">
            <text:p><text:span text:style-name="T2">- Add new </text:span><text:span text:style-name="T2">page "level3" </text:span><text:span text:style-name="T2">children of </text:span><text:span text:style-name="T2">"level2"</text:span></text:p>
            <text:p><text:span text:style-name="T2">- Drag the </text:span><text:span text:style-name="T2">"content </text:span><text:span text:style-name="T2">explorer" </text:span><text:span text:style-name="T2">portlet into the </text:span><text:span text:style-name="T2">new page </text:span><text:span text:style-name="T2">"level3"</text:span></text:p>
            <text:p><text:span text:style-name="T2">- Save.</text:span></text:p>
            <text:p><text:span text:style-name="T2"/></text:p>
          </table:table-cell>
          <table:table-cell table:style-name="ce220" office:value-type="string">
            <text:p>The content explorer in "level3" page is showed</text:p>
          </table:table-cell>
          <table:table-cell table:style-name="ce210" office:value-type="string">
            <text:p>High</text:p>
          </table:table-cell>
          <table:table-cell table:style-name="ce217"/>
          <table:table-cell table:style-name="ce220"/>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37];6;FIND(&quot;:&quot;;[.F37];1)-FIND(&quot; &quot;;[.F37];1)-1))&gt;VALUE(MID([.F36];6;FIND(&quot;:&quot;;[.F36];1)-FIND(&quot; &quot;;[.F36];1)-1));&quot;&quot;;MAX([.A$7:.A36])+1)" office:value-type="float" office:value="12">
            <text:p>012</text:p>
          </table:table-cell>
          <table:table-cell table:style-name="ce56" office:value-type="string">
            <text:p>REG_PLF307_ECMS_011</text:p>
          </table:table-cell>
          <table:table-cell table:style-name="ce205" office:value-type="float" office:value="1">
            <text:p>001</text:p>
          </table:table-cell>
          <table:table-cell table:style-name="ce210" table:formula="of:=[.B37]" office:value-type="string" office:string-value="REG_PLF307_ECMS_011">
            <text:p>REG_PLF307_ECMS_011</text:p>
          </table:table-cell>
          <table:table-cell table:style-name="ce199" office:value-type="string">
            <text:p>Check that Double left click on a node works properly in Chrome</text:p>
          </table:table-cell>
          <table:table-cell table:style-name="ce217" office:value-type="string">
            <text:p>Step 1: Left mouse double-click on a node</text:p>
          </table:table-cell>
          <table:table-cell table:style-name="ce217" office:value-type="string">
            <text:p>- Go to Sites Management</text:p>
            <text:p>- Left mouse double-click on a node</text:p>
            <text:p/>
            <text:p/>
          </table:table-cell>
          <table:table-cell table:style-name="ce220" office:value-type="string">
            <text:p>Node is opened Mediumly</text:p>
          </table:table-cell>
          <table:table-cell table:style-name="ce210" office:value-type="string">
            <text:p>Medium</text:p>
          </table:table-cell>
          <table:table-cell table:style-name="ce217" office:value-type="string">
            <text:p>CCP-871 ECMS-2118</text:p>
          </table:table-cell>
          <table:table-cell table:style-name="ce220" office:value-type="string">
            <text:p>The dialog to ask for movement of this node appears.</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5">
          <table:table-cell table:style-name="ce193" table:formula="of:=IF(VALUE(MID([.F38];6;FIND(&quot;:&quot;;[.F38];1)-FIND(&quot; &quot;;[.F38];1)-1))&gt;VALUE(MID([.F37];6;FIND(&quot;:&quot;;[.F37];1)-FIND(&quot; &quot;;[.F37];1)-1));&quot;&quot;;MAX([.A$7:.A37])+1)" office:value-type="float" office:value="13">
            <text:p>013</text:p>
          </table:table-cell>
          <table:table-cell table:style-name="ce56" office:value-type="string">
            <text:p>REG_PLF307_ECMS_012</text:p>
          </table:table-cell>
          <table:table-cell table:style-name="ce205" office:value-type="float" office:value="1">
            <text:p>001</text:p>
          </table:table-cell>
          <table:table-cell table:style-name="ce210" table:formula="of:=[.B38]" office:value-type="string" office:string-value="REG_PLF307_ECMS_012">
            <text:p>REG_PLF307_ECMS_012</text:p>
          </table:table-cell>
          <table:table-cell table:style-name="ce199" office:value-type="string">
            <text:p>Check delete Favorites folder in Private Drive of user</text:p>
          </table:table-cell>
          <table:table-cell table:style-name="ce217" office:value-type="string">
            <text:p>Step 1: Delete favorite folder in Private drive</text:p>
          </table:table-cell>
          <table:table-cell table:style-name="ce217" office:value-type="string">
            <text:p>- Login as root or john</text:p>
            <text:p>- Go to Content Explorer</text:p>
            <text:p>- Delete Favorite folder in the Private Driver</text:p>
          </table:table-cell>
          <table:table-cell table:style-name="ce217" office:value-type="string">
            <text:p>There is no exception</text:p>
          </table:table-cell>
          <table:table-cell table:style-name="ce210" office:value-type="string">
            <text:p>Medium</text:p>
          </table:table-cell>
          <table:table-cell table:style-name="ce217" office:value-type="string">
            <text:p>CCP-1056 ECMS-2617</text:p>
          </table:table-cell>
          <table:table-cell table:style-name="ce217" office:value-type="string">
            <text:p>Exception appears “javax.jcr.PathNotFoundException: Node not found /Users/root/Private/Favorites”</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8">
          <table:table-cell table:style-name="ce193"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205" table:formula="of:=IF(VALUE(MID([.F39];6;FIND(&quot;:&quot;;[.F39];1)-FIND(&quot; &quot;;[.F39];1)-1))&gt;VALUE(MID([.F38];6;FIND(&quot;:&quot;;[.F38];1)-FIND(&quot; &quot;;[.F38];1)-1));[.C38];[.C38]+1)" office:value-type="float" office:value="1">
            <text:p>001</text:p>
          </table:table-cell>
          <table:table-cell table:style-name="ce210" table:formula="of:=[.B39]" office:value-type="string" office:string-value="REG_PLF307_ECMS_012">
            <text:p>REG_PLF307_ECMS_012</text:p>
          </table:table-cell>
          <table:table-cell table:style-name="ce217" office:value-type="string">
            <text:p>Check delete Favorites folder in Private Drive of user</text:p>
          </table:table-cell>
          <table:table-cell table:style-name="ce217" office:value-type="string">
            <text:p>Step 2: Choose another drive/ folder</text:p>
          </table:table-cell>
          <table:table-cell table:style-name="ce220" office:value-type="string">
            <text:p>Choose another drive/ folder</text:p>
          </table:table-cell>
          <table:table-cell table:style-name="ce217" office:value-type="string">
            <text:p>No UI error and no exception</text:p>
          </table:table-cell>
          <table:table-cell table:style-name="ce210" office:value-type="string">
            <text:p>Medium</text:p>
          </table:table-cell>
          <table:table-cell table:style-name="ce217" office:value-type="string">
            <text:p>CCP-1056 ECMS-2617</text:p>
          </table:table-cell>
          <table:table-cell table:style-name="ce217" office:value-type="string">
            <text:p>UI error and Exception on console occur</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2">
          <table:table-cell table:style-name="ce193" table:formula="of:=IF(VALUE(MID([.F40];6;FIND(&quot;:&quot;;[.F40];1)-FIND(&quot; &quot;;[.F40];1)-1))&gt;VALUE(MID([.F39];6;FIND(&quot;:&quot;;[.F39];1)-FIND(&quot; &quot;;[.F39];1)-1));&quot;&quot;;MAX([.A$7:.A39])+1)" office:value-type="float" office:value="14">
            <text:p>014</text:p>
          </table:table-cell>
          <table:table-cell table:style-name="ce56" office:value-type="string">
            <text:p>REG_PLF307_ECMS_013</text:p>
          </table:table-cell>
          <table:table-cell table:style-name="ce205" office:value-type="float" office:value="1">
            <text:p>001</text:p>
          </table:table-cell>
          <table:table-cell table:style-name="ce210" table:formula="of:=[.B40]" office:value-type="string" office:string-value="REG_PLF307_ECMS_013">
            <text:p>REG_PLF307_ECMS_013</text:p>
          </table:table-cell>
          <table:table-cell table:style-name="ce199" office:value-type="string">
            <text:p>Check "Add/Manage Content" actions from CLV in "Dynamic Navigation" <text:s/>active mode</text:p>
          </table:table-cell>
          <table:table-cell table:style-name="ce217" office:value-type="string">
            <text:p>Step 1: Check display of back button</text:p>
          </table:table-cell>
          <table:table-cell table:style-name="ce217"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table:style-name="ce217" office:value-type="string">
            <text:p>Back button appears for user to click to come back to <text:s/>category</text:p>
          </table:table-cell>
          <table:table-cell table:style-name="ce210" office:value-type="string">
            <text:p>Medium</text:p>
          </table:table-cell>
          <table:table-cell table:style-name="ce217" office:value-type="string">
            <text:p>CCP-1045 ECMS-2580</text:p>
          </table:table-cell>
          <table:table-cell table:style-name="ce220"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205" table:formula="of:=IF(VALUE(MID([.F41];6;FIND(&quot;:&quot;;[.F41];1)-FIND(&quot; &quot;;[.F41];1)-1))&gt;VALUE(MID([.F40];6;FIND(&quot;:&quot;;[.F40];1)-FIND(&quot; &quot;;[.F40];1)-1));[.C40];[.C40]+1)" office:value-type="float" office:value="1">
            <text:p>001</text:p>
          </table:table-cell>
          <table:table-cell table:style-name="ce210" table:formula="of:=[.B41]" office:value-type="string" office:string-value="REG_PLF307_ECMS_013">
            <text:p>REG_PLF307_ECMS_013</text:p>
          </table:table-cell>
          <table:table-cell table:style-name="ce211" office:value-type="string">
            <text:p>Check "Add/Manage Content" actions from CLV in "Dynamic Navigation" <text:s/>active mode</text:p>
          </table:table-cell>
          <table:table-cell table:style-name="ce217" office:value-type="string">
            <text:p>Step 2: Check location of new content</text:p>
          </table:table-cell>
          <table:table-cell table:style-name="ce217" office:value-type="string">
            <text:p>- Choose 1 template document</text:p>
            <text:p>- Fill data in required fields</text:p>
            <text:p>- Save</text:p>
            <text:p>- Click Back button</text:p>
          </table:table-cell>
          <table:table-cell table:style-name="ce217" office:value-type="string">
            <text:p>New content is created in selected category </text:p>
          </table:table-cell>
          <table:table-cell table:style-name="ce210" office:value-type="string">
            <text:p>Medium</text:p>
          </table:table-cell>
          <table:table-cell table:style-name="ce217" office:value-type="string">
            <text:p>CCP-1045 ECMS-2580</text:p>
          </table:table-cell>
          <table:table-cell table:style-name="ce220" office:value-type="string">
            <text:p>Error on place of new created document. It's always created in /acme</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3">
          <table:table-cell table:style-name="ce193" table:formula="of:=IF(VALUE(MID([.F42];6;FIND(&quot;:&quot;;[.F42];1)-FIND(&quot; &quot;;[.F42];1)-1))&gt;VALUE(MID([.F41];6;FIND(&quot;:&quot;;[.F41];1)-FIND(&quot; &quot;;[.F41];1)-1));&quot;&quot;;MAX([.A$7:.A41])+1)" office:value-type="float" office:value="15">
            <text:p>015</text:p>
          </table:table-cell>
          <table:table-cell table:style-name="ce167" office:value-type="string">
            <text:p>REG_PLF307_ECMS_014</text:p>
          </table:table-cell>
          <table:table-cell table:style-name="ce205" table:formula="of:=IF(VALUE(MID([.F42];6;FIND(&quot;:&quot;;[.F42];1)-FIND(&quot; &quot;;[.F42];1)-1))&gt;VALUE(MID([.F41];6;FIND(&quot;:&quot;;[.F41];1)-FIND(&quot; &quot;;[.F41];1)-1));[.C41];[.C41]+1)" office:value-type="float" office:value="2">
            <text:p>002</text:p>
          </table:table-cell>
          <table:table-cell table:style-name="ce210" table:formula="of:=[.B42]" office:value-type="string" office:string-value="REG_PLF307_ECMS_014">
            <text:p>REG_PLF307_ECMS_014</text:p>
          </table:table-cell>
          <table:table-cell table:style-name="ce199" office:value-type="string">
            <text:p>Check load icon in Simple View</text:p>
          </table:table-cell>
          <table:table-cell table:style-name="ce217" office:value-type="string">
            <text:p>Step 1: Check load icon in Simple View</text:p>
          </table:table-cell>
          <table:table-cell table:style-name="ce217" office:value-type="string">
            <text:p>- Go to Group &gt; Content Explorer</text:p>
            <text:p>- Choose "/organization/management/executive-board drive</text:p>
            <text:p>- Select Icon-view</text:p>
            <text:p>- Click "Content Explorer" several time or refresh web browser.</text:p>
          </table:table-cell>
          <table:table-cell table:style-name="ce217" office:value-type="string">
            <text:p>Icon can be loaded and no error in Firebug</text:p>
          </table:table-cell>
          <table:table-cell table:style-name="ce210" office:value-type="string">
            <text:p>Medium</text:p>
          </table:table-cell>
          <table:table-cell table:style-name="ce217" office:value-type="string">
            <text:p>CCP-1109 ECMS-2455</text:p>
          </table:table-cell>
          <table:table-cell table:style-name="ce217" office:value-type="string">
            <text:p>Icons can not be loaded and get this error in Firebug :</text:p>
            <text:p/>
            <text:p><text:s text:c="4"/>* eXo.ecm.UISimpleView is undefined</text:p>
            <text:p><text:s text:c="4"/>* eXo.ecm.UISimpleView.errorCallback(this);</text:p>
            <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41">
          <table:table-cell table:style-name="ce193" table:formula="of:=IF(VALUE(MID([.F43];6;FIND(&quot;:&quot;;[.F43];1)-FIND(&quot; &quot;;[.F43];1)-1))&gt;VALUE(MID([.F42];6;FIND(&quot;:&quot;;[.F42];1)-FIND(&quot; &quot;;[.F42];1)-1));&quot;&quot;;MAX([.A$7:.A42])+1)" office:value-type="float" office:value="16">
            <text:p>016</text:p>
          </table:table-cell>
          <table:table-cell table:style-name="ce167" office:value-type="string">
            <text:p>REG_PLF307_ECMS_015</text:p>
          </table:table-cell>
          <table:table-cell table:style-name="ce205" office:value-type="float" office:value="1">
            <text:p>001</text:p>
          </table:table-cell>
          <table:table-cell table:style-name="ce210" table:formula="of:=[.B43]" office:value-type="string" office:string-value="REG_PLF307_ECMS_015">
            <text:p>REG_PLF307_ECMS_015</text:p>
          </table:table-cell>
          <table:table-cell table:style-name="ce199" office:value-type="string">
            <text:p>Check java.util.MissingResourceException when try to open a PDF file.</text:p>
          </table:table-cell>
          <table:table-cell table:style-name="ce217" office:value-type="string">
            <text:p>Step 1: Check java.util.MissingResourceException when try to open a PDF file.</text:p>
          </table:table-cell>
          <table:table-cell table:style-name="ce217" office:value-type="string">
            <text:p>- Change the portal language to Italian.</text:p>
            <text:p>- Open the Content explorer</text:p>
            <text:p>- Go to /acme/documents/ and open the metro.pdf file</text:p>
            <text:p/>
          </table:table-cell>
          <table:table-cell table:style-name="ce217" office:value-type="string">
            <text:p>pdf file is opened and there is no exception</text:p>
          </table:table-cell>
          <table:table-cell table:style-name="ce210" office:value-type="string">
            <text:p>Medium</text:p>
          </table:table-cell>
          <table:table-cell table:style-name="ce217" office:value-type="string">
            <text:p>CCP-1129</text:p>
            <text:p>ECMS-2836</text:p>
          </table:table-cell>
          <table:table-cell table:style-name="ce220" office:value-type="string">
            <text:p>We get the following exception "java.util.MissingResourceException: Can't find resource for bundle java.util.PropertyResourceBundle, key PDFViewer.label.nextPage".</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44];6;FIND(&quot;:&quot;;[.F44];1)-FIND(&quot; &quot;;[.F44];1)-1))&gt;VALUE(MID([.F43];6;FIND(&quot;:&quot;;[.F43];1)-FIND(&quot; &quot;;[.F43];1)-1));&quot;&quot;;MAX([.A$7:.A43])+1)" office:value-type="float" office:value="17">
            <text:p>017</text:p>
          </table:table-cell>
          <table:table-cell table:style-name="ce56" office:value-type="string">
            <text:p>REG_PLF307_ECMS_016</text:p>
          </table:table-cell>
          <table:table-cell table:style-name="ce205" office:value-type="float" office:value="1">
            <text:p>001</text:p>
          </table:table-cell>
          <table:table-cell table:style-name="ce210" table:formula="of:=[.B44]" office:value-type="string" office:string-value="REG_PLF307_ECMS_016">
            <text:p>REG_PLF307_ECMS_016</text:p>
          </table:table-cell>
          <table:table-cell table:style-name="ce199" office:value-type="string">
            <text:p>Check: delete a node of a workspace different from trash one's</text:p>
          </table:table-cell>
          <table:table-cell table:style-name="ce217" office:value-type="string">
            <text:p>Step 1: Create document in dms-system workspace</text:p>
          </table:table-cell>
          <table:table-cell table:style-name="ce217" office:value-type="string">
            <text:p>- Go to Content Explorer &gt; DMS Administration Drive</text:p>
            <text:p>- Select any path and create 1 new content</text:p>
          </table:table-cell>
          <table:table-cell table:style-name="ce217" office:value-type="string">
            <text:p>New content is created <text:s/></text:p>
          </table:table-cell>
          <table:table-cell table:style-name="ce217" office:value-type="string">
            <text:p>Medium</text:p>
          </table:table-cell>
          <table:table-cell table:style-name="ce217" office:value-type="string">
            <text:p>CCP-1127 ECMS-2826</text:p>
          </table:table-cell>
          <table:table-cell table:style-name="ce217" office:value-type="string">
            <text:p>error on console and Status Invalid on browser</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205" table:formula="of:=IF(VALUE(MID([.F45];6;FIND(&quot;:&quot;;[.F45];1)-FIND(&quot; &quot;;[.F45];1)-1))&gt;VALUE(MID([.F44];6;FIND(&quot;:&quot;;[.F44];1)-FIND(&quot; &quot;;[.F44];1)-1));[.C44];[.C44]+1)" office:value-type="float" office:value="1">
            <text:p>001</text:p>
          </table:table-cell>
          <table:table-cell table:style-name="ce210" table:formula="of:=[.B45]" office:value-type="string" office:string-value="REG_PLF307_ECMS_016">
            <text:p>REG_PLF307_ECMS_016</text:p>
          </table:table-cell>
          <table:table-cell table:style-name="ce211" office:value-type="string">
            <text:p>Check: delete a node of a workspace different from trash one's</text:p>
          </table:table-cell>
          <table:table-cell table:style-name="ce217" office:value-type="string">
            <text:p>Step 2: Add a related link for article</text:p>
          </table:table-cell>
          <table:table-cell table:style-name="ce217" office:value-type="string">
            <text:p>- Right click on create content above and select Delete</text:p>
          </table:table-cell>
          <table:table-cell table:style-name="ce217" office:value-type="string">
            <text:p>Document is remove successfully, no error in console</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office:value-type="string">
            <text:p>Update Description of step 2</text:p>
          </table:table-cell>
          <table:table-cell table:style-name="ce217" table:number-columns-repeated="1009"/>
        </table:table-row>
        <table:table-row table:style-name="ro29">
          <table:table-cell table:style-name="ce193" table:formula="of:=IF(VALUE(MID([.F46];6;FIND(&quot;:&quot;;[.F46];1)-FIND(&quot; &quot;;[.F46];1)-1))&gt;VALUE(MID([.F45];6;FIND(&quot;:&quot;;[.F45];1)-FIND(&quot; &quot;;[.F45];1)-1));&quot;&quot;;MAX([.A$7:.A45])+1)" office:value-type="float" office:value="18">
            <text:p>018</text:p>
          </table:table-cell>
          <table:table-cell table:style-name="ce56" office:value-type="string">
            <text:p>REG_PLF307_ECMS_017</text:p>
          </table:table-cell>
          <table:table-cell table:style-name="ce205" office:value-type="float" office:value="1">
            <text:p>001</text:p>
          </table:table-cell>
          <table:table-cell table:style-name="ce210" table:formula="of:=[.B46]" office:value-type="string" office:string-value="REG_PLF307_ECMS_017">
            <text:p>REG_PLF307_ECMS_017</text:p>
          </table:table-cell>
          <table:table-cell table:style-name="ce199" office:value-type="string">
            <text:p>Check: Shared css and js is reloaded after server restart</text:p>
          </table:table-cell>
          <table:table-cell table:style-name="ce220" office:value-type="string">
            <text:p>Step 1: Create Css file</text:p>
          </table:table-cell>
          <table:table-cell table:style-name="ce217" office:value-type="string">
            <text:p><text:span text:style-name="T12">- Go to </text:span><text:span text:style-name="T12">Content </text:span><text:span text:style-name="T12">Explorer </text:span></text:p>
            <text:p>- Select Sites Management drive </text:p>
            <text:p>- Select /shared/css folder</text:p>
            <text:p>- Create 1 css file with content: <text:s text:c="3"/><text:span text:style-name="T5">#ACMESignin </text:span><text:span text:style-name="T5">{background-</text:span><text:span text:style-name="T5">color:white;}</text:span></text:p>
            <text:p/>
            <text:p/>
          </table:table-cell>
          <table:table-cell table:style-name="ce217" office:value-type="string">
            <text:p>Css file is created</text:p>
          </table:table-cell>
          <table:table-cell table:style-name="ce217" office:value-type="string">
            <text:p>Medium</text:p>
          </table:table-cell>
          <table:table-cell table:style-name="ce217" office:value-type="string">
            <text:p>CCP-1100 ECMS-2763</text:p>
          </table:table-cell>
          <table:table-cell table:style-name="ce217" office:value-type="string">
            <text:p>The background is now grey, the global css is not taken effect.</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205" table:formula="of:=IF(VALUE(MID([.F47];6;FIND(&quot;:&quot;;[.F47];1)-FIND(&quot; &quot;;[.F47];1)-1))&gt;VALUE(MID([.F46];6;FIND(&quot;:&quot;;[.F46];1)-FIND(&quot; &quot;;[.F46];1)-1));[.C46];[.C46]+1)" office:value-type="float" office:value="1">
            <text:p>001</text:p>
          </table:table-cell>
          <table:table-cell table:style-name="ce210" table:formula="of:=[.B47]" office:value-type="string" office:string-value="REG_PLF307_ECMS_017">
            <text:p>REG_PLF307_ECMS_017</text:p>
          </table:table-cell>
          <table:table-cell table:style-name="ce211" office:value-type="string">
            <text:p>Check: Shared css and js is reloaded after server restart</text:p>
          </table:table-cell>
          <table:table-cell table:style-name="ce220" office:value-type="string">
            <text:p>Step 2: Restart server and check the effect of css file</text:p>
          </table:table-cell>
          <table:table-cell table:style-name="ce220" office:value-type="string">
            <text:p><text:span text:style-name="T2">- Stop the </text:span><text:span text:style-name="T2">server and </text:span><text:span text:style-name="T2">restart it</text:span></text:p>
            <text:p><text:span text:style-name="T2">- Go to acme </text:span><text:span text:style-name="T2">homepage, </text:span><text:span text:style-name="T2">refresh and </text:span><text:span text:style-name="T2">see that </text:span><text:span text:style-name="T2">background of </text:span><text:span text:style-name="T2">Signin portlet </text:span><text:span text:style-name="T2">is white.</text:span></text:p>
            <text:p><text:span text:style-name="T2"/></text:p>
          </table:table-cell>
          <table:table-cell table:style-name="ce220" office:value-type="string">
            <text:p>The background is now still white, the global css is taken effect</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48];6;FIND(&quot;:&quot;;[.F48];1)-FIND(&quot; &quot;;[.F48];1)-1))&gt;VALUE(MID([.F47];6;FIND(&quot;:&quot;;[.F47];1)-FIND(&quot; &quot;;[.F47];1)-1));&quot;&quot;;MAX([.A$7:.A47])+1)" office:value-type="float" office:value="19">
            <text:p>019</text:p>
          </table:table-cell>
          <table:table-cell table:style-name="ce56" office:value-type="string">
            <text:p>REG_PLF307_ECMS_018</text:p>
          </table:table-cell>
          <table:table-cell table:style-name="ce205" office:value-type="float" office:value="1">
            <text:p>001</text:p>
          </table:table-cell>
          <table:table-cell table:style-name="ce210" table:formula="of:=[.B48]" office:value-type="string" office:string-value="REG_PLF307_ECMS_018">
            <text:p>REG_PLF307_ECMS_018</text:p>
          </table:table-cell>
          <table:table-cell table:style-name="ce199" office:value-type="string">
            <text:p>A node that don't point to a page does not have a link on Navigation portlet</text:p>
          </table:table-cell>
          <table:table-cell table:style-name="ce211" office:value-type="string">
            <text:p>Step 1: Create a node without page on ACME navigation</text:p>
          </table:table-cell>
          <table:table-cell table:style-name="ce217" office:value-type="string">
            <text:p>- Edit navigation of ACME site</text:p>
            <text:p>- Add a navigation node (test 1) without adding a page to it.</text:p>
            <text:p/>
          </table:table-cell>
          <table:table-cell table:style-name="ce220" office:value-type="string">
            <text:p>Node test 1 is created successfully</text:p>
          </table:table-cell>
          <table:table-cell table:style-name="ce217" office:value-type="string">
            <text:p>Medium</text:p>
          </table:table-cell>
          <table:table-cell table:style-name="ce217" office:value-type="string">
            <text:p>CCP-1110 ECMS-2748</text:p>
          </table:table-cell>
          <table:table-cell table:style-name="ce217" office:value-type="string">
            <text:p>A page is displayed with the following message: "Page not found."</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25">
          <table:table-cell table:style-name="ce193"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205" table:formula="of:=IF(VALUE(MID([.F49];6;FIND(&quot;:&quot;;[.F49];1)-FIND(&quot; &quot;;[.F49];1)-1))&gt;VALUE(MID([.F48];6;FIND(&quot;:&quot;;[.F48];1)-FIND(&quot; &quot;;[.F48];1)-1));[.C48];[.C48]+1)" office:value-type="float" office:value="1">
            <text:p>001</text:p>
          </table:table-cell>
          <table:table-cell table:style-name="ce210" table:formula="of:=[.B49]"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2: Create child-node of step 1 </text:p>
          </table:table-cell>
          <table:table-cell table:style-name="ce220" office:value-type="string">
            <text:p><text:span text:style-name="T13">- Select node </text:span><text:span text:style-name="T13">1</text:span></text:p>
            <text:p><text:span text:style-name="T13">- Add new </text:span><text:span text:style-name="T13">node (test 2) </text:span><text:span text:style-name="T13">is child node </text:span><text:span text:style-name="T13">of test 1</text:span></text:p>
            <text:p><text:span text:style-name="T13">- Add a page </text:span><text:span text:style-name="T13">for node test </text:span><text:span text:style-name="T13">2</text:span></text:p>
            <text:p><text:span text:style-name="T13"/></text:p>
          </table:table-cell>
          <table:table-cell table:style-name="ce220" office:value-type="string">
            <text:p>Node test 2 (have a page) is created as child node of test 1</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17">
          <table:table-cell table:style-name="ce193"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205" table:formula="of:=IF(VALUE(MID([.F50];6;FIND(&quot;:&quot;;[.F50];1)-FIND(&quot; &quot;;[.F50];1)-1))&gt;VALUE(MID([.F49];6;FIND(&quot;:&quot;;[.F49];1)-FIND(&quot; &quot;;[.F49];1)-1));[.C49];[.C49]+1)" office:value-type="float" office:value="1">
            <text:p>001</text:p>
          </table:table-cell>
          <table:table-cell table:style-name="ce210" table:formula="of:=[.B50]"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11" office:value-type="string">
            <text:p>Step 3: Check the displaying of node 1</text:p>
          </table:table-cell>
          <table:table-cell table:style-name="ce220" office:value-type="string">
            <text:p><text:span text:style-name="T13">- Return to </text:span><text:span text:style-name="T13">the home </text:span><text:span text:style-name="T13">page and </text:span><text:span text:style-name="T13">click on the </text:span><text:span text:style-name="T13">first node </text:span><text:span text:style-name="T13">created </text:span><text:span text:style-name="T14">(</text:span><text:span text:style-name="T13">test </text:span><text:span text:style-name="T13">1</text:span><text:span text:style-name="T14">)</text:span></text:p>
          </table:table-cell>
          <table:table-cell table:style-name="ce220" office:value-type="string">
            <text:p><text:span text:style-name="T2">Web browser </text:span><text:span text:style-name="T2">retains the </text:span><text:span text:style-name="T2">current page.</text:span></text:p>
            <text:p><text:span text:style-name="T2"/></text:p>
          </table:table-cell>
          <table:table-cell table:style-name="ce217" office:value-type="string">
            <text:p>Medium</text:p>
          </table:table-cell>
          <table:table-cell table:style-name="ce217" table:number-columns-repeated="2"/>
          <table:table-cell table:style-name="ce217" office:value-type="string">
            <text:p>hang.nguyen</text:p>
          </table:table-cell>
          <table:table-cell table:number-columns-repeated="2" table:style-name="ce217" office:value-type="string">
            <text:p>Failed</text:p>
          </table:table-cell>
          <table:table-cell table:style-name="ce217" office:value-type="string">
            <text:p>FQA-258</text:p>
          </table:table-cell>
          <table:table-cell table:style-name="ce217" table:number-columns-repeated="1009"/>
        </table:table-row>
        <table:table-row table:style-name="ro23">
          <table:table-cell table:style-name="ce193" table:formula="of:=IF(VALUE(MID([.F51];6;FIND(&quot;:&quot;;[.F51];1)-FIND(&quot; &quot;;[.F51];1)-1))&gt;VALUE(MID([.F50];6;FIND(&quot;:&quot;;[.F50];1)-FIND(&quot; &quot;;[.F50];1)-1));&quot;&quot;;MAX([.A$7:.A50])+1)" office:value-type="float" office:value="20">
            <text:p>020</text:p>
          </table:table-cell>
          <table:table-cell table:style-name="ce56" office:value-type="string">
            <text:p>REG_PLF307_ECMS_019</text:p>
          </table:table-cell>
          <table:table-cell table:style-name="ce205" office:value-type="float" office:value="1">
            <text:p>001</text:p>
          </table:table-cell>
          <table:table-cell table:style-name="ce210" table:formula="of:=[.B51]" office:value-type="string" office:string-value="REG_PLF307_ECMS_019">
            <text:p>REG_PLF307_ECMS_019</text:p>
          </table:table-cell>
          <table:table-cell table:style-name="ce199" office:value-type="string">
            <text:p>Setting a content Explorer with parameterize option</text:p>
          </table:table-cell>
          <table:table-cell table:style-name="ce217" office:value-type="string">
            <text:p>Step 1: Setting a content Explorer with parameterize option</text:p>
          </table:table-cell>
          <table:table-cell table:style-name="ce21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217" office:value-type="string">
            <text:p>File explorer point to the selected path</text:p>
          </table:table-cell>
          <table:table-cell table:style-name="ce217" office:value-type="string">
            <text:p>Medium</text:p>
          </table:table-cell>
          <table:table-cell table:style-name="ce217" office:value-type="string">
            <text:p>CCP-1035 ECMS-2717</text:p>
          </table:table-cell>
          <table:table-cell table:style-name="ce217" office:value-type="string">
            <text:p>File explorer doesn't point to the selected path</text:p>
          </table:table-cell>
          <table:table-cell table:style-name="ce217" office:value-type="string">
            <text:p>hang.nguyen</text:p>
          </table:table-cell>
          <table:table-cell table:number-columns-repeated="2" table:style-name="ce217" office:value-type="string">
            <text:p>Passed</text:p>
          </table:table-cell>
          <table:table-cell table:style-name="ce217" table:number-columns-repeated="1010"/>
        </table:table-row>
        <table:table-row table:style-name="ro31">
          <table:table-cell table:style-name="ce193"/>
          <table:table-cell table:style-name="ce167"/>
          <table:table-cell table:style-name="ce205"/>
          <table:table-cell table:style-name="ce210"/>
          <table:table-cell table:style-name="ce217" table:number-columns-repeated="1020"/>
        </table:table-row>
        <table:table-row table:style-name="ro33">
          <table:table-cell table:style-name="ce193"/>
          <table:table-cell table:style-name="ce56"/>
          <table:table-cell table:style-name="ce205"/>
          <table:table-cell table:style-name="ce210"/>
          <table:table-cell table:style-name="ce199"/>
          <table:table-cell table:style-name="ce217" table:number-columns-repeated="1019"/>
        </table:table-row>
        <table:table-row table:style-name="ro31">
          <table:table-cell table:style-name="ce191"/>
          <table:table-cell table:style-name="ce56"/>
          <table:table-cell table:style-name="ce205"/>
          <table:table-cell table:style-name="ce210"/>
          <table:table-cell table:style-name="ce199"/>
          <table:table-cell table:style-name="ce217" table:number-columns-repeated="1019"/>
        </table:table-row>
        <table:table-row table:style-name="ro31" table:number-rows-repeated="4">
          <table:table-cell table:style-name="ce191"/>
          <table:table-cell table:style-name="ce167"/>
          <table:table-cell table:style-name="ce205"/>
          <table:table-cell table:style-name="ce210"/>
          <table:table-cell table:style-name="ce211"/>
          <table:table-cell table:style-name="ce217" table:number-columns-repeated="1019"/>
        </table:table-row>
        <table:table-row table:style-name="ro31" table:number-rows-repeated="39">
          <table:table-cell table:style-name="ce191"/>
          <table:table-cell table:style-name="ce199"/>
          <table:table-cell table:style-name="ce191"/>
          <table:table-cell table:style-name="ce210"/>
          <table:table-cell table:style-name="ce217" table:number-columns-repeated="1020"/>
        </table:table-row>
        <table:table-row table:style-name="ro31" table:number-rows-repeated="11">
          <table:table-cell table:style-name="ce191"/>
          <table:table-cell table:style-name="ce199"/>
          <table:table-cell table:style-name="ce191"/>
          <table:table-cell table:style-name="ce211"/>
          <table:table-cell table:style-name="ce217" table:number-columns-repeated="1020"/>
        </table:table-row>
        <table:table-row table:style-name="ro31" table:number-rows-repeated="11">
          <table:table-cell table:style-name="ce194"/>
          <table:table-cell table:style-name="ce69"/>
          <table:table-cell table:style-name="ce194"/>
          <table:table-cell table:style-name="ce69" table:number-columns-repeated="1021"/>
        </table:table-row>
        <table:table-row table:style-name="ro19" table:number-rows-repeated="1048456">
          <table:table-cell table:number-columns-repeated="1024"/>
        </table:table-row>
        <table:table-row table:style-name="ro19">
          <table:table-cell table:number-columns-repeated="1024"/>
        </table:table-row>
      </table:table>
      <table:table table:name="Bugs_v2_1_8"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41" table:default-cell-style-name="Default"/>
        <table:table-column table:style-name="co42"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19">
          <table:table-cell table:style-name="ce141"/>
          <table:table-cell table:style-name="ce228" office:value-type="string">
            <text:p>TEST CASES</text:p>
          </table:table-cell>
          <table:table-cell table:style-name="ce232"/>
          <table:table-cell table:style-name="ce237" table:number-columns-repeated="2"/>
          <table:table-cell table:style-name="ce241"/>
          <table:table-cell table:style-name="ce237" table:number-columns-repeated="3"/>
          <table:table-cell table:style-name="ce270"/>
          <table:table-cell table:style-name="ce237"/>
          <table:table-cell table:style-name="ce179" office:value-type="string">
            <text:p>Passed</text:p>
          </table:table-cell>
          <table:table-cell table:style-name="ce179" table:formula="of:=COUNTIF([.M$7:.M$971];[.$L1])" office:value-type="float" office:value="0">
            <text:p>0</text:p>
          </table:table-cell>
          <table:table-cell table:style-name="ce179" table:formula="of:=COUNTIF([.N$7:.N$971];[.$L1])" office:value-type="float" office:value="0">
            <text:p>0</text:p>
          </table:table-cell>
          <table:table-cell table:style-name="ce179" table:formula="of:=COUNTIF([.O$7:.O$971];[.$L1])" office:value-type="float" office:value="0">
            <text:p>0</text:p>
          </table:table-cell>
          <table:table-cell table:style-name="ce179" table:formula="of:=COUNTIF([.P$7:.P$971];[.$L1])"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229"/>
          <table:table-cell table:style-name="ce233"/>
          <table:table-cell table:style-name="ce237" table:number-columns-repeated="2"/>
          <table:table-cell table:style-name="ce241"/>
          <table:table-cell table:style-name="ce237" table:number-columns-repeated="3"/>
          <table:table-cell table:style-name="ce271"/>
          <table:table-cell table:style-name="ce237"/>
          <table:table-cell table:style-name="ce179" office:value-type="string">
            <text:p>Failed</text:p>
          </table:table-cell>
          <table:table-cell table:style-name="ce179" table:formula="of:=COUNTIF([.M$7:.M$971];[.$L2])" office:value-type="float" office:value="0">
            <text:p>0</text:p>
          </table:table-cell>
          <table:table-cell table:style-name="ce179" table:formula="of:=COUNTIF([.N$7:.N$971];[.$L2])" office:value-type="float" office:value="0">
            <text:p>0</text:p>
          </table:table-cell>
          <table:table-cell table:style-name="ce179" table:formula="of:=COUNTIF([.O$7:.O$971];[.$L2])" office:value-type="float" office:value="0">
            <text:p>0</text:p>
          </table:table-cell>
          <table:table-cell table:style-name="ce179" table:formula="of:=COUNTIF([.P$7:.P$971];[.$L2])" office:value-type="float" office:value="0">
            <text:p>0</text:p>
          </table:table-cell>
          <table:table-cell table:style-name="ce178" table:number-columns-repeated="214"/>
          <table:table-cell table:number-columns-repeated="794"/>
        </table:table-row>
        <table:table-row table:style-name="ro34">
          <table:table-cell table:style-name="ce141"/>
          <table:table-cell table:style-name="ce230" office:value-type="string">
            <text:p>Function List:</text:p>
          </table:table-cell>
          <table:table-cell table:style-name="ce234" office:value-type="string" table:number-columns-spanned="3" table:number-rows-spanned="1">
            <text:p>Bugs on ECMS 2.1.8 for regression test</text:p>
          </table:table-cell>
          <table:covered-table-cell table:number-columns-repeated="2" table:style-name="ce238"/>
          <table:table-cell table:style-name="ce241"/>
          <table:table-cell table:style-name="ce243"/>
          <table:table-cell table:style-name="ce269" table:number-columns-repeated="2"/>
          <table:table-cell table:style-name="ce271"/>
          <table:table-cell table:style-name="ce269"/>
          <table:table-cell table:style-name="ce179" office:value-type="string">
            <text:p>Blocked</text:p>
          </table:table-cell>
          <table:table-cell table:style-name="ce179" table:formula="of:=COUNTIF([.M$7:.M$971];[.$L3])" office:value-type="float" office:value="0">
            <text:p>0</text:p>
          </table:table-cell>
          <table:table-cell table:style-name="ce179" table:formula="of:=COUNTIF([.N$7:.N$971];[.$L3])" office:value-type="float" office:value="0">
            <text:p>0</text:p>
          </table:table-cell>
          <table:table-cell table:style-name="ce179" table:formula="of:=COUNTIF([.O$7:.O$971];[.$L3])" office:value-type="float" office:value="0">
            <text:p>0</text:p>
          </table:table-cell>
          <table:table-cell table:style-name="ce179" table:formula="of:=COUNTIF([.P$7:.P$971];[.$L3])" office:value-type="float" office:value="0">
            <text:p>0</text:p>
          </table:table-cell>
          <table:table-cell table:style-name="ce178" table:number-columns-repeated="214"/>
          <table:table-cell table:number-columns-repeated="794"/>
        </table:table-row>
        <table:table-row table:style-name="ro9">
          <table:table-cell table:style-name="ce141"/>
          <table:table-cell table:style-name="ce230" office:value-type="string">
            <text:p>Total Main Cases:</text:p>
          </table:table-cell>
          <table:table-cell table:style-name="ce235" table:formula="of:=MAX([.A7:.A952])" office:value-type="float" office:value="15" table:number-columns-spanned="3" table:number-rows-spanned="1">
            <text:p>15</text:p>
          </table:table-cell>
          <table:covered-table-cell table:number-columns-repeated="2" table:style-name="ce238"/>
          <table:table-cell table:style-name="ce241"/>
          <table:table-cell table:style-name="ce243"/>
          <table:table-cell table:style-name="ce269" table:number-columns-repeated="2"/>
          <table:table-cell table:style-name="ce271"/>
          <table:table-cell table:style-name="ce269"/>
          <table:table-cell table:style-name="ce178" office:value-type="string">
            <text:p>Untested</text:p>
          </table:table-cell>
          <table:table-cell table:style-name="ce179" table:formula="of:=COUNTIF([.M$7:.M$971];[.$L4])" office:value-type="float" office:value="0">
            <text:p>0</text:p>
          </table:table-cell>
          <table:table-cell table:style-name="ce179" table:formula="of:=COUNTIF([.N$7:.N$971];[.$L4])" office:value-type="float" office:value="0">
            <text:p>0</text:p>
          </table:table-cell>
          <table:table-cell table:style-name="ce179" table:formula="of:=COUNTIF([.O$7:.O$971];[.$L4])" office:value-type="float" office:value="0">
            <text:p>0</text:p>
          </table:table-cell>
          <table:table-cell table:style-name="ce179" table:formula="of:=COUNTIF([.P$7:.P$971];[.$L4])" office:value-type="float" office:value="0">
            <text:p>0</text:p>
          </table:table-cell>
          <table:table-cell table:style-name="ce178" table:number-columns-repeated="214"/>
          <table:table-cell table:number-columns-repeated="794"/>
        </table:table-row>
        <table:table-row table:style-name="ro19">
          <table:table-cell table:style-name="ce141"/>
          <table:table-cell table:style-name="ce231"/>
          <table:table-cell table:style-name="ce236"/>
          <table:table-cell table:style-name="ce239"/>
          <table:table-cell table:style-name="ce240"/>
          <table:table-cell table:style-name="ce240" office:value-type="string">
            <text:p><text:s/></text:p>
          </table:table-cell>
          <table:table-cell table:style-name="ce240" table:number-columns-repeated="3"/>
          <table:table-cell table:style-name="ce271"/>
          <table:table-cell table:style-name="ce240"/>
          <table:table-cell table:style-name="ce109" office:value-type="string">
            <text:p>N/A</text:p>
          </table:table-cell>
          <table:table-cell table:style-name="ce179" table:formula="of:=COUNTIF([.M$7:.M$971];[.$L5])" office:value-type="float" office:value="0">
            <text:p>0</text:p>
          </table:table-cell>
          <table:table-cell table:style-name="ce179" table:formula="of:=COUNTIF([.N$7:.N$971];[.$L5])" office:value-type="float" office:value="0">
            <text:p>0</text:p>
          </table:table-cell>
          <table:table-cell table:style-name="ce179" table:formula="of:=COUNTIF([.O$7:.O$971];[.$L5])" office:value-type="float" office:value="0">
            <text:p>0</text:p>
          </table:table-cell>
          <table:table-cell table:style-name="ce179" table:formula="of:=COUNTIF([.P$7:.P$971];[.$L5])" office:value-type="float" office:value="0">
            <text:p>0</text:p>
          </table:table-cell>
          <table:table-cell table:number-columns-repeated="1008"/>
        </table:table-row>
        <table:table-row table:style-name="ro9">
          <table:table-cell table:style-name="ce142" office:value-type="string">
            <text:p>Case No</text:p>
          </table:table-cell>
          <table:table-cell table:style-name="ce148" office:value-type="string">
            <text:p>Related function</text:p>
          </table:table-cell>
          <table:table-cell table:style-name="ce142" office:value-type="string">
            <text:p>Case ID</text:p>
          </table:table-cell>
          <table:table-cell table:style-name="ce160"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48" office:value-type="string">
            <text:p>Bug description</text:p>
          </table:table-cell>
          <table:table-cell table:style-name="ce148" office:value-type="string">
            <text:p>Tester</text:p>
          </table:table-cell>
          <table:table-cell table:style-name="ce180" office:value-type="string">
            <text:p>IE7</text:p>
          </table:table-cell>
          <table:table-cell table:style-name="ce180" office:value-type="string">
            <text:p>FireFox3.5</text:p>
          </table:table-cell>
          <table:table-cell table:style-name="ce180" office:value-type="string">
            <text:p>Comment/Bug</text:p>
          </table:table-cell>
          <table:table-cell table:style-name="ce180" table:number-columns-repeated="4"/>
          <table:table-cell table:style-name="ce169" table:number-columns-repeated="211"/>
          <table:table-cell table:style-name="ce163" table:number-columns-repeated="794"/>
        </table:table-row>
        <table:table-row table:style-name="ro25">
          <table:table-cell table:style-name="ce143" office:value-type="float" office:value="1">
            <text:p>001</text:p>
          </table:table-cell>
          <table:table-cell table:style-name="ce54" office:value-type="string">
            <text:p>REG_PLF308_ECMS_001</text:p>
          </table:table-cell>
          <table:table-cell table:style-name="ce153" office:value-type="float" office:value="1">
            <text:p>001</text:p>
          </table:table-cell>
          <table:table-cell table:style-name="ce126"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42" office:value-type="string">
            <text:p>Step 1: Create new document</text:p>
          </table:table-cell>
          <table:table-cell table:style-name="ce242" office:value-type="string">
            <text:p>- Login as root</text:p>
            <text:p>- Go to Sites Explorer/Sites Management/acme/documents</text:p>
            <text:p>- Add new document</text:p>
          </table:table-cell>
          <table:table-cell table:style-name="ce109" office:value-type="string">
            <text:p>New document is created successfully</text:p>
          </table:table-cell>
          <table:table-cell table:style-name="ce177" office:value-type="string">
            <text:p>High</text:p>
          </table:table-cell>
          <table:table-cell table:style-name="ce177" office:value-type="string">
            <text:p>CCP-1102 ECMS-2095</text:p>
          </table:table-cell>
          <table:table-cell table:style-name="ce109" table:number-columns-repeated="1014"/>
        </table:table-row>
        <table:table-row table:style-name="ro17">
          <table:table-cell table:style-name="ce143" table:formula="of:=IF(VALUE(MID([.F8];6;FIND(&quot;:&quot;;[.F8];1)-FIND(&quot; &quot;;[.F8];1)-1))&gt;VALUE(MID([.F7];6;FIND(&quot;:&quot;;[.F7];1)-FIND(&quot; &quot;;[.F7];1)-1));&quot;&quot;;MAX([.A$7:.A7])+1)">
            <text:p/>
          </table:table-cell>
          <table:table-cell table:style-name="ce53" office:value-type="string">
            <text:p>REG_PLF308_ECMS_001</text:p>
          </table:table-cell>
          <table:table-cell table:style-name="ce187" table:formula="of:=IF(VALUE(MID([.F8];6;FIND(&quot;:&quot;;[.F8];1)-FIND(&quot; &quot;;[.F8];1)-1))&gt;VALUE(MID([.F7];6;FIND(&quot;:&quot;;[.F7];1)-FIND(&quot; &quot;;[.F7];1)-1));[.C7];[.C7]+1)" office:value-type="float" office:value="1">
            <text:p>001</text:p>
          </table:table-cell>
          <table:table-cell table:style-name="ce126"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42" office:value-type="string">
            <text:p>SCV is created with added document successfully</text:p>
          </table:table-cell>
          <table:table-cell table:style-name="ce177" office:value-type="string">
            <text:p>High</text:p>
          </table:table-cell>
          <table:table-cell table:style-name="ce177" office:value-type="string">
            <text:p>CCP-1102 ECMS-2095</text:p>
          </table:table-cell>
          <table:table-cell table:style-name="ce109"/>
          <table:table-cell table:style-name="ce165" table:number-columns-repeated="1013"/>
        </table:table-row>
        <table:table-row table:style-name="ro17">
          <table:table-cell table:style-name="ce143" table:formula="of:=IF(VALUE(MID([.F9];6;FIND(&quot;:&quot;;[.F9];1)-FIND(&quot; &quot;;[.F9];1)-1))&gt;VALUE(MID([.F8];6;FIND(&quot;:&quot;;[.F8];1)-FIND(&quot; &quot;;[.F8];1)-1));&quot;&quot;;MAX([.A$7:.A8])+1)">
            <text:p/>
          </table:table-cell>
          <table:table-cell table:style-name="ce53" office:value-type="string">
            <text:p>REG_PLF308_ECMS_001</text:p>
          </table:table-cell>
          <table:table-cell table:style-name="ce187" table:formula="of:=IF(VALUE(MID([.F9];6;FIND(&quot;:&quot;;[.F9];1)-FIND(&quot; &quot;;[.F9];1)-1))&gt;VALUE(MID([.F8];6;FIND(&quot;:&quot;;[.F8];1)-FIND(&quot; &quot;;[.F8];1)-1));[.C8];[.C8]+1)" office:value-type="float" office:value="1">
            <text:p>001</text:p>
          </table:table-cell>
          <table:table-cell table:style-name="ce126"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65" office:value-type="string">
            <text:p>Step 3: Change to Edit mode</text:p>
          </table:table-cell>
          <table:table-cell table:style-name="ce165" office:value-type="string">
            <text:p>- Select SCV page</text:p>
            <text:p>- Change to edit mode</text:p>
            <text:p>- Click edit icon to edit the document (inside SCV)</text:p>
          </table:table-cell>
          <table:table-cell table:style-name="ce165" office:value-type="string">
            <text:p>Document is opened in edit mode</text:p>
          </table:table-cell>
          <table:table-cell table:style-name="ce177" office:value-type="string">
            <text:p>High</text:p>
          </table:table-cell>
          <table:table-cell table:style-name="ce177" office:value-type="string">
            <text:p>CCP-1102 ECMS-2095</text:p>
          </table:table-cell>
          <table:table-cell table:style-name="ce165" table:number-columns-repeated="1014"/>
        </table:table-row>
        <table:table-row table:style-name="ro49">
          <table:table-cell table:style-name="ce143" table:formula="of:=IF(VALUE(MID([.F10];6;FIND(&quot;:&quot;;[.F10];1)-FIND(&quot; &quot;;[.F10];1)-1))&gt;VALUE(MID([.F9];6;FIND(&quot;:&quot;;[.F9];1)-FIND(&quot; &quot;;[.F9];1)-1));&quot;&quot;;MAX([.A$7:.A9])+1)">
            <text:p/>
          </table:table-cell>
          <table:table-cell table:style-name="ce53" office:value-type="string">
            <text:p>REG_PLF308_ECMS_001</text:p>
          </table:table-cell>
          <table:table-cell table:style-name="ce187" table:formula="of:=IF(VALUE(MID([.F10];6;FIND(&quot;:&quot;;[.F10];1)-FIND(&quot; &quot;;[.F10];1)-1))&gt;VALUE(MID([.F9];6;FIND(&quot;:&quot;;[.F9];1)-FIND(&quot; &quot;;[.F9];1)-1));[.C9];[.C9]+1)" office:value-type="float" office:value="1">
            <text:p>001</text:p>
          </table:table-cell>
          <table:table-cell table:style-name="ce126"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09" office:value-type="string">
            <text:p>Step 4: Click Request Approval or Publish</text:p>
          </table:table-cell>
          <table:table-cell table:style-name="ce109" office:value-type="string">
            <text:p>Click Request Approval or Publish</text:p>
          </table:table-cell>
          <table:table-cell table:style-name="ce171" office:value-type="string">
            <text:p>Document is sent to request approval or published, and can be view in Published mode in SCV and no exception</text:p>
          </table:table-cell>
          <table:table-cell table:style-name="ce177" office:value-type="string">
            <text:p>High</text:p>
          </table:table-cell>
          <table:table-cell table:style-name="ce177" office:value-type="string">
            <text:p>CCP-1102 ECMS-2095</text:p>
          </table:table-cell>
          <table:table-cell table:style-name="ce165"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5" table:number-columns-repeated="1013"/>
        </table:table-row>
        <table:table-row table:style-name="ro25">
          <table:table-cell table:style-name="ce143"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87" office:value-type="float" office:value="1">
            <text:p>001</text:p>
          </table:table-cell>
          <table:table-cell table:style-name="ce126"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109" office:value-type="string">
            <text:p>Step 1: Add JS document</text:p>
          </table:table-cell>
          <table:table-cell table:style-name="ce109" office:value-type="string">
            <text:p>- Log in</text:p>
            <text:p>- Go to Site explorer/ Sites management</text:p>
            <text:p>- Go to folder /acme/js</text:p>
            <text:p>- Add JS document Test.js with content “alert("here is Acme site");”</text:p>
          </table:table-cell>
          <table:table-cell table:style-name="ce165" office:value-type="string">
            <text:p>New JS document is created successfully</text:p>
          </table:table-cell>
          <table:table-cell table:style-name="ce177" office:value-type="string">
            <text:p>High</text:p>
          </table:table-cell>
          <table:table-cell table:style-name="ce165" office:value-type="string">
            <text:p>CCP-961 ECMS-2297</text:p>
          </table:table-cell>
          <table:table-cell table:style-name="ce165" table:number-columns-repeated="1014"/>
        </table:table-row>
        <table:table-row table:style-name="ro17">
          <table:table-cell table:style-name="ce143"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87" table:formula="of:=IF(VALUE(MID([.F12];6;FIND(&quot;:&quot;;[.F12];1)-FIND(&quot; &quot;;[.F12];1)-1))&gt;VALUE(MID([.F11];6;FIND(&quot;:&quot;;[.F11];1)-FIND(&quot; &quot;;[.F11];1)-1));[.C11];[.C11]+1)" office:value-type="float" office:value="1">
            <text:p>001</text:p>
          </table:table-cell>
          <table:table-cell table:style-name="ce126"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2: Check show javascript alert</text:p>
          </table:table-cell>
          <table:table-cell table:style-name="ce165" office:value-type="string">
            <text:p>- Go to acme homepage</text:p>
            <text:p>- Clear cache and refresh</text:p>
          </table:table-cell>
          <table:table-cell table:style-name="ce171" office:value-type="string">
            <text:p>One alert is showed on ACME site “here is Acme site”</text:p>
          </table:table-cell>
          <table:table-cell table:style-name="ce177" office:value-type="string">
            <text:p>High</text:p>
          </table:table-cell>
          <table:table-cell table:style-name="ce165" office:value-type="string">
            <text:p>CCP-961 ECMS-2297</text:p>
          </table:table-cell>
          <table:table-cell table:style-name="ce165" office:value-type="string">
            <text:p>Go to Front-page site ACME the adding script is not loaded, even cache is cleared</text:p>
          </table:table-cell>
          <table:table-cell table:style-name="ce165" table:number-columns-repeated="1013"/>
        </table:table-row>
        <table:table-row table:style-name="ro17">
          <table:table-cell table:style-name="ce143"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87" table:formula="of:=IF(VALUE(MID([.F13];6;FIND(&quot;:&quot;;[.F13];1)-FIND(&quot; &quot;;[.F13];1)-1))&gt;VALUE(MID([.F12];6;FIND(&quot;:&quot;;[.F12];1)-FIND(&quot; &quot;;[.F12];1)-1));[.C12];[.C12]+1)" office:value-type="float" office:value="1">
            <text:p>001</text:p>
          </table:table-cell>
          <table:table-cell table:style-name="ce126"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65" office:value-type="string">
            <text:p>Step 3: Delete JS file from acme/js folder</text:p>
          </table:table-cell>
          <table:table-cell table:style-name="ce165"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71" office:value-type="string">
            <text:p>Alert does not appear again</text:p>
          </table:table-cell>
          <table:table-cell table:style-name="ce177" office:value-type="string">
            <text:p>High</text:p>
          </table:table-cell>
          <table:table-cell table:style-name="ce165" office:value-type="string">
            <text:p>CCP-961 ECMS-2297</text:p>
          </table:table-cell>
          <table:table-cell table:style-name="ce177" office:value-type="string">
            <text:p>Alert still appears though browser cache is cleared.</text:p>
          </table:table-cell>
          <table:table-cell table:style-name="ce165" table:number-columns-repeated="1013"/>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87" office:value-type="float" office:value="1">
            <text:p>001</text:p>
          </table:table-cell>
          <table:table-cell table:style-name="ce126"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65" office:value-type="string">
            <text:p>Step 1: Create new document which have title and name</text:p>
          </table:table-cell>
          <table:table-cell table:style-name="ce165"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5" office:value-type="string">
            <text:p>Title of document is automatically generated, and no JS error is shown</text:p>
          </table:table-cell>
          <table:table-cell table:style-name="ce177" office:value-type="string">
            <text:p>High</text:p>
          </table:table-cell>
          <table:table-cell table:style-name="ce165" office:value-type="string">
            <text:p>ECMS-2441</text:p>
          </table:table-cell>
          <table:table-cell table:style-name="ce165" office:value-type="string">
            <text:p>Name is not automatically generated and JS error is shown : eXo.ecm.SELocalization is undefined</text:p>
          </table:table-cell>
          <table:table-cell table:style-name="ce165" table:number-columns-repeated="1013"/>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87" office:value-type="float" office:value="1">
            <text:p>001</text:p>
          </table:table-cell>
          <table:table-cell table:style-name="ce126"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65" office:value-type="string">
            <text:p>Step 1: Upload an image</text:p>
          </table:table-cell>
          <table:table-cell table:style-name="ce165" office:value-type="string">
            <text:p>- Login and go to content explorer, choose a drive</text:p>
            <text:p>- Upload an image</text:p>
            <text:p>- Open this image to preview</text:p>
          </table:table-cell>
          <table:table-cell table:style-name="ce165" office:value-type="string">
            <text:p>Image is uploaded successfully and well previewed</text:p>
          </table:table-cell>
          <table:table-cell table:style-name="ce177" office:value-type="string">
            <text:p>High</text:p>
          </table:table-cell>
          <table:table-cell table:style-name="ce165" office:value-type="string">
            <text:p>CCP-1152 ECMS-3059</text:p>
          </table:table-cell>
          <table:table-cell table:style-name="ce165"/>
          <table:table-cell table:style-name="ce165" office:value-type="string">
            <text:p>N/A this case</text:p>
          </table:table-cell>
          <table:table-cell table:style-name="ce165" table:number-columns-repeated="1012"/>
        </table:table-row>
        <table:table-row table:style-name="ro24">
          <table:table-cell table:style-name="ce143"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87" table:formula="of:=IF(VALUE(MID([.F16];6;FIND(&quot;:&quot;;[.F16];1)-FIND(&quot; &quot;;[.F16];1)-1))&gt;VALUE(MID([.F15];6;FIND(&quot;:&quot;;[.F15];1)-FIND(&quot; &quot;;[.F15];1)-1));[.C15];[.C15]+1)" office:value-type="float" office:value="1">
            <text:p>001</text:p>
          </table:table-cell>
          <table:table-cell table:style-name="ce126"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65" office:value-type="string">
            <text:p>Step 2: Upload another image which has the same extension</text:p>
          </table:table-cell>
          <table:table-cell table:style-name="ce165" office:value-type="string">
            <text:p>- Click Upload file on action bar and upload file successfully</text:p>
          </table:table-cell>
          <table:table-cell table:style-name="ce165"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77" office:value-type="string">
            <text:p>High</text:p>
          </table:table-cell>
          <table:table-cell table:style-name="ce165" office:value-type="string">
            <text:p>CCP-1152 ECMS-3059</text:p>
          </table:table-cell>
          <table:table-cell table:style-name="ce165" office:value-type="string">
            <text:p>The first image that was in the preview gets replaced by the second uploaded image keeping the same title but without any warning.</text:p>
          </table:table-cell>
          <table:table-cell table:style-name="ce165" table:number-columns-repeated="1013"/>
        </table:table-row>
        <table:table-row table:style-name="ro25">
          <table:table-cell table:style-name="ce143"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87" office:value-type="float" office:value="1">
            <text:p>001</text:p>
          </table:table-cell>
          <table:table-cell table:style-name="ce126"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65" office:value-type="string">
            <text:p>Step 1: Create many document</text:p>
          </table:table-cell>
          <table:table-cell table:style-name="ce165" office:value-type="string">
            <text:p>- Go to Content explorer, choose a drive</text:p>
            <text:p>- Create a document containing a key word (Eg, search)</text:p>
            <text:p>- Copy and paste this document more than 100 times</text:p>
          </table:table-cell>
          <table:table-cell table:style-name="ce165" office:value-type="string">
            <text:p>More than 100 document is created</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8">
          <table:table-cell table:style-name="ce143"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87" table:formula="of:=IF(VALUE(MID([.F18];6;FIND(&quot;:&quot;;[.F18];1)-FIND(&quot; &quot;;[.F18];1)-1))&gt;VALUE(MID([.F17];6;FIND(&quot;:&quot;;[.F17];1)-FIND(&quot; &quot;;[.F17];1)-1));[.C17];[.C17]+1)" office:value-type="float" office:value="1">
            <text:p>001</text:p>
          </table:table-cell>
          <table:table-cell table:style-name="ce126"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2: Set up node displayed per page</text:p>
          </table:table-cell>
          <table:table-cell table:style-name="ce165" office:value-type="string">
            <text:p>- Click Set up your browsing preferences</text:p>
            <text:p>- Setting 'Nodes Per Page' is 10</text:p>
          </table:table-cell>
          <table:table-cell table:style-name="ce165" office:value-type="string">
            <text:p>10 nodes will be displayed per page</text:p>
          </table:table-cell>
          <table:table-cell table:style-name="ce177" office:value-type="string">
            <text:p>High</text:p>
          </table:table-cell>
          <table:table-cell table:style-name="ce165" office:value-type="string">
            <text:p>ECMS-3104</text:p>
            <text:p>CCP-1166</text:p>
          </table:table-cell>
          <table:table-cell table:style-name="ce165" table:number-columns-repeated="1014"/>
        </table:table-row>
        <table:table-row table:style-name="ro25">
          <table:table-cell table:style-name="ce143"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87" table:formula="of:=IF(VALUE(MID([.F19];6;FIND(&quot;:&quot;;[.F19];1)-FIND(&quot; &quot;;[.F19];1)-1))&gt;VALUE(MID([.F18];6;FIND(&quot;:&quot;;[.F18];1)-FIND(&quot; &quot;;[.F18];1)-1));[.C18];[.C18]+1)" office:value-type="float" office:value="1">
            <text:p>001</text:p>
          </table:table-cell>
          <table:table-cell table:style-name="ce126"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65" office:value-type="string">
            <text:p>Step 3: Do Search</text:p>
          </table:table-cell>
          <table:table-cell table:style-name="ce165" office:value-type="string">
            <text:p>Fill 'search' in simple search box above action bar</text:p>
          </table:table-cell>
          <table:table-cell table:style-name="ce165" office:value-type="string">
            <text:p>There is more than 100 results of search divided in many pages. Each page should show 10 items per page</text:p>
          </table:table-cell>
          <table:table-cell table:style-name="ce177" office:value-type="string">
            <text:p>High</text:p>
          </table:table-cell>
          <table:table-cell table:style-name="ce165" office:value-type="string">
            <text:p>ECMS-3104</text:p>
            <text:p>CCP-1166</text:p>
          </table:table-cell>
          <table:table-cell table:style-name="ce165" office:value-type="string">
            <text:p>Search result does not display 10 nodes per page</text:p>
          </table:table-cell>
          <table:table-cell table:style-name="ce165"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87" office:value-type="float" office:value="1">
            <text:p>001</text:p>
          </table:table-cell>
          <table:table-cell table:style-name="ce126"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65" office:value-type="string">
            <text:p>Step 1: Add Content Explorer portlet into homepage</text:p>
          </table:table-cell>
          <table:table-cell table:style-name="ce165" office:value-type="string">
            <text:p>- Login as root</text:p>
            <text:p>- Go to acme home page</text:p>
            <text:p>- Edit page then add Content Explorer portlet</text:p>
          </table:table-cell>
          <table:table-cell table:style-name="ce165" office:value-type="string">
            <text:p>Home page is displayed with Content explorer portlet</text:p>
          </table:table-cell>
          <table:table-cell table:style-name="ce177" office:value-type="string">
            <text:p>High</text:p>
          </table:table-cell>
          <table:table-cell table:style-name="ce165" office:value-type="string">
            <text:p>CCP-1185 ECMS-3249</text:p>
          </table:table-cell>
          <table:table-cell table:style-name="ce165"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87" table:formula="of:=IF(VALUE(MID([.F21];6;FIND(&quot;:&quot;;[.F21];1)-FIND(&quot; &quot;;[.F21];1)-1))&gt;VALUE(MID([.F20];6;FIND(&quot;:&quot;;[.F20];1)-FIND(&quot; &quot;;[.F20];1)-1));[.C20];[.C20]+1)" office:value-type="float" office:value="1">
            <text:p>001</text:p>
          </table:table-cell>
          <table:table-cell table:style-name="ce126"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65" office:value-type="string">
            <text:p>Step 2: Click acme drive in Content explorer portlet</text:p>
          </table:table-cell>
          <table:table-cell table:style-name="ce171" office:value-type="string">
            <text:p>Click acme drive in Content explorer portlet</text:p>
          </table:table-cell>
          <table:table-cell table:style-name="ce165" office:value-type="string">
            <text:p>Content of acme drive is shown inside portlet and no error</text:p>
          </table:table-cell>
          <table:table-cell table:style-name="ce177" office:value-type="string">
            <text:p>High</text:p>
          </table:table-cell>
          <table:table-cell table:style-name="ce165" office:value-type="string">
            <text:p>CCP-1185 ECMS-3249</text:p>
          </table:table-cell>
          <table:table-cell table:style-name="ce165" office:value-type="string">
            <text:p>Back to homepage then click acme driver on CE portlet -&gt; error</text:p>
          </table:table-cell>
          <table:table-cell table:style-name="ce165" table:number-columns-repeated="1013"/>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87" office:value-type="float" office:value="1">
            <text:p>001</text:p>
          </table:table-cell>
          <table:table-cell table:style-name="ce126" table:formula="of:=[.B22]" office:value-type="string" office:string-value="REG_PLF308_ECMS_007">
            <text:p>REG_PLF308_ECMS_007</text:p>
          </table:table-cell>
          <table:table-cell table:style-name="ce59" office:value-type="string">
            <text:p>Click on "View document" in a space </text:p>
          </table:table-cell>
          <table:table-cell table:style-name="ce165" office:value-type="string">
            <text:p>Step 1: Create a new space</text:p>
          </table:table-cell>
          <table:table-cell table:style-name="ce165" office:value-type="string">
            <text:p>- Login</text:p>
            <text:p>- Go to intranet and add a new space</text:p>
            <text:p>- Choose Documents tab</text:p>
          </table:table-cell>
          <table:table-cell table:style-name="ce165" office:value-type="string">
            <text:p>New space is created and document tab is choosen</text:p>
          </table:table-cell>
          <table:table-cell table:style-name="ce177" office:value-type="string">
            <text:p>High</text:p>
          </table:table-cell>
          <table:table-cell table:style-name="ce165" office:value-type="string">
            <text:p>ECMS-3302</text:p>
            <text:p/>
          </table:table-cell>
          <table:table-cell table:style-name="ce165" table:number-columns-repeated="1014"/>
        </table:table-row>
        <table:table-row table:style-name="ro25">
          <table:table-cell table:style-name="ce143"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87" table:formula="of:=IF(VALUE(MID([.F23];6;FIND(&quot;:&quot;;[.F23];1)-FIND(&quot; &quot;;[.F23];1)-1))&gt;VALUE(MID([.F22];6;FIND(&quot;:&quot;;[.F22];1)-FIND(&quot; &quot;;[.F22];1)-1));[.C22];[.C22]+1)" office:value-type="float" office:value="1">
            <text:p>001</text:p>
          </table:table-cell>
          <table:table-cell table:style-name="ce126" table:formula="of:=[.B23]" office:value-type="string" office:string-value="REG_PLF308_ECMS_007">
            <text:p>REG_PLF308_ECMS_007</text:p>
          </table:table-cell>
          <table:table-cell table:style-name="ce132" office:value-type="string">
            <text:p>Click on "View document" in a space </text:p>
          </table:table-cell>
          <table:table-cell table:style-name="ce165" office:value-type="string">
            <text:p>Step 2: Upload a document and View it</text:p>
          </table:table-cell>
          <table:table-cell table:style-name="ce171" office:value-type="string">
            <text:p>- Upload a document</text:p>
            <text:p>- Right click it and choose "View document"</text:p>
          </table:table-cell>
          <table:table-cell table:style-name="ce165" office:value-type="string">
            <text:p>Content of document is displayed well</text:p>
          </table:table-cell>
          <table:table-cell table:style-name="ce177" office:value-type="string">
            <text:p>High</text:p>
          </table:table-cell>
          <table:table-cell table:style-name="ce165" office:value-type="string">
            <text:p>ECMS-3302 </text:p>
          </table:table-cell>
          <table:table-cell table:style-name="ce165" office:value-type="string">
            <text:p/>
            <text:p>You'll be redirected to the space's home page instead of viewing the document</text:p>
          </table:table-cell>
          <table:table-cell table:style-name="ce165" table:number-columns-repeated="1013"/>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87" office:value-type="float" office:value="1">
            <text:p>001</text:p>
          </table:table-cell>
          <table:table-cell table:style-name="ce126"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65" office:value-type="string">
            <text:p>Step 1: Create some documents and upload files</text:p>
          </table:table-cell>
          <table:table-cell table:style-name="ce165" office:value-type="string">
            <text:p>- Login</text:p>
            <text:p>- Access to Site Explorer</text:p>
            <text:p>- Add some documents and images in a drive (Eg: Collaboration)</text:p>
          </table:table-cell>
          <table:table-cell table:style-name="ce165" office:value-type="string">
            <text:p>Document is created/ files is uploaded</text:p>
          </table:table-cell>
          <table:table-cell table:style-name="ce177" office:value-type="string">
            <text:p>High</text:p>
          </table:table-cell>
          <table:table-cell table:style-name="ce165" office:value-type="string">
            <text:p>CCP-1196 ECMS-3316</text:p>
          </table:table-cell>
          <table:table-cell table:style-name="ce165" table:number-columns-repeated="1014"/>
        </table:table-row>
        <table:table-row table:style-name="ro28">
          <table:table-cell table:style-name="ce143"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87" table:formula="of:=IF(VALUE(MID([.F25];6;FIND(&quot;:&quot;;[.F25];1)-FIND(&quot; &quot;;[.F25];1)-1))&gt;VALUE(MID([.F24];6;FIND(&quot;:&quot;;[.F24];1)-FIND(&quot; &quot;;[.F24];1)-1));[.C24];[.C24]+1)" office:value-type="float" office:value="1">
            <text:p>001</text:p>
          </table:table-cell>
          <table:table-cell table:style-name="ce126"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65" office:value-type="string">
            <text:p>Step 2: Choose filters: Document and Image</text:p>
          </table:table-cell>
          <table:table-cell table:style-name="ce165" office:value-type="string">
            <text:p>- In the filter by type of the sidebar, choose two filters: Document and Image </text:p>
          </table:table-cell>
          <table:table-cell table:style-name="ce165" office:value-type="string">
            <text:p>Documents and image is shown as filler</text:p>
          </table:table-cell>
          <table:table-cell table:style-name="ce177" office:value-type="string">
            <text:p>High</text:p>
          </table:table-cell>
          <table:table-cell table:style-name="ce165" office:value-type="string">
            <text:p>CCP-1196 ECMS-3316</text:p>
          </table:table-cell>
          <table:table-cell table:style-name="ce171" office:value-type="string">
            <text:p>Nothing is shown in the drive. The filter Contents is not working too</text:p>
          </table:table-cell>
          <table:table-cell table:style-name="ce165" table:number-columns-repeated="1013"/>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87" office:value-type="float" office:value="1">
            <text:p>001</text:p>
          </table:table-cell>
          <table:table-cell table:style-name="ce126"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65" office:value-type="string">
            <text:p>Step 1: Create 5 or more documents with 'auto' word</text:p>
          </table:table-cell>
          <table:table-cell table:style-name="ce165" office:value-type="string">
            <text:p>- Go to Content explorer, create <text:s/>5 or more documents with 'auto'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87" table:formula="of:=IF(VALUE(MID([.F27];6;FIND(&quot;:&quot;;[.F27];1)-FIND(&quot; &quot;;[.F27];1)-1))&gt;VALUE(MID([.F26];6;FIND(&quot;:&quot;;[.F26];1)-FIND(&quot; &quot;;[.F26];1)-1));[.C26];[.C26]+1)" office:value-type="float" office:value="1">
            <text:p>001</text:p>
          </table:table-cell>
          <table:table-cell table:style-name="ce126"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2: Create more than 100 documents with 'colpin' word</text:p>
          </table:table-cell>
          <table:table-cell table:style-name="ce171" office:value-type="string">
            <text:p>- Create 100 documents with 'colpin' word</text:p>
          </table:table-cell>
          <table:table-cell table:style-name="ce165" office:value-type="string">
            <text:p>Document is creat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8">
          <table:table-cell table:style-name="ce143"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87" table:formula="of:=IF(VALUE(MID([.F28];6;FIND(&quot;:&quot;;[.F28];1)-FIND(&quot; &quot;;[.F28];1)-1))&gt;VALUE(MID([.F27];6;FIND(&quot;:&quot;;[.F27];1)-FIND(&quot; &quot;;[.F27];1)-1));[.C27];[.C27]+1)" office:value-type="float" office:value="1">
            <text:p>001</text:p>
          </table:table-cell>
          <table:table-cell table:style-name="ce126"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3: Search with word “auto”</text:p>
          </table:table-cell>
          <table:table-cell table:style-name="ce245" office:value-type="string">
            <text:p>- Fill in the simple search above action bar the word “auto”</text:p>
          </table:table-cell>
          <table:table-cell table:style-name="ce165" office:value-type="string">
            <text:p>- All documents with word 'auto' is displayed</text:p>
          </table:table-cell>
          <table:table-cell table:style-name="ce177" office:value-type="string">
            <text:p>High</text:p>
          </table:table-cell>
          <table:table-cell table:style-name="ce165" office:value-type="string">
            <text:p>ECM-5584</text:p>
            <text:p>CCP-1210</text:p>
          </table:table-cell>
          <table:table-cell table:style-name="ce165" table:number-columns-repeated="1014"/>
        </table:table-row>
        <table:table-row table:style-name="ro25">
          <table:table-cell table:style-name="ce143"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87" table:formula="of:=IF(VALUE(MID([.F29];6;FIND(&quot;:&quot;;[.F29];1)-FIND(&quot; &quot;;[.F29];1)-1))&gt;VALUE(MID([.F28];6;FIND(&quot;:&quot;;[.F28];1)-FIND(&quot; &quot;;[.F28];1)-1));[.C28];[.C28]+1)" office:value-type="float" office:value="1">
            <text:p>001</text:p>
          </table:table-cell>
          <table:table-cell table:style-name="ce126"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65" office:value-type="string">
            <text:p>Step 4: Search with word “colpin”</text:p>
          </table:table-cell>
          <table:table-cell table:style-name="ce245" office:value-type="string">
            <text:p>- Fill in the simple search above action bar the word “colpin”</text:p>
          </table:table-cell>
          <table:table-cell table:style-name="ce171" office:value-type="string">
            <text:p>Search result of above search is cleared and Display new search result with all documents with "colpin" word</text:p>
          </table:table-cell>
          <table:table-cell table:style-name="ce177" office:value-type="string">
            <text:p>High</text:p>
          </table:table-cell>
          <table:table-cell table:style-name="ce165" office:value-type="string">
            <text:p>ECM-5584</text:p>
            <text:p>CCP-1210</text:p>
          </table:table-cell>
          <table:table-cell table:style-name="ce165" office:value-type="string">
            <text:p>The second query contains more than 100 documents, the results of the second search will be added to the first</text:p>
          </table:table-cell>
          <table:table-cell table:style-name="ce165" table:number-columns-repeated="1013"/>
        </table:table-row>
        <table:table-row table:style-name="ro29">
          <table:table-cell table:style-name="ce143"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87" office:value-type="float" office:value="1">
            <text:p>001</text:p>
          </table:table-cell>
          <table:table-cell table:style-name="ce126"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65" office:value-type="string">
            <text:p>Step 1: Search with Saved search</text:p>
          </table:table-cell>
          <table:table-cell table:style-name="ce165" office:value-type="string">
            <text:p>- Login</text:p>
            <text:p>- Go to Content Explorer &gt; Site management</text:p>
            <text:p>- Click Saved Search then choose Created Document</text:p>
          </table:table-cell>
          <table:table-cell table:style-name="ce171" office:value-type="string">
            <text:p>All created documents are listed</text:p>
          </table:table-cell>
          <table:table-cell table:style-name="ce177" office:value-type="string">
            <text:p>Medium</text:p>
          </table:table-cell>
          <table:table-cell table:style-name="ce171" office:value-type="string">
            <text:p>CCP-970 ECMS-2309</text:p>
          </table:table-cell>
          <table:table-cell table:style-name="ce165" office:value-type="string">
            <text:p><text:s text:c="4"/>* <text:s/>Error 1: Duplicated results on the 1st and 2nd page.</text:p>
            <text:p><text:s text:c="4"/>* Error 2: Wrong in number of displayed results.</text:p>
            <text:p/>
          </table:table-cell>
          <table:table-cell table:style-name="ce165" table:number-columns-repeated="1013"/>
        </table:table-row>
        <table:table-row table:style-name="ro22">
          <table:table-cell table:style-name="ce143" office:value-type="float" office:value="11">
            <text:p>011</text:p>
          </table:table-cell>
          <table:table-cell table:style-name="ce53" office:value-type="string">
            <text:p>REG_PLF308_ECMS_010</text:p>
          </table:table-cell>
          <table:table-cell table:style-name="ce187" office:value-type="float" office:value="2">
            <text:p>002</text:p>
          </table:table-cell>
          <table:table-cell table:style-name="ce126" table:formula="of:=[.B31]"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Search under category</text:p>
          </table:table-cell>
          <table:table-cell table:style-name="ce109" office:value-type="string">
            <text:p>- Login</text:p>
            <text:p>- Go to Site Explorer &gt; Site Management &gt;acme &gt; categories &gt; acme</text:p>
            <text:p>- Search with keyword 'Power' in simple search box</text:p>
          </table:table-cell>
          <table:table-cell table:style-name="ce170" office:value-type="string">
            <text:p>Documents are included in the search results with each document is in different path</text:p>
            <text:p>Title of document is displayed not name.</text:p>
          </table:table-cell>
          <table:table-cell table:style-name="ce177" office:value-type="string">
            <text:p>Medium</text:p>
          </table:table-cell>
          <table:table-cell table:style-name="ce171" office:value-type="string">
            <text:p>CCP-970 ECMS-2309</text:p>
          </table:table-cell>
          <table:table-cell table:style-name="ce170" office:value-type="string">
            <text:p><text:s text:c="4"/>* <text:s/>Lack of 1 symlink for New1 on result.</text:p>
            <text:p><text:s text:c="4"/>* Titles should be displayed instead of name</text:p>
            <text:p/>
          </table:table-cell>
          <table:table-cell table:style-name="ce109" table:number-columns-repeated="1013"/>
        </table:table-row>
        <table:table-row table:style-name="ro17">
          <table:table-cell table:style-name="ce143" office:value-type="float" office:value="12">
            <text:p>012</text:p>
          </table:table-cell>
          <table:table-cell table:style-name="ce53" office:value-type="string">
            <text:p>REG_PLF308_ECMS_010</text:p>
          </table:table-cell>
          <table:table-cell table:style-name="ce187" office:value-type="float" office:value="3">
            <text:p>003</text:p>
          </table:table-cell>
          <table:table-cell table:style-name="ce126" table:formula="of:=[.B32]" office:value-type="string" office:string-value="REG_PLF308_ECMS_010">
            <text:p>REG_PLF308_ECMS_010</text:p>
          </table:table-cell>
          <table:table-cell table:style-name="ce132" office:value-type="string">
            <text:p>Searching under a category in Sites Explorer</text:p>
          </table:table-cell>
          <table:table-cell table:style-name="ce109" office:value-type="string">
            <text:p>Step 1: Do a search which provides more than 100 results</text:p>
          </table:table-cell>
          <table:table-cell table:style-name="ce109" office:value-type="string">
            <text:p>- Create more than 100 documents</text:p>
            <text:p>- Do search with a keyword in these documents</text:p>
          </table:table-cell>
          <table:table-cell table:style-name="ce109" office:value-type="string">
            <text:p>The result of previous search is clean, and display search result of these document</text:p>
          </table:table-cell>
          <table:table-cell table:style-name="ce177" office:value-type="string">
            <text:p>Medium</text:p>
          </table:table-cell>
          <table:table-cell table:style-name="ce171" office:value-type="string">
            <text:p>CCP-970 ECMS-2309</text:p>
          </table:table-cell>
          <table:table-cell table:style-name="ce109" office:value-type="string">
            <text:p>The result of previous search isn't clean.</text:p>
          </table:table-cell>
          <table:table-cell table:style-name="ce109" table:number-columns-repeated="1013"/>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87" office:value-type="float" office:value="1">
            <text:p>001</text:p>
          </table:table-cell>
          <table:table-cell table:style-name="ce126"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109" office:value-type="string">
            <text:p>Step 1: Add Taxonomy Tree</text:p>
          </table:table-cell>
          <table:table-cell table:style-name="ce170"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0" office:value-type="string">
            <text:p><text:s/>The Taxonomy Tree is created successfully</text:p>
          </table:table-cell>
          <table:table-cell table:style-name="ce177" office:value-type="string">
            <text:p>Medium</text:p>
          </table:table-cell>
          <table:table-cell table:style-name="ce109" office:value-type="string">
            <text:p>CCP-1150 ECMS-3057</text:p>
          </table:table-cell>
          <table:table-cell table:style-name="ce109" table:number-columns-repeated="1014"/>
        </table:table-row>
        <table:table-row table:style-name="ro17">
          <table:table-cell table:style-name="ce143"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87" office:value-type="float" office:value="1">
            <text:p>001</text:p>
          </table:table-cell>
          <table:table-cell table:style-name="ce126"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table:style-name="ce109" office:value-type="string">
            <text:p>Step 2: Create new node type <text:s/>in Form builder</text:p>
          </table:table-cell>
          <table:table-cell table:style-name="ce109" office:value-type="string">
            <text:p>- Go to 'Form Builder'</text:p>
            <text:p>- Fill 'Name' and 'Description'</text:p>
            <text:p>- Click 'Save'</text:p>
          </table:table-cell>
          <table:table-cell table:style-name="ce109" office:value-type="string">
            <text:p>New node type is created successfully, and no exception</text:p>
          </table:table-cell>
          <table:table-cell table:style-name="ce177" office:value-type="string">
            <text:p>Medium</text:p>
          </table:table-cell>
          <table:table-cell table:style-name="ce109" office:value-type="string">
            <text:p>CCP-1150 ECMS-3057</text:p>
          </table:table-cell>
          <table:table-cell table:style-name="ce170" office:value-type="string">
            <text:p>You will see NullPointerException.</text:p>
          </table:table-cell>
          <table:table-cell table:style-name="ce109" table:number-columns-repeated="1013"/>
        </table:table-row>
        <table:table-row table:style-name="ro50">
          <table:table-cell table:style-name="ce143"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87" office:value-type="float" office:value="1">
            <text:p>001</text:p>
          </table:table-cell>
          <table:table-cell table:style-name="ce126" table:formula="of:=[.B35]" office:value-type="string" office:string-value="REG_PLF308_ECMS_012">
            <text:p>REG_PLF308_ECMS_012</text:p>
          </table:table-cell>
          <table:table-cell table:style-name="ce58" office:value-type="string">
            <text:p>Check displaying HTM Lists in exo content.</text:p>
          </table:table-cell>
          <table:table-cell table:style-name="ce109" office:value-type="string">
            <text:p>Step 1: Create free Layout webcontent</text:p>
          </table:table-cell>
          <table:table-cell table:style-name="ce109"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9" office:value-type="string">
            <text:p>Content of free layout web content is displayed as a list</text:p>
          </table:table-cell>
          <table:table-cell table:style-name="ce177" office:value-type="string">
            <text:p>Medium</text:p>
          </table:table-cell>
          <table:table-cell table:style-name="ce109" office:value-type="string">
            <text:p>ECMS-3131</text:p>
            <text:p>CCP-1167</text:p>
          </table:table-cell>
          <table:table-cell table:style-name="ce170" office:value-type="string">
            <text:p>the HTML list was not displayed</text:p>
          </table:table-cell>
          <table:table-cell table:style-name="ce109" table:number-columns-repeated="1013"/>
        </table:table-row>
        <table:table-row table:style-name="ro38">
          <table:table-cell table:style-name="ce143"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87" office:value-type="float" office:value="1">
            <text:p>001</text:p>
          </table:table-cell>
          <table:table-cell table:style-name="ce126"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109" office:value-type="string">
            <text:p>Step 1: Create a new node type "exo:mynodetype</text:p>
          </table:table-cell>
          <table:table-cell table:style-name="ce109"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70" office:value-type="string">
            <text:p>exo:mynodetyp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41">
          <table:table-cell table:style-name="ce143"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87" office:value-type="float" office:value="1">
            <text:p>001</text:p>
          </table:table-cell>
          <table:table-cell table:style-name="ce126" table:formula="of:=[.B37]"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2: Create new template named mynodetype</text:p>
          </table:table-cell>
          <table:table-cell table:style-name="ce109"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 Choose <text:s/></text:span><text:span text:style-name="T6">name: exo: </text:span><text:span text:style-name="T6">mynodety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9" office:value-type="string">
            <text:p>New template is crea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2">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8]"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3: Create new node with new template in CE and view node properties</text:p>
          </table:table-cell>
          <table:table-cell table:style-name="ce109" office:value-type="string">
            <text:p>- Go to CE</text:p>
            <text:p>- Add Content, choose template mynodetype above and fill in 2 boxes with "content of my node", Click Save</text:p>
            <text:p>- Click View Node Properties on action bar</text:p>
          </table:table-cell>
          <table:table-cell table:style-name="ce109" office:value-type="string">
            <text:p>- New node is created successfully</text:p>
            <text:p>- There will be a property exo_content with value is <text:s/><text:span text:style-name="T7">content of </text:span><text:span text:style-name="T7">my node</text:span></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17">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39]"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4: Edit dialog content</text:p>
          </table:table-cell>
          <table:table-cell table:style-name="ce109" office:value-type="string">
            <text:p>Go back to site administration, edit dialog of new template and make exo:content property hidden by commenting lines 7-8 and uncommenting lines 5-6.</text:p>
          </table:table-cell>
          <table:table-cell table:style-name="ce109" office:value-type="string">
            <text:p>Template is edited successfully</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28">
          <table:table-cell table:style-name="ce109"/>
          <table:table-cell table:style-name="ce53" office:value-type="string">
            <text:p>REG_PLF308_ECMS_013</text:p>
          </table:table-cell>
          <table:table-cell table:style-name="ce187" office:value-type="float" office:value="1">
            <text:p>001</text:p>
          </table:table-cell>
          <table:table-cell table:style-name="ce126" table:formula="of:=[.B40]" office:value-type="string" office:string-value="REG_PLF308_ECMS_013">
            <text:p>REG_PLF308_ECMS_013</text:p>
          </table:table-cell>
          <table:table-cell table:style-name="ce128" office:value-type="string">
            <text:p>Check Hidden Field's value is reset when editing a document</text:p>
          </table:table-cell>
          <table:table-cell table:style-name="ce109" office:value-type="string">
            <text:p>Step 5: Edit node in CE</text:p>
          </table:table-cell>
          <table:table-cell table:style-name="ce109" office:value-type="string">
            <text:p>Go back to site explorer, edit the node of step 3 and save.</text:p>
          </table:table-cell>
          <table:table-cell table:style-name="ce109" office:value-type="string">
            <text:p>Node is not edited</text:p>
          </table:table-cell>
          <table:table-cell table:style-name="ce109" office:value-type="string">
            <text:p>Medium</text:p>
          </table:table-cell>
          <table:table-cell table:style-name="ce109" office:value-type="string">
            <text:p>CCP-1177 ECMS-3227</text:p>
          </table:table-cell>
          <table:table-cell table:style-name="ce109" table:number-columns-repeated="1014"/>
        </table:table-row>
        <table:table-row table:style-name="ro31">
          <table:table-cell table:style-name="ce109"/>
          <table:table-cell table:style-name="ce53"/>
          <table:table-cell table:style-name="ce187"/>
          <table:table-cell table:style-name="ce126"/>
          <table:table-cell table:style-name="ce128"/>
          <table:table-cell table:style-name="ce109" table:number-columns-repeated="1019"/>
        </table:table-row>
        <table:table-row table:style-name="ro31" table:number-rows-repeated="39">
          <table:table-cell table:style-name="ce109"/>
          <table:table-cell table:style-name="ce58"/>
          <table:table-cell table:style-name="ce109"/>
          <table:table-cell table:style-name="ce126"/>
          <table:table-cell table:style-name="ce109" table:number-columns-repeated="1020"/>
        </table:table-row>
        <table:table-row table:style-name="ro31" table:number-rows-repeated="11">
          <table:table-cell table:style-name="ce109"/>
          <table:table-cell table:style-name="ce58"/>
          <table:table-cell table:style-name="ce109"/>
          <table:table-cell table:style-name="ce128"/>
          <table:table-cell table:style-name="ce109" table:number-columns-repeated="1020"/>
        </table:table-row>
        <table:table-row table:style-name="ro19" table:number-rows-repeated="1048484">
          <table:table-cell table:number-columns-repeated="1024"/>
        </table:table-row>
        <table:table-row table:style-name="ro19">
          <table:table-cell table:number-columns-repeated="1024"/>
        </table:table-row>
      </table:table>
      <table:table table:name="Bugs_v2_1_9" table:style-name="ta1" table:print="false">
        <table:table-column table:style-name="co8" table:default-cell-style-name="ce143"/>
        <table:table-column table:style-name="co8" table:default-cell-style-name="ce167"/>
        <table:table-column table:style-name="co8" table:default-cell-style-name="ce187"/>
        <table:table-column table:style-name="co8" table:default-cell-style-name="ce69"/>
        <table:table-column table:style-name="co43" table:default-cell-style-name="ce66"/>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8" table:default-cell-style-name="ce69"/>
        <table:table-column table:style-name="co48" table:default-cell-style-name="ce290"/>
        <table:table-column table:style-name="co8" table:number-columns-repeated="1013" table:default-cell-style-name="ce69"/>
        <table:table-row table:style-name="ro51">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8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8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9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7"/>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12" table:number-columns-spanned="3" table:number-rows-spanned="1">
            <text:p>12</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7"/>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88"/>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89"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8">
          <table:table-cell office:value-type="float" office:value="1">
            <text:p>001</text:p>
          </table:table-cell>
          <table:table-cell table:style-name="ce56" office:value-type="string">
            <text:p>REG_PLF309_ECMS_001</text:p>
          </table:table-cell>
          <table:table-cell table:style-name="ce153" office:value-type="float" office:value="1">
            <text:p>001</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9">
          <table:table-cell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office:value-type="float" office:value="1">
            <text:p>001</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8">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84"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001</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84" office:value-type="string">
            <text:p>The contents are displayed</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office:value-type="float" office:value="1">
            <text:p>001</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17">
          <table:table-cell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office:value-type="float" office:value="1">
            <text:p>001</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8">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001</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8">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office:value-type="float" office:value="1">
            <text:p>001</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90"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91" office:value-type="string">
            <text:p><text:a xlink:href="https://jira.exoplatform.org/browse/ECMS-3420"> </text:a></text:p>
          </table:table-cell>
          <table:table-cell table:number-columns-repeated="1013"/>
        </table:table-row>
        <table:table-row table:style-name="ro25">
          <table:table-cell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office:value-type="float" office:value="1">
            <text:p>001</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8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8">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007</text:p>
          </table:table-cell>
          <table:table-cell office:value-type="string">
            <text:p>REG_PLF309_ECMS_006</text:p>
          </table:table-cell>
          <table:table-cell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8">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office:value-type="float" office:value="1">
            <text:p>001</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8">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8">
          <table:table-cell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office:value-type="float" office:value="1">
            <text:p>001</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92" office:value-type="string">
            <text:p>the content doesn't exist in the printed page</text:p>
          </table:table-cell>
          <table:table-cell table:number-columns-repeated="1013"/>
        </table:table-row>
        <table:table-row table:style-name="ro17">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17">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17">
          <table:table-cell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office:value-type="float" office:value="1">
            <text:p>001</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25">
          <table:table-cell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office:value-type="float" office:value="1">
            <text:p>001</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8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91"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17">
          <table:table-cell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office:value-type="float" office:value="1">
            <text:p>001</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8">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89"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number-rows-repeated="10">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
      <table:table table:name="Bug_v2_1_10" table:style-name="ta1" table:print="false">
        <table:table-column table:style-name="co8" table:default-cell-style-name="ce69"/>
        <table:table-column table:style-name="co49" table:default-cell-style-name="ce69"/>
        <table:table-column table:style-name="co8" table:default-cell-style-name="ce69"/>
        <table:table-column table:style-name="co50" table:default-cell-style-name="ce69"/>
        <table:table-column table:style-name="co51" table:default-cell-style-name="ce69"/>
        <table:table-column table:style-name="co52" table:default-cell-style-name="ce69"/>
        <table:table-column table:style-name="co59" table:default-cell-style-name="ce69"/>
        <table:table-column table:style-name="co60" table:default-cell-style-name="ce69"/>
        <table:table-column table:style-name="co8" table:number-columns-repeated="1016" table:default-cell-style-name="ce69"/>
        <table:table-row table:style-name="ro51">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on ECMS 2.1.10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Steps to produce</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9">
          <table:table-cell table:style-name="ce143" office:value-type="float" office:value="1">
            <text:p>001</text:p>
          </table:table-cell>
          <table:table-cell table:style-name="ce56" office:value-type="string">
            <text:p>REG_PLF3010_ECMS_001</text:p>
          </table:table-cell>
          <table:table-cell table:style-name="ce153" office:value-type="float" office:value="1">
            <text:p>001</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text:span><text:span text:style-name="T7">Explorer </text:span></text:p>
            <text:p>- Select any drive</text:p>
            <text:p>- Click on New Content in action bar</text:p>
            <text:p>- Choose template: <text:span text:style-name="T7">Article</text:span></text:p>
            <text:p>- Put name: <text:span text:style-name="T7"><text:s/></text:span><text:span text:style-name="T7">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93" office:value-type="string">
            <text:p><text:a xlink:href="https://jira.exoplatform.org/browse/CCP-1323">CCP-1323</text:a></text:p>
            <text:p>ECMS-3801</text:p>
          </table:table-cell>
          <table:table-cell table:style-name="Default" table:number-columns-repeated="1014"/>
        </table:table-row>
        <table:table-row table:style-name="ro9">
          <table:table-cell table:style-name="ce143" table:formula="of:=IF(VALUE(MID([.F8];6;FIND(&quot;:&quot;;[.F8];1)-FIND(&quot; &quot;;[.F8];1)-1))&gt;VALUE(MID([.F7];6;FIND(&quot;:&quot;;[.F7];1)-FIND(&quot; &quot;;[.F7];1)-1));&quot;&quot;;MAX([.A$7:.A7])+1)">
            <text:p/>
          </table:table-cell>
          <table:table-cell table:style-name="ce167" office:value-type="string">
            <text:p>REG_PLF3010_ECMS_001</text:p>
          </table:table-cell>
          <table:table-cell table:style-name="ce187"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22">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87" office:value-type="float" office:value="1">
            <text:p>001</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text:span><text:span text:style-name="T15">Explorer </text:span></text:p>
            <text:p><text:span text:style-name="T12">- Select any </text:span><text:span text:style-name="T12">drive</text:span></text:p>
            <text:p><text:span text:style-name="T12">- Click on </text:span><text:span text:style-name="T15">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25">
          <table:table-cell table:style-name="ce143"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17">
          <table:table-cell table:style-name="ce143"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87"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17">
          <table:table-cell table:style-name="ce143"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87"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87" office:value-type="float" office:value="1">
            <text:p>001</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91" office:value-type="string">
            <text:p>Get the expected office file, conditions.doc</text:p>
          </table:table-cell>
          <table:table-cell office:value-type="string">
            <text:p>High</text:p>
          </table:table-cell>
          <table:table-cell office:value-type="string">
            <text:p>ECMS-2071</text:p>
            <text:p>CCP-840</text:p>
          </table:table-cell>
          <table:table-cell table:style-name="ce296" office:value-type="string">
            <text:p>Get a "openit.lnk" file</text:p>
          </table:table-cell>
          <table:table-cell table:style-name="Default" table:number-columns-repeated="1013"/>
        </table:table-row>
        <table:table-row table:style-name="ro29" table:number-rows-repeated="10">
          <table:table-cell table:number-columns-repeated="1024"/>
        </table:table-row>
        <table:table-row table:style-name="ro29">
          <table:table-cell table:number-columns-repeated="1024"/>
        </table:table-row>
      </table:table>
      <table:table table:name="XSS" table:style-name="ta1" table:print="false">
        <table:table-column table:style-name="co8" table:number-columns-repeated="4" table:default-cell-style-name="ce69"/>
        <table:table-column table:style-name="co61" table:default-cell-style-name="ce69"/>
        <table:table-column table:style-name="co62" table:default-cell-style-name="ce69"/>
        <table:table-column table:style-name="co63" table:default-cell-style-name="ce69"/>
        <table:table-column table:style-name="co64" table:default-cell-style-name="ce69"/>
        <table:table-column table:style-name="co8" table:number-columns-repeated="1016" table:default-cell-style-name="ce69"/>
        <table:table-row table:style-name="ro51">
          <table:table-cell table:style-name="ce213"/>
          <table:table-cell table:style-name="ce272" office:value-type="string">
            <text:p>TEST CASES</text:p>
          </table:table-cell>
          <table:table-cell table:style-name="ce272"/>
          <table:table-cell table:style-name="ce276" table:number-columns-repeated="2"/>
          <table:table-cell table:style-name="ce281"/>
          <table:table-cell table:style-name="ce276" table:number-columns-repeated="3"/>
          <table:table-cell table:style-name="ce285"/>
          <table:table-cell table:style-name="ce276"/>
          <table:table-cell table:style-name="ce224" office:value-type="string">
            <text:p>Passed</text:p>
          </table:table-cell>
          <table:table-cell table:style-name="ce224" table:formula="of:=COUNTIF([.M$7:.M$972];[.$L1])" office:value-type="float" office:value="0">
            <text:p>0</text:p>
          </table:table-cell>
          <table:table-cell table:style-name="ce224" table:formula="of:=COUNTIF([.N$7:.N$972];[.$L1])" office:value-type="float" office:value="0">
            <text:p>0</text:p>
          </table:table-cell>
          <table:table-cell table:style-name="ce224" table:formula="of:=COUNTIF([.O$7:.O$972];[.$L1])" office:value-type="float" office:value="0">
            <text:p>0</text:p>
          </table:table-cell>
          <table:table-cell table:style-name="ce224" table:formula="of:=COUNTIF([.P$7:.P$972];[.$L1])"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3"/>
          <table:table-cell table:style-name="ce276" table:number-columns-repeated="3"/>
          <table:table-cell table:style-name="ce281"/>
          <table:table-cell table:style-name="ce276" table:number-columns-repeated="3"/>
          <table:table-cell table:style-name="ce281"/>
          <table:table-cell table:style-name="ce276"/>
          <table:table-cell table:style-name="ce224" office:value-type="string">
            <text:p>Failed</text:p>
          </table:table-cell>
          <table:table-cell table:style-name="ce224" table:formula="of:=COUNTIF([.M$7:.M$972];[.$L2])" office:value-type="float" office:value="0">
            <text:p>0</text:p>
          </table:table-cell>
          <table:table-cell table:style-name="ce224" table:formula="of:=COUNTIF([.N$7:.N$972];[.$L2])" office:value-type="float" office:value="0">
            <text:p>0</text:p>
          </table:table-cell>
          <table:table-cell table:style-name="ce224" table:formula="of:=COUNTIF([.O$7:.O$972];[.$L2])" office:value-type="float" office:value="0">
            <text:p>0</text:p>
          </table:table-cell>
          <table:table-cell table:style-name="ce224" table:formula="of:=COUNTIF([.P$7:.P$972];[.$L2])" office:value-type="float" office:value="0">
            <text:p>0</text:p>
          </table:table-cell>
          <table:table-cell table:style-name="ce223" table:number-columns-repeated="214"/>
          <table:table-cell table:style-name="Default" table:number-columns-repeated="794"/>
        </table:table-row>
        <table:table-row table:style-name="ro34">
          <table:table-cell table:style-name="ce213"/>
          <table:table-cell table:style-name="ce274" office:value-type="string">
            <text:p>Function List:</text:p>
          </table:table-cell>
          <table:table-cell table:style-name="ce277" office:value-type="string" table:number-columns-spanned="3" table:number-rows-spanned="1">
            <text:p>Bugs XSS for regression test</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4" office:value-type="string">
            <text:p>Blocked</text:p>
          </table:table-cell>
          <table:table-cell table:style-name="ce224" table:formula="of:=COUNTIF([.M$7:.M$972];[.$L3])" office:value-type="float" office:value="0">
            <text:p>0</text:p>
          </table:table-cell>
          <table:table-cell table:style-name="ce224" table:formula="of:=COUNTIF([.N$7:.N$972];[.$L3])" office:value-type="float" office:value="0">
            <text:p>0</text:p>
          </table:table-cell>
          <table:table-cell table:style-name="ce224" table:formula="of:=COUNTIF([.O$7:.O$972];[.$L3])" office:value-type="float" office:value="0">
            <text:p>0</text:p>
          </table:table-cell>
          <table:table-cell table:style-name="ce224" table:formula="of:=COUNTIF([.P$7:.P$972];[.$L3])" office:value-type="float" office:value="0">
            <text:p>0</text:p>
          </table:table-cell>
          <table:table-cell table:style-name="ce223" table:number-columns-repeated="214"/>
          <table:table-cell table:style-name="Default" table:number-columns-repeated="794"/>
        </table:table-row>
        <table:table-row table:style-name="ro9">
          <table:table-cell table:style-name="ce213"/>
          <table:table-cell table:style-name="ce274" office:value-type="string">
            <text:p>Total Main Cases:</text:p>
          </table:table-cell>
          <table:table-cell table:style-name="ce278" table:formula="of:=MAX([.A7:.A953])" office:value-type="float" office:value="3" table:number-columns-spanned="3" table:number-rows-spanned="1">
            <text:p>3</text:p>
          </table:table-cell>
          <table:covered-table-cell table:number-columns-repeated="2" table:style-name="ce278"/>
          <table:table-cell table:style-name="ce281"/>
          <table:table-cell table:style-name="ce282"/>
          <table:table-cell table:style-name="ce283" table:number-columns-repeated="2"/>
          <table:table-cell table:style-name="ce281"/>
          <table:table-cell table:style-name="ce283"/>
          <table:table-cell table:style-name="ce223" office:value-type="string">
            <text:p>Untested</text:p>
          </table:table-cell>
          <table:table-cell table:style-name="ce224" table:formula="of:=COUNTIF([.M$7:.M$972];[.$L4])" office:value-type="float" office:value="0">
            <text:p>0</text:p>
          </table:table-cell>
          <table:table-cell table:style-name="ce224" table:formula="of:=COUNTIF([.N$7:.N$972];[.$L4])" office:value-type="float" office:value="0">
            <text:p>0</text:p>
          </table:table-cell>
          <table:table-cell table:style-name="ce224" table:formula="of:=COUNTIF([.O$7:.O$972];[.$L4])" office:value-type="float" office:value="0">
            <text:p>0</text:p>
          </table:table-cell>
          <table:table-cell table:style-name="ce224" table:formula="of:=COUNTIF([.P$7:.P$972];[.$L4])" office:value-type="float" office:value="0">
            <text:p>0</text:p>
          </table:table-cell>
          <table:table-cell table:style-name="ce223" table:number-columns-repeated="214"/>
          <table:table-cell table:style-name="Default" table:number-columns-repeated="794"/>
        </table:table-row>
        <table:table-row table:style-name="ro51">
          <table:table-cell table:style-name="ce213"/>
          <table:table-cell table:style-name="ce275"/>
          <table:table-cell table:style-name="ce279"/>
          <table:table-cell table:style-name="ce280"/>
          <table:table-cell table:style-name="ce279"/>
          <table:table-cell table:style-name="ce279" office:value-type="string">
            <text:p><text:s/></text:p>
          </table:table-cell>
          <table:table-cell table:style-name="ce279" table:number-columns-repeated="3"/>
          <table:table-cell table:style-name="ce281"/>
          <table:table-cell table:style-name="ce294"/>
          <table:table-cell table:style-name="ce217" office:value-type="string">
            <text:p>N/A</text:p>
          </table:table-cell>
          <table:table-cell table:style-name="ce224" table:formula="of:=COUNTIF([.M$7:.M$972];[.$L5])" office:value-type="float" office:value="0">
            <text:p>0</text:p>
          </table:table-cell>
          <table:table-cell table:style-name="ce224" table:formula="of:=COUNTIF([.N$7:.N$972];[.$L5])" office:value-type="float" office:value="0">
            <text:p>0</text:p>
          </table:table-cell>
          <table:table-cell table:style-name="ce224" table:formula="of:=COUNTIF([.O$7:.O$972];[.$L5])" office:value-type="float" office:value="0">
            <text:p>0</text:p>
          </table:table-cell>
          <table:table-cell table:style-name="ce224" table:formula="of:=COUNTIF([.P$7:.P$972];[.$L5])" office:value-type="float" office:value="0">
            <text:p>0</text:p>
          </table:table-cell>
          <table:table-cell table:style-name="Default" table:number-columns-repeated="1008"/>
        </table:table-row>
        <table:table-row table:style-name="ro9">
          <table:table-cell table:style-name="ce192" office:value-type="string">
            <text:p>Case No</text:p>
          </table:table-cell>
          <table:table-cell table:style-name="ce192" office:value-type="string">
            <text:p>Related function</text:p>
          </table:table-cell>
          <table:table-cell table:style-name="ce192" office:value-type="string">
            <text:p>Case ID</text:p>
          </table:table-cell>
          <table:table-cell table:style-name="ce209" office:value-type="string">
            <text:p>Path</text:p>
          </table:table-cell>
          <table:table-cell table:style-name="ce192" office:value-type="string">
            <text:p>Case Description</text:p>
          </table:table-cell>
          <table:table-cell table:style-name="ce192" office:value-type="string">
            <text:p>Step Description</text:p>
          </table:table-cell>
          <table:table-cell table:style-name="ce192" office:value-type="string">
            <text:p>- Login as mary</text:p>
          </table:table-cell>
          <table:table-cell table:style-name="ce192" office:value-type="string">
            <text:p>Expected Output</text:p>
          </table:table-cell>
          <table:table-cell table:style-name="ce192" office:value-type="string">
            <text:p>Priority</text:p>
          </table:table-cell>
          <table:table-cell table:style-name="ce192" office:value-type="string">
            <text:p>Link</text:p>
          </table:table-cell>
          <table:table-cell table:style-name="ce295" office:value-type="string">
            <text:p>Bug description</text:p>
          </table:table-cell>
          <table:table-cell table:style-name="ce192" office:value-type="string">
            <text:p>Tester</text:p>
          </table:table-cell>
          <table:table-cell table:style-name="ce225" office:value-type="string">
            <text:p>IE7</text:p>
          </table:table-cell>
          <table:table-cell table:style-name="ce225" office:value-type="string">
            <text:p>FireFox3.5</text:p>
          </table:table-cell>
          <table:table-cell table:style-name="ce225" office:value-type="string">
            <text:p>Comment/Bug</text:p>
          </table:table-cell>
          <table:table-cell table:style-name="ce225" table:number-columns-repeated="4"/>
          <table:table-cell table:style-name="ce226" table:number-columns-repeated="211"/>
          <table:table-cell table:style-name="ce191" table:number-columns-repeated="794"/>
        </table:table-row>
        <table:table-row table:style-name="ro25">
          <table:table-cell table:style-name="ce143" office:value-type="float" office:value="1">
            <text:p>001</text:p>
          </table:table-cell>
          <table:table-cell table:style-name="ce56" office:value-type="string">
            <text:p>REG_XSS_ECMS_001</text:p>
          </table:table-cell>
          <table:table-cell table:style-name="ce153" office:value-type="float" office:value="1">
            <text:p>001</text:p>
          </table:table-cell>
          <table:table-cell table:formula="of:=[.B7]" office:value-type="string" office:string-value="REG_XSS_ECMS_001">
            <text:p>REG_XSS_ECMS_001</text:p>
          </table:table-cell>
          <table:table-cell table:style-name="ce297"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text:span><text:span text:style-name="T7">Administrati</text:span><text:span text:style-name="T7">on</text:span> </text:p>
            <text:p>- Go to <text:s/><text:span text:style-name="T7">Categories&amp;</text:span><text:span text:style-name="T7">Tags → </text:span><text:span text:style-name="T7">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22">
          <table:table-cell table:style-name="ce143" table:formula="of:=IF(VALUE(MID([.F8];6;FIND(&quot;:&quot;;[.F8];1)-FIND(&quot; &quot;;[.F8];1)-1))&gt;VALUE(MID([.F7];6;FIND(&quot;:&quot;;[.F7];1)-FIND(&quot; &quot;;[.F7];1)-1));&quot;&quot;;MAX([.A$7:.A7])+1)">
            <text:p/>
          </table:table-cell>
          <table:table-cell table:style-name="ce167" office:value-type="string">
            <text:p>REG_XSS_ECMS_001</text:p>
          </table:table-cell>
          <table:table-cell table:style-name="ce187" office:value-type="float" office:value="1">
            <text:p>001</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87" office:value-type="float" office:value="1">
            <text:p>001</text:p>
          </table:table-cell>
          <table:table-cell table:formula="of:=[.B9]" office:value-type="string" office:string-value="REG_XSS_ECMS_002">
            <text:p>REG_XSS_ECMS_002</text:p>
          </table:table-cell>
          <table:table-cell table:style-name="ce298"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22">
          <table:table-cell table:style-name="ce143" table:formula="of:=IF(VALUE(MID([.F10];6;FIND(&quot;:&quot;;[.F10];1)-FIND(&quot; &quot;;[.F10];1)-1))&gt;VALUE(MID([.F9];6;FIND(&quot;:&quot;;[.F9];1)-FIND(&quot; &quot;;[.F9];1)-1));&quot;&quot;;MAX([.A$7:.A9])+1)">
            <text:p/>
          </table:table-cell>
          <table:table-cell table:style-name="ce167" office:value-type="string">
            <text:p>REG_XSS_ECMS_002</text:p>
          </table:table-cell>
          <table:table-cell table:style-name="ce187"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87"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41">
          <table:table-cell table:style-name="ce143"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87" office:value-type="float" office:value="1">
            <text:p>001</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87"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99"/>
          <table:table-cell table:style-name="ce244" office:value-type="string">
            <text:p>java script gets executed.</text:p>
          </table:table-cell>
          <table:table-cell table:style-name="Default" table:number-columns-repeated="1013"/>
        </table:table-row>
        <table:table-row table:style-name="ro17" table:number-rows-repeated="10">
          <table:table-cell table:number-columns-repeated="1024"/>
        </table:table-row>
        <table:table-row table:style-name="ro17">
          <table:table-cell table:number-columns-repeated="1024"/>
        </table:table-row>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10/17/2012</text:date>, <text:time>11:16:5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7T11:16:56</dc:date>
    <meta:print-date>2008-06-17T00:45:47</meta:print-date>
    <dc:language>en-US</dc:language>
    <meta:editing-cycles>1267</meta:editing-cycles>
    <meta:editing-duration>P19DT12H38M7S</meta:editing-duration>
    <meta:document-statistic meta:table-count="11" meta:cell-count="3553" meta:object-count="1"/>
    <meta:user-defined meta:name="Info 1"/>
    <meta:user-defined meta:name="Info 2"/>
    <meta:user-defined meta:name="Info 3"/>
    <meta:user-defined meta:name="Info 4"/>
  </office:meta>
</office:document-meta>
</file>